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ing_20_2">
      <style:paragraph-properties fo:margin-left="1.804cm" fo:margin-right="0cm" fo:margin-top="0.333cm" fo:margin-bottom="0cm" style:contextual-spacing="false" fo:text-align="start" style:justify-single-word="false" fo:text-indent="0cm" style:auto-text-indent="false"/>
    </style:style>
    <style:style style:name="P2" style:family="paragraph" style:parent-style-name="Text_20_body">
      <style:paragraph-properties fo:margin-left="1.804cm" fo:margin-right="0cm" fo:text-align="start" style:justify-single-word="false" fo:text-indent="0cm" style:auto-text-indent="false"/>
    </style:style>
    <style:style style:name="P3" style:family="paragraph" style:parent-style-name="Heading_20_2">
      <style:paragraph-properties fo:margin-left="1.002cm" fo:margin-right="1.002cm" fo:text-align="start" style:justify-single-word="false" fo:text-indent="0cm" style:auto-text-indent="false"/>
    </style:style>
    <style:style style:name="P4" style:family="paragraph" style:parent-style-name="Standard">
      <style:paragraph-properties fo:margin-left="1.799cm" fo:margin-right="0cm" fo:margin-top="0.067cm" fo:margin-bottom="0cm" style:contextual-spacing="false" fo:text-align="start" style:justify-single-word="false" fo:text-indent="0cm" style:auto-text-indent="false"/>
    </style:style>
    <style:style style:name="P5" style:family="paragraph" style:parent-style-name="Text_20_body">
      <style:paragraph-properties fo:margin-left="1.799cm" fo:margin-right="0cm" fo:margin-top="0.437cm" fo:margin-bottom="0cm" style:contextual-spacing="false" fo:text-align="start" style:justify-single-word="false" fo:text-indent="0cm" style:auto-text-indent="false"/>
    </style:style>
    <style:style style:name="P6" style:family="paragraph" style:parent-style-name="Standard">
      <style:paragraph-properties fo:margin-left="5.495cm" fo:margin-right="0cm" fo:margin-top="0cm" fo:margin-bottom="0cm" style:contextual-spacing="false" fo:text-align="start" style:justify-single-word="false" fo:text-indent="0cm" style:auto-text-indent="false"/>
    </style:style>
    <style:style style:name="P7" style:family="paragraph" style:parent-style-name="Standard">
      <style:paragraph-properties fo:margin-left="1.002cm" fo:margin-right="1.005cm" fo:margin-top="0.199cm" fo:margin-bottom="0cm" style:contextual-spacing="false" fo:text-align="start" style:justify-single-word="false" fo:text-indent="0cm" style:auto-text-indent="false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margin-left="1.499cm" fo:margin-right="0cm" fo:text-align="start" style:justify-single-word="false" fo:text-indent="0cm" style:auto-text-indent="false"/>
    </style:style>
    <style:style style:name="P10" style:family="paragraph" style:parent-style-name="Text_20_body">
      <style:paragraph-properties fo:margin-top="0.005cm" fo:margin-bottom="0cm" style:contextual-spacing="false" fo:text-align="start" style:justify-single-word="false"/>
    </style:style>
    <style:style style:name="P11" style:family="paragraph" style:parent-style-name="Standard">
      <style:paragraph-properties fo:margin-left="0.161cm" fo:margin-right="0.168cm" fo:margin-top="0.002cm" fo:margin-bottom="0cm" style:contextual-spacing="false" fo:line-height="98%" fo:text-align="start" style:justify-single-word="false" fo:text-indent="0cm" style:auto-text-indent="false"/>
    </style:style>
    <style:style style:name="P12" style:family="paragraph" style:parent-style-name="Standard">
      <style:paragraph-properties fo:margin-left="0.113cm" fo:margin-right="1.439cm" fo:margin-top="0cm" fo:margin-bottom="0cm" style:contextual-spacing="false" fo:line-height="98%" fo:text-align="start" style:justify-single-word="false" fo:text-indent="0cm" style:auto-text-indent="false"/>
    </style:style>
    <style:style style:name="P13" style:family="paragraph" style:parent-style-name="Standard">
      <style:paragraph-properties fo:margin-left="0.113cm" fo:margin-right="1.429cm" fo:margin-top="0cm" fo:margin-bottom="0cm" style:contextual-spacing="false" fo:line-height="98%" fo:text-align="start" style:justify-single-word="false" fo:text-indent="0cm" style:auto-text-indent="false"/>
    </style:style>
    <style:style style:name="P14" style:family="paragraph" style:parent-style-name="Standard">
      <style:paragraph-properties fo:margin-left="0.113cm" fo:margin-right="1.461cm" fo:margin-top="0cm" fo:margin-bottom="0cm" style:contextual-spacing="false" fo:line-height="98%" fo:text-align="start" style:justify-single-word="false" fo:text-indent="0cm" style:auto-text-indent="false"/>
    </style:style>
    <style:style style:name="P15" style:family="paragraph" style:parent-style-name="Text_20_body">
      <style:paragraph-properties fo:margin-left="1.799cm" fo:margin-right="0cm" fo:margin-top="0.002cm" fo:margin-bottom="0cm" style:contextual-spacing="false" fo:line-height="98%" fo:text-align="start" style:justify-single-word="false" fo:text-indent="0cm" style:auto-text-indent="false"/>
    </style:style>
    <style:style style:name="P16" style:family="paragraph" style:parent-style-name="Text_20_body">
      <style:paragraph-properties fo:margin-left="1.799cm" fo:margin-right="2.517cm" fo:line-height="98%" fo:text-align="start" style:justify-single-word="false" fo:text-indent="0cm" style:auto-text-indent="false"/>
    </style:style>
    <style:style style:name="P17" style:family="paragraph" style:parent-style-name="Text_20_body">
      <style:paragraph-properties fo:margin-left="1.799cm" fo:margin-right="1.494cm" fo:line-height="98%" fo:text-align="start" style:justify-single-word="false" fo:text-indent="-0.002cm" style:auto-text-indent="false"/>
    </style:style>
    <style:style style:name="P18" style:family="paragraph" style:parent-style-name="Text_20_body">
      <style:paragraph-properties fo:margin-left="1.799cm" fo:margin-right="1.494cm" fo:line-height="98%" fo:text-align="start" style:justify-single-word="false" fo:text-indent="0cm" style:auto-text-indent="false"/>
    </style:style>
    <style:style style:name="P19" style:family="paragraph" style:parent-style-name="Text_20_body">
      <style:paragraph-properties fo:margin-left="1.804cm" fo:margin-right="1.49cm" fo:line-height="98%" fo:text-align="start" style:justify-single-word="false" fo:text-indent="0cm" style:auto-text-indent="false"/>
    </style:style>
    <style:style style:name="P20" style:family="paragraph" style:parent-style-name="Text_20_body">
      <style:paragraph-properties fo:margin-left="1.829cm" fo:margin-right="1.466cm" fo:line-height="98%" fo:text-align="start" style:justify-single-word="false" fo:text-indent="0cm" style:auto-text-indent="false"/>
    </style:style>
    <style:style style:name="P21" style:family="paragraph" style:parent-style-name="Text_20_body">
      <style:paragraph-properties fo:margin-left="1.799cm" fo:margin-right="1.496cm" fo:line-height="98%" fo:text-align="start" style:justify-single-word="false" fo:text-indent="0cm" style:auto-text-indent="false"/>
    </style:style>
    <style:style style:name="P22" style:family="paragraph" style:parent-style-name="Text_20_body">
      <style:paragraph-properties fo:margin-left="1.499cm" fo:margin-right="1.586cm" fo:line-height="98%" fo:text-align="start" style:justify-single-word="false" fo:text-indent="0cm" style:auto-text-indent="false"/>
    </style:style>
    <style:style style:name="P23" style:family="paragraph" style:parent-style-name="Text_20_body">
      <style:paragraph-properties fo:margin-left="1.499cm" fo:margin-right="1.796cm" fo:line-height="98%" fo:text-align="start" style:justify-single-word="false" fo:text-indent="0cm" style:auto-text-indent="false"/>
    </style:style>
    <style:style style:name="P24" style:family="paragraph" style:parent-style-name="Standard">
      <style:paragraph-properties fo:margin-left="4.413cm" fo:margin-right="3.978cm" fo:margin-top="0.002cm" fo:margin-bottom="0cm" style:contextual-spacing="false" fo:line-height="118%" fo:text-align="start" style:justify-single-word="false" fo:text-indent="0.817cm" style:auto-text-indent="false"/>
    </style:style>
    <style:style style:name="P25" style:family="paragraph" style:parent-style-name="Standard">
      <style:paragraph-properties fo:margin-left="3.598cm" fo:margin-right="3.313cm" fo:margin-top="0.072cm" fo:margin-bottom="0cm" style:contextual-spacing="false" fo:line-height="118%" fo:text-align="start" style:justify-single-word="false" fo:text-indent="0.815cm" style:auto-text-indent="false"/>
    </style:style>
    <style:style style:name="P26" style:family="paragraph" style:parent-style-name="Standard">
      <style:paragraph-properties fo:margin-left="3.803cm" fo:margin-right="3.805cm" fo:margin-top="0.072cm" fo:margin-bottom="0cm" style:contextual-spacing="false" fo:line-height="118%" fo:text-align="start" style:justify-single-word="false" fo:text-indent="0.005cm" style:auto-text-indent="false"/>
    </style:style>
    <style:style style:name="P27" style:family="paragraph" style:parent-style-name="Standard">
      <style:paragraph-properties fo:margin-left="4.036cm" fo:margin-right="4.032cm" fo:margin-top="0cm" fo:margin-bottom="0cm" style:contextual-spacing="false" fo:line-height="118%" fo:text-align="start" style:justify-single-word="false" fo:text-indent="-0.002cm" style:auto-text-indent="false"/>
    </style:style>
    <style:style style:name="P28" style:family="paragraph" style:parent-style-name="Standard">
      <style:paragraph-properties fo:margin-left="3.166cm" fo:margin-right="3.163cm" fo:margin-top="0cm" fo:margin-bottom="0cm" style:contextual-spacing="false" fo:line-height="118%" fo:text-align="start" style:justify-single-word="false" fo:text-indent="0cm" style:auto-text-indent="false"/>
    </style:style>
    <style:style style:name="P29" style:family="paragraph" style:parent-style-name="Standard">
      <style:paragraph-properties fo:margin-left="1.002cm" fo:margin-right="1.002cm" fo:margin-top="0cm" fo:margin-bottom="0cm" style:contextual-spacing="false" fo:line-height="0.385cm" fo:text-align="start" style:justify-single-word="false" fo:text-indent="0cm" style:auto-text-indent="false"/>
    </style:style>
    <style:style style:name="P30" style:family="paragraph" style:parent-style-name="Standard">
      <style:paragraph-properties fo:margin-left="1.002cm" fo:margin-right="1.002cm" fo:margin-top="0cm" fo:margin-bottom="0cm" style:contextual-spacing="false" fo:line-height="0.383cm" fo:text-align="start" style:justify-single-word="false" fo:text-indent="0cm" style:auto-text-indent="false"/>
    </style:style>
    <style:style style:name="P31" style:family="paragraph" style:parent-style-name="Text_20_body">
      <style:paragraph-properties fo:margin-top="0.012cm" fo:margin-bottom="0cm" style:contextual-spacing="false" fo:text-align="start" style:justify-single-word="false"/>
      <style:text-properties style:font-name="Tahoma" fo:font-size="29pt" style:font-size-asian="29pt"/>
    </style:style>
    <style:style style:name="P32" style:family="paragraph" style:parent-style-name="Text_20_body">
      <style:paragraph-properties fo:margin-top="0.014cm" fo:margin-bottom="0cm" style:contextual-spacing="false" fo:text-align="start" style:justify-single-word="false"/>
      <style:text-properties fo:font-size="9.5pt" style:font-size-asian="9.5pt"/>
    </style:style>
    <style:style style:name="P33" style:family="paragraph" style:parent-style-name="Text_20_body">
      <style:paragraph-properties fo:margin-top="0.012cm" fo:margin-bottom="0cm" style:contextual-spacing="false" fo:text-align="start" style:justify-single-word="false"/>
      <style:text-properties fo:font-size="9.5pt" style:font-size-asian="9.5pt"/>
    </style:style>
    <style:style style:name="P34" style:family="paragraph" style:parent-style-name="Text_20_body">
      <style:paragraph-properties fo:margin-top="0.007cm" fo:margin-bottom="0cm" style:contextual-spacing="false" fo:text-align="start" style:justify-single-word="false"/>
      <style:text-properties fo:font-size="9.5pt" style:font-size-asian="9.5pt"/>
    </style:style>
    <style:style style:name="P35" style:family="paragraph" style:parent-style-name="Text_20_body">
      <style:paragraph-properties fo:margin-top="0.009cm" fo:margin-bottom="0cm" style:contextual-spacing="false" fo:text-align="start" style:justify-single-word="false"/>
      <style:text-properties fo:font-size="9.5pt" style:font-size-asian="9.5pt"/>
    </style:style>
    <style:style style:name="P36" style:family="paragraph" style:parent-style-name="Text_20_body">
      <style:paragraph-properties fo:margin-top="0.011cm" fo:margin-bottom="0cm" style:contextual-spacing="false" fo:text-align="start" style:justify-single-word="false"/>
      <style:text-properties fo:font-size="9.5pt" style:font-size-asian="9.5pt"/>
    </style:style>
    <style:style style:name="P37" style:family="paragraph" style:parent-style-name="Text_20_body">
      <style:paragraph-properties fo:text-align="start" style:justify-single-word="false"/>
      <style:text-properties fo:font-size="12pt" style:font-size-asian="12pt"/>
    </style:style>
    <style:style style:name="P38" style:family="paragraph" style:parent-style-name="Text_20_body">
      <style:paragraph-properties fo:margin-top="0.005cm" fo:margin-bottom="0cm" style:contextual-spacing="false" fo:text-align="start" style:justify-single-word="false"/>
      <style:text-properties fo:font-size="14.5pt" style:font-size-asian="14.5pt"/>
    </style:style>
    <style:style style:name="P39" style:family="paragraph" style:parent-style-name="Text_20_body">
      <style:paragraph-properties fo:margin-top="0.016cm" fo:margin-bottom="0cm" style:contextual-spacing="false" fo:text-align="start" style:justify-single-word="false"/>
      <style:text-properties fo:font-size="11pt" style:font-size-asian="11pt"/>
    </style:style>
    <style:style style:name="P40" style:family="paragraph" style:parent-style-name="Text_20_body">
      <style:paragraph-properties fo:text-align="start" style:justify-single-word="false"/>
      <style:text-properties fo:font-size="11pt" style:font-size-asian="11pt"/>
    </style:style>
    <style:style style:name="P41" style:family="paragraph" style:parent-style-name="Text_20_body">
      <style:paragraph-properties fo:margin-top="0.011cm" fo:margin-bottom="0cm" style:contextual-spacing="false" fo:text-align="start" style:justify-single-word="false"/>
      <style:text-properties style:font-name="Arial" fo:font-weight="bold" style:font-weight-asian="bold"/>
    </style:style>
    <style:style style:name="P42" style:family="paragraph" style:parent-style-name="Text_20_body">
      <style:paragraph-properties fo:margin-top="0.016cm" fo:margin-bottom="0cm" style:contextual-spacing="false" fo:text-align="start" style:justify-single-word="false"/>
      <style:text-properties style:font-name="Arial" fo:font-size="12.5pt" fo:font-weight="bold" style:font-size-asian="12.5pt" style:font-weight-asian="bold"/>
    </style:style>
    <style:style style:name="P43" style:family="paragraph" style:parent-style-name="Text_20_body">
      <style:paragraph-properties fo:margin-top="0.009cm" fo:margin-bottom="0cm" style:contextual-spacing="false" fo:text-align="start" style:justify-single-word="false"/>
      <style:text-properties style:font-name="Arial" fo:font-size="11pt" fo:font-weight="bold" style:font-size-asian="11pt" style:font-weight-asian="bold"/>
    </style:style>
    <style:style style:name="P44" style:family="paragraph" style:parent-style-name="Text_20_body">
      <style:paragraph-properties fo:margin-top="0.019cm" fo:margin-bottom="0cm" style:contextual-spacing="false" fo:text-align="start" style:justify-single-word="false"/>
      <style:text-properties fo:font-size="6.5pt" style:font-size-asian="6.5pt"/>
    </style:style>
    <style:style style:name="P45" style:family="paragraph" style:parent-style-name="Text_20_body">
      <style:paragraph-properties fo:margin-top="0.009cm" fo:margin-bottom="0cm" style:contextual-spacing="false" fo:text-align="start" style:justify-single-word="false"/>
      <style:text-properties fo:font-size="6.5pt" style:font-size-asian="6.5pt"/>
    </style:style>
    <style:style style:name="P46" style:family="paragraph" style:parent-style-name="Text_20_body">
      <style:paragraph-properties fo:margin-top="0.011cm" fo:margin-bottom="0cm" style:contextual-spacing="false" fo:text-align="start" style:justify-single-word="false"/>
      <style:text-properties fo:font-size="6.5pt" style:font-size-asian="6.5pt"/>
    </style:style>
    <style:style style:name="P47" style:family="paragraph" style:parent-style-name="Text_20_body">
      <style:paragraph-properties fo:margin-left="1.79cm" fo:margin-right="0cm" fo:line-height="0.035cm" fo:text-align="start" style:justify-single-word="false" fo:text-indent="0cm" style:auto-text-indent="false"/>
    </style:style>
    <style:style style:name="P48" style:family="paragraph" style:parent-style-name="Text_20_body">
      <style:paragraph-properties fo:margin-left="1.78cm" fo:margin-right="0cm" fo:line-height="0.035cm" fo:text-align="start" style:justify-single-word="false" fo:text-indent="0cm" style:auto-text-indent="false"/>
    </style:style>
    <style:style style:name="P49" style:family="paragraph" style:parent-style-name="Text_20_body">
      <style:paragraph-properties fo:text-align="start" style:justify-single-word="false"/>
      <style:text-properties fo:font-size="9pt" style:font-size-asian="9pt"/>
    </style:style>
    <style:style style:name="P50" style:family="paragraph" style:parent-style-name="Text_20_body">
      <style:paragraph-properties fo:margin-top="0.012cm" fo:margin-bottom="0cm" style:contextual-spacing="false" fo:text-align="start" style:justify-single-word="false"/>
      <style:text-properties fo:font-size="7.5pt" style:font-size-asian="7.5pt"/>
    </style:style>
    <style:style style:name="P51" style:family="paragraph" style:parent-style-name="Text_20_body">
      <style:paragraph-properties fo:margin-top="0.014cm" fo:margin-bottom="0cm" style:contextual-spacing="false" fo:text-align="start" style:justify-single-word="false"/>
      <style:text-properties fo:font-size="7.5pt" style:font-size-asian="7.5pt"/>
    </style:style>
    <style:style style:name="P52" style:family="paragraph" style:parent-style-name="Text_20_body">
      <style:paragraph-properties fo:margin-top="0.016cm" fo:margin-bottom="0cm" style:contextual-spacing="false" fo:text-align="start" style:justify-single-word="false"/>
      <style:text-properties fo:font-size="7.5pt" style:font-size-asian="7.5pt"/>
    </style:style>
    <style:style style:name="P53" style:family="paragraph" style:parent-style-name="Text_20_body">
      <style:paragraph-properties fo:margin-top="0.011cm" fo:margin-bottom="0cm" style:contextual-spacing="false" fo:text-align="start" style:justify-single-word="false"/>
      <style:text-properties fo:font-size="7.5pt" style:font-size-asian="7.5pt"/>
    </style:style>
    <style:style style:name="P54" style:family="paragraph" style:parent-style-name="Text_20_body">
      <style:paragraph-properties fo:margin-top="0.016cm" fo:margin-bottom="0cm" style:contextual-spacing="false" fo:text-align="start" style:justify-single-word="false"/>
      <style:text-properties fo:font-size="2pt" style:font-size-asian="2pt"/>
    </style:style>
    <style:style style:name="P55" style:family="paragraph" style:parent-style-name="Text_20_body">
      <style:paragraph-properties fo:margin-top="0.005cm" fo:margin-bottom="0cm" style:contextual-spacing="false" fo:text-align="start" style:justify-single-word="false"/>
      <style:text-properties fo:font-size="12.5pt" style:font-size-asian="12.5pt"/>
    </style:style>
    <style:style style:name="P56" style:family="paragraph" style:parent-style-name="Text_20_body">
      <style:paragraph-properties fo:text-align="start" style:justify-single-word="false"/>
      <style:text-properties fo:font-size="12.5pt" style:font-size-asian="12.5pt"/>
    </style:style>
    <style:style style:name="P57" style:family="paragraph" style:parent-style-name="Text_20_body">
      <style:paragraph-properties fo:margin-top="0.005cm" fo:margin-bottom="0cm" style:contextual-spacing="false" fo:text-align="start" style:justify-single-word="false"/>
      <style:text-properties fo:font-size="22pt" style:font-size-asian="22pt"/>
    </style:style>
    <style:style style:name="P58" style:family="paragraph" style:parent-style-name="Text_20_body">
      <style:paragraph-properties fo:margin-top="0.014cm" fo:margin-bottom="0cm" style:contextual-spacing="false" fo:text-align="start" style:justify-single-word="false"/>
      <style:text-properties fo:font-size="11.5pt" style:font-size-asian="11.5pt"/>
    </style:style>
    <style:style style:name="P59" style:family="paragraph" style:parent-style-name="Text_20_body">
      <style:paragraph-properties fo:text-align="start" style:justify-single-word="false"/>
      <style:text-properties fo:color="#ffff00" loext:opacity="100%" fo:font-size="12pt" style:font-size-asian="12pt"/>
    </style:style>
    <style:style style:name="P60" style:family="paragraph" style:parent-style-name="Heading_20_1" style:list-style-name="WWNum1" style:master-page-name="Converted4">
      <style:paragraph-properties fo:margin-left="1.804cm" fo:margin-right="1.672cm" fo:margin-top="0.288cm" fo:margin-bottom="0cm" style:contextual-spacing="false" fo:line-height="80%" fo:text-align="start" style:justify-single-word="false" fo:text-indent="0cm" style:auto-text-indent="false" style:page-number="auto">
        <style:tab-stops>
          <style:tab-stop style:position="2.723cm"/>
        </style:tab-stops>
      </style:paragraph-properties>
    </style:style>
    <style:style style:name="P61" style:family="paragraph" style:parent-style-name="Heading_20_1" style:list-style-name="WWNum1" style:master-page-name="Converted8">
      <style:paragraph-properties fo:margin-left="1.78cm" fo:margin-right="2.251cm" fo:margin-top="0.258cm" fo:margin-bottom="0cm" style:contextual-spacing="false" fo:line-height="85%" fo:text-align="start" style:justify-single-word="false" fo:text-indent="0cm" style:auto-text-indent="false" style:page-number="auto">
        <style:tab-stops>
          <style:tab-stop style:position="2.663cm"/>
        </style:tab-stops>
      </style:paragraph-properties>
    </style:style>
    <style:style style:name="P62" style:family="paragraph" style:parent-style-name="Heading_20_1" style:list-style-name="WWNum1" style:master-page-name="Converted9">
      <style:paragraph-properties fo:margin-left="2.383cm" fo:margin-right="0cm" fo:margin-top="0.143cm" fo:margin-bottom="0cm" style:contextual-spacing="false" fo:line-height="100%" fo:text-align="start" style:justify-single-word="false" fo:text-indent="-0.945cm" style:auto-text-indent="false" style:page-number="auto">
        <style:tab-stops>
          <style:tab-stop style:position="2.385cm"/>
        </style:tab-stops>
      </style:paragraph-properties>
    </style:style>
    <style:style style:name="P63" style:family="paragraph" style:parent-style-name="List_20_Paragraph" style:list-style-name="WWNum1">
      <style:paragraph-properties fo:margin-left="1.699cm" fo:margin-right="2.039cm" fo:margin-top="0.305cm" fo:margin-bottom="0cm" style:contextual-spacing="false" fo:line-height="78%" fo:text-align="start" style:justify-single-word="false" fo:text-indent="0cm" style:auto-text-indent="false">
        <style:tab-stops>
          <style:tab-stop style:position="2.397cm"/>
        </style:tab-stops>
      </style:paragraph-properties>
    </style:style>
    <style:style style:name="P64" style:family="paragraph" style:parent-style-name="Standard">
      <style:paragraph-properties fo:margin-left="0cm" fo:margin-right="0cm" fo:margin-top="0.242cm" fo:margin-bottom="0cm" style:contextual-spacing="false" fo:text-align="start" style:justify-single-word="false" fo:text-indent="0cm" style:auto-text-indent="false"/>
      <style:text-properties fo:color="#4b4b4d" loext:opacity="100%" fo:font-size="8pt" style:font-size-asian="8pt" style:text-scale="99%"/>
    </style:style>
    <style:style style:name="P65" style:family="paragraph" style:parent-style-name="Standard">
      <style:paragraph-properties fo:margin-left="0cm" fo:margin-right="0cm" fo:margin-top="0.173cm" fo:margin-bottom="0cm" style:contextual-spacing="false" fo:text-align="start" style:justify-single-word="false" fo:text-indent="0cm" style:auto-text-indent="false"/>
      <style:text-properties fo:color="#4b4b4d" loext:opacity="100%" fo:font-size="8pt" style:font-size-asian="8pt" style:text-scale="101%"/>
    </style:style>
    <style:style style:name="P66" style:family="paragraph" style:parent-style-name="Standard">
      <style:paragraph-properties fo:margin-left="0.113cm" fo:margin-right="0cm" fo:margin-top="0.067cm" fo:margin-bottom="0cm" style:contextual-spacing="false" fo:text-align="start" style:justify-single-word="false" fo:text-indent="0cm" style:auto-text-indent="false" fo:break-before="column"/>
      <style:text-properties fo:color="#4b4b4d" loext:opacity="100%" fo:font-size="8pt" fo:background-color="#b4c7dc" style:font-size-asian="8pt"/>
    </style:style>
    <style:style style:name="P67" style:family="paragraph" style:parent-style-name="Standard" style:master-page-name="Converted11">
      <style:paragraph-properties fo:margin-left="1.002cm" fo:margin-right="1.007cm" fo:margin-top="0.143cm" fo:margin-bottom="0cm" style:contextual-spacing="false" fo:text-align="start" style:justify-single-word="false" fo:text-indent="0cm" style:auto-text-indent="false" style:page-number="auto"/>
    </style:style>
    <style:style style:name="P68" style:family="paragraph" style:parent-style-name="Standard">
      <style:paragraph-properties fo:margin-left="1.002cm" fo:margin-right="1.002cm" fo:margin-top="0.173cm" fo:margin-bottom="0cm" style:contextual-spacing="false" fo:text-align="start" style:justify-single-word="false" fo:text-indent="0cm" style:auto-text-indent="false"/>
    </style:style>
    <style:style style:name="P69" style:family="paragraph" style:parent-style-name="Standard">
      <style:paragraph-properties fo:margin-left="1.002cm" fo:margin-right="1cm" fo:margin-top="0.173cm" fo:margin-bottom="0cm" style:contextual-spacing="false" fo:text-align="start" style:justify-single-word="false" fo:text-indent="0cm" style:auto-text-indent="false"/>
      <style:text-properties fo:color="#ffffff" loext:opacity="100%" fo:font-size="7pt" style:font-size-asian="7pt"/>
    </style:style>
    <style:style style:name="P70" style:family="paragraph" style:parent-style-name="Standard">
      <style:paragraph-properties fo:margin-left="1.002cm" fo:margin-right="1cm" fo:margin-top="0.018cm" fo:margin-bottom="0cm" style:contextual-spacing="false" fo:text-align="start" style:justify-single-word="false" fo:text-indent="0cm" style:auto-text-indent="false"/>
      <style:text-properties fo:color="#ffffff" loext:opacity="100%" fo:font-size="7pt" style:font-size-asian="7pt"/>
    </style:style>
    <style:style style:name="P7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background-color="#b4c7dc"/>
    </style:style>
    <style:style style:name="P72" style:family="paragraph" style:parent-style-name="Standard">
      <style:paragraph-properties fo:margin-left="0.161cm" fo:margin-right="0cm" fo:margin-top="0.065cm" fo:margin-bottom="0cm" style:contextual-spacing="false" fo:text-align="start" style:justify-single-word="false" fo:text-indent="0cm" style:auto-text-indent="false" fo:break-before="column"/>
      <style:text-properties fo:background-color="#b4c7dc"/>
    </style:style>
    <style:style style:name="P73" style:family="paragraph" style:parent-style-name="Standard">
      <style:paragraph-properties fo:margin-left="1.799cm" fo:margin-right="0cm" fo:margin-top="0.122cm" fo:margin-bottom="0cm" style:contextual-spacing="false" fo:text-align="start" style:justify-single-word="false" fo:text-indent="0cm" style:auto-text-indent="false"/>
      <style:text-properties fo:background-color="#ffff6d"/>
    </style:style>
    <style:style style:name="P74" style:family="paragraph" style:parent-style-name="Standard">
      <style:paragraph-properties fo:margin-left="1.799cm" fo:margin-right="0cm" fo:margin-top="0cm" fo:margin-bottom="0cm" style:contextual-spacing="false" fo:text-align="start" style:justify-single-word="false" fo:text-indent="0cm" style:auto-text-indent="false"/>
      <style:text-properties fo:background-color="#ffff6d"/>
    </style:style>
    <style:style style:name="P75" style:family="paragraph" style:parent-style-name="Standard">
      <style:paragraph-properties fo:margin-left="0.161cm" fo:margin-right="0cm" fo:margin-top="0.122cm" fo:margin-bottom="0cm" style:contextual-spacing="false" fo:text-align="start" style:justify-single-word="false" fo:text-indent="0cm" style:auto-text-indent="false"/>
      <style:text-properties fo:background-color="#ffff6d"/>
    </style:style>
    <style:style style:name="P76" style:family="paragraph" style:parent-style-name="Standard">
      <style:paragraph-properties fo:margin-left="0.113cm" fo:margin-right="1.457cm" fo:margin-top="0.125cm" fo:margin-bottom="0cm" style:contextual-spacing="false" fo:line-height="98%" fo:text-align="start" style:justify-single-word="false" fo:text-indent="0cm" style:auto-text-indent="false"/>
      <style:text-properties fo:background-color="#ffff6d"/>
    </style:style>
    <style:style style:name="P77" style:family="paragraph" style:parent-style-name="Standard">
      <style:paragraph-properties fo:margin-left="0.113cm" fo:margin-right="1.439cm" fo:margin-top="0cm" fo:margin-bottom="0cm" style:contextual-spacing="false" fo:line-height="98%" fo:text-align="start" style:justify-single-word="false" fo:text-indent="0cm" style:auto-text-indent="false"/>
      <style:text-properties fo:background-color="#ffff6d"/>
    </style:style>
    <style:style style:name="P78" style:family="paragraph" style:parent-style-name="Standard">
      <style:paragraph-properties fo:margin-left="1.799cm" fo:margin-right="0.161cm" fo:margin-top="0cm" fo:margin-bottom="0cm" style:contextual-spacing="false" fo:line-height="98%" fo:text-align="start" style:justify-single-word="false" fo:text-indent="0cm" style:auto-text-indent="false"/>
      <style:text-properties fo:background-color="#ffff6d"/>
    </style:style>
    <style:style style:name="P79" style:family="paragraph" style:parent-style-name="Standard">
      <style:paragraph-properties fo:margin-left="0cm" fo:margin-right="0.194cm" fo:margin-top="0.194cm" fo:margin-bottom="0cm" style:contextual-spacing="false" fo:line-height="98%" fo:text-align="start" style:justify-single-word="false" fo:text-indent="0cm" style:auto-text-indent="false"/>
      <style:text-properties fo:background-color="#ffff6d"/>
    </style:style>
    <style:style style:name="P80" style:family="paragraph" style:parent-style-name="Standard">
      <style:paragraph-properties fo:margin-left="0.161cm" fo:margin-right="0.194cm" fo:margin-top="0.194cm" fo:margin-bottom="0cm" style:contextual-spacing="false" fo:line-height="98%" fo:text-align="start" style:justify-single-word="false" fo:text-indent="0cm" style:auto-text-indent="false"/>
    </style:style>
    <style:style style:name="P81" style:family="paragraph" style:parent-style-name="Text_20_body">
      <style:paragraph-properties fo:text-align="start" style:justify-single-word="false"/>
      <style:text-properties fo:color="#4b4b4d" loext:opacity="100%" fo:font-size="8pt" fo:background-color="transparent" style:font-size-asian="8pt" style:text-scale="96%"/>
    </style:style>
    <style:style style:name="P82" style:family="paragraph" style:parent-style-name="Text_20_body" style:master-page-name="Converted10">
      <style:paragraph-properties fo:margin-top="0.009cm" fo:margin-bottom="0cm" style:contextual-spacing="false" fo:text-align="start" style:justify-single-word="false" style:page-number="auto"/>
      <style:text-properties fo:font-size="8pt" style:font-size-asian="8pt"/>
    </style:style>
    <style:style style:name="P83" style:family="paragraph" style:parent-style-name="Text_20_body">
      <style:paragraph-properties fo:text-align="start" style:justify-single-word="false"/>
      <style:text-properties fo:background-color="transparent"/>
    </style:style>
    <style:style style:name="P84" style:family="paragraph" style:parent-style-name="Text_20_body">
      <style:paragraph-properties fo:margin-left="1.829cm" fo:margin-right="1.466cm" fo:margin-top="0.333cm" fo:margin-bottom="0cm" style:contextual-spacing="false" fo:line-height="98%" fo:text-align="start" style:justify-single-word="false" fo:text-indent="0cm" style:auto-text-indent="false"/>
      <style:text-properties fo:background-color="#ffff6d"/>
    </style:style>
    <style:style style:name="P85" style:family="paragraph" style:parent-style-name="Text_20_body">
      <style:paragraph-properties fo:margin-left="1.799cm" fo:margin-right="1.492cm" fo:margin-top="0.326cm" fo:margin-bottom="0cm" style:contextual-spacing="false" fo:line-height="98%" fo:text-align="start" style:justify-single-word="false" fo:text-indent="-0.002cm" style:auto-text-indent="false"/>
      <style:text-properties fo:background-color="#ffff6d"/>
    </style:style>
    <style:style style:name="P86" style:family="paragraph" style:parent-style-name="Text_20_body">
      <style:paragraph-properties fo:margin-top="0.011cm" fo:margin-bottom="0cm" style:contextual-spacing="false" fo:text-align="start" style:justify-single-word="false"/>
      <style:text-properties fo:font-size="6.5pt" fo:background-color="#ffff00" style:font-size-asian="6.5pt"/>
    </style:style>
    <style:style style:name="P87" style:family="paragraph" style:parent-style-name="Text_20_body">
      <style:paragraph-properties fo:margin-left="1.799cm" fo:margin-right="0cm" fo:text-align="start" style:justify-single-word="false" fo:text-indent="0cm" style:auto-text-indent="false"/>
      <style:text-properties fo:color="#c9211e" loext:opacity="100%"/>
    </style:style>
    <style:style style:name="P88" style:family="paragraph">
      <loext:graphic-properties draw:fill="solid" draw:fill-color="#72a8d6"/>
      <style:paragraph-properties fo:text-align="center"/>
    </style:style>
    <style:style style:name="P89" style:family="paragraph">
      <loext:graphic-properties draw:fill="solid" draw:fill-color="#ffffff"/>
      <style:paragraph-properties fo:text-align="center"/>
    </style:style>
    <style:style style:name="P90" style:family="paragraph">
      <loext:graphic-properties draw:fill="solid" draw:fill-color="#73a8d6"/>
      <style:paragraph-properties fo:text-align="center"/>
    </style:style>
    <style:style style:name="P91" style:family="paragraph">
      <loext:graphic-properties draw:fill="solid" draw:fill-color="#72a8d6"/>
      <style:paragraph-properties fo:text-align="center"/>
      <style:text-properties fo:font-size="11pt"/>
    </style:style>
    <style:style style:name="P92" style:family="paragraph">
      <loext:graphic-properties draw:fill="solid" draw:fill-color="#ffffff"/>
      <style:paragraph-properties fo:text-align="center"/>
      <style:text-properties fo:font-size="11pt"/>
    </style:style>
    <style:style style:name="P93" style:family="paragraph">
      <style:paragraph-properties fo:text-align="start" style:writing-mode="lr-tb"/>
      <style:text-properties style:font-name="Verdana" fo:font-size="11pt"/>
    </style:style>
    <style:style style:name="P94" style:family="paragraph">
      <loext:graphic-properties draw:fill="none"/>
      <style:paragraph-properties fo:text-align="start" style:writing-mode="lr-tb"/>
      <style:text-properties style:font-name="Verdana" fo:font-size="11pt"/>
    </style:style>
    <style:style style:name="P95" style:family="paragraph">
      <style:paragraph-properties fo:text-align="start"/>
    </style:style>
    <style:style style:name="P96" style:family="paragraph">
      <loext:graphic-properties draw:fill="none" draw:fill-color="#ffffff"/>
      <style:paragraph-properties fo:text-align="start" style:writing-mode="lr-tb"/>
      <style:text-properties style:font-name="Verdana" fo:font-size="11pt"/>
    </style:style>
    <style:style style:name="T1" style:family="text">
      <style:text-properties fo:color="#ffffff" loext:opacity="100%" style:text-scale="105%"/>
    </style:style>
    <style:style style:name="T2" style:family="text">
      <style:text-properties fo:color="#ffffff" loext:opacity="100%" fo:font-size="13pt" fo:letter-spacing="-0.005cm" style:font-size-asian="13pt"/>
    </style:style>
    <style:style style:name="T3" style:family="text">
      <style:text-properties fo:color="#ffffff" loext:opacity="100%" fo:font-size="13pt" fo:letter-spacing="-0.042cm" style:font-size-asian="13pt"/>
    </style:style>
    <style:style style:name="T4" style:family="text">
      <style:text-properties fo:color="#ffffff" loext:opacity="100%" fo:font-size="13pt" fo:letter-spacing="-0.004cm" style:font-size-asian="13pt"/>
    </style:style>
    <style:style style:name="T5" style:family="text">
      <style:text-properties fo:color="#ffffff" loext:opacity="100%" fo:letter-spacing="0.011cm" style:text-scale="105%"/>
    </style:style>
    <style:style style:name="T6" style:family="text">
      <style:text-properties fo:color="#ffffff" loext:opacity="100%" fo:letter-spacing="0.012cm" style:text-scale="105%"/>
    </style:style>
    <style:style style:name="T7" style:family="text">
      <style:text-properties fo:color="#ffffff" loext:opacity="100%" fo:font-size="9pt" fo:letter-spacing="-0.009cm" style:font-size-asian="9pt"/>
    </style:style>
    <style:style style:name="T8" style:family="text">
      <style:text-properties fo:color="#ffffff" loext:opacity="100%" fo:font-size="9pt" fo:letter-spacing="-0.007cm" style:font-size-asian="9pt"/>
    </style:style>
    <style:style style:name="T9" style:family="text">
      <style:text-properties fo:color="#ffffff" loext:opacity="100%" fo:font-size="9pt" fo:letter-spacing="-0.005cm" style:font-size-asian="9pt"/>
    </style:style>
    <style:style style:name="T10" style:family="text">
      <style:text-properties fo:color="#ffffff" loext:opacity="100%" fo:font-size="9pt" fo:letter-spacing="-0.028cm" style:font-size-asian="9pt"/>
    </style:style>
    <style:style style:name="T11" style:family="text">
      <style:text-properties fo:color="#ffffff" loext:opacity="100%" fo:font-size="9pt" fo:letter-spacing="-0.026cm" style:font-size-asian="9pt"/>
    </style:style>
    <style:style style:name="T12" style:family="text">
      <style:text-properties fo:color="#ffffff" loext:opacity="100%" fo:font-size="9pt" fo:letter-spacing="-0.004cm" style:font-size-asian="9pt"/>
    </style:style>
    <style:style style:name="T13" style:family="text">
      <style:text-properties fo:color="#ffffff" loext:opacity="100%" fo:font-size="9pt" fo:letter-spacing="-0.03cm" style:font-size-asian="9pt"/>
    </style:style>
    <style:style style:name="T14" style:family="text">
      <style:text-properties fo:color="#ffffff" loext:opacity="100%" fo:font-size="9pt" fo:letter-spacing="-0.108cm" style:font-size-asian="9pt"/>
    </style:style>
    <style:style style:name="T15" style:family="text">
      <style:text-properties fo:color="#ffffff" loext:opacity="100%" fo:font-size="9pt" style:font-size-asian="9pt" style:text-scale="95%"/>
    </style:style>
    <style:style style:name="T16" style:family="text">
      <style:text-properties fo:color="#ffffff" loext:opacity="100%" fo:font-size="9pt" fo:letter-spacing="0.002cm" style:font-size-asian="9pt" style:text-scale="95%"/>
    </style:style>
    <style:style style:name="T17" style:family="text">
      <style:text-properties fo:color="#ffffff" loext:opacity="100%" fo:font-size="9pt" fo:letter-spacing="-0.002cm" style:font-size-asian="9pt" style:text-scale="95%"/>
    </style:style>
    <style:style style:name="T18" style:family="text">
      <style:text-properties fo:color="#ffffff" loext:opacity="100%" fo:font-size="9pt" fo:letter-spacing="-0.025cm" style:font-size-asian="9pt" style:text-scale="95%"/>
    </style:style>
    <style:style style:name="T19" style:family="text">
      <style:text-properties fo:color="#ffffff" loext:opacity="100%" fo:font-size="9pt" fo:letter-spacing="-0.023cm" style:font-size-asian="9pt" style:text-scale="95%"/>
    </style:style>
    <style:style style:name="T20" style:family="text">
      <style:text-properties fo:color="#ffffff" loext:opacity="100%" fo:font-size="9pt" fo:letter-spacing="-0.106cm" style:font-size-asian="9pt"/>
    </style:style>
    <style:style style:name="T21" style:family="text">
      <style:text-properties fo:color="#ffffff" loext:opacity="100%" fo:letter-spacing="0.007cm" style:text-scale="105%"/>
    </style:style>
    <style:style style:name="T22" style:family="text">
      <style:text-properties fo:color="#ffffff" loext:opacity="100%" fo:letter-spacing="0.009cm" style:text-scale="105%"/>
    </style:style>
    <style:style style:name="T23" style:family="text">
      <style:text-properties fo:color="#ffffff" loext:opacity="100%" style:font-name="Arial" fo:font-size="8pt" fo:letter-spacing="-0.009cm" fo:font-weight="bold" style:font-size-asian="8pt" style:font-weight-asian="bold" style:text-scale="105%"/>
    </style:style>
    <style:style style:name="T24" style:family="text">
      <style:text-properties fo:color="#ffffff" loext:opacity="100%" style:font-name="Arial" fo:font-size="8pt" fo:letter-spacing="-0.016cm" fo:font-weight="bold" style:font-size-asian="8pt" style:font-weight-asian="bold" style:text-scale="105%"/>
    </style:style>
    <style:style style:name="T25" style:family="text">
      <style:text-properties fo:color="#72a8d6" loext:opacity="100%" fo:font-size="24pt" fo:letter-spacing="-0.012cm" style:font-size-asian="24pt" style:text-scale="110%"/>
    </style:style>
    <style:style style:name="T26" style:family="text">
      <style:text-properties fo:color="#72a8d6" loext:opacity="100%" fo:font-size="24pt" fo:letter-spacing="-0.083cm" style:font-size-asian="24pt" style:text-scale="110%"/>
    </style:style>
    <style:style style:name="T27" style:family="text">
      <style:text-properties fo:color="#72a8d6" loext:opacity="100%" fo:font-size="24pt" fo:letter-spacing="-0.286cm" style:font-size-asian="24pt" style:text-scale="110%"/>
    </style:style>
    <style:style style:name="T28" style:family="text">
      <style:text-properties fo:color="#72a8d6" loext:opacity="100%" fo:font-size="24pt" fo:letter-spacing="-0.009cm" style:font-size-asian="24pt" style:text-scale="110%"/>
    </style:style>
    <style:style style:name="T29" style:family="text">
      <style:text-properties fo:color="#72a8d6" loext:opacity="100%" fo:font-size="24pt" fo:letter-spacing="-0.088cm" style:font-size-asian="24pt" style:text-scale="110%"/>
    </style:style>
    <style:style style:name="T30" style:family="text">
      <style:text-properties fo:color="#72a8d6" loext:opacity="100%" fo:font-size="24pt" fo:letter-spacing="-0.007cm" style:font-size-asian="24pt" style:text-scale="110%"/>
    </style:style>
    <style:style style:name="T31" style:family="text">
      <style:text-properties fo:color="#72a8d6" loext:opacity="100%" style:text-scale="105%"/>
    </style:style>
    <style:style style:name="T32" style:family="text">
      <style:text-properties fo:color="#72a8d6" loext:opacity="100%" fo:letter-spacing="0.06cm" style:text-scale="105%"/>
    </style:style>
    <style:style style:name="T33" style:family="text">
      <style:text-properties fo:color="#72a8d6" loext:opacity="100%" fo:letter-spacing="0.062cm" style:text-scale="105%"/>
    </style:style>
    <style:style style:name="T34" style:family="text">
      <style:text-properties fo:color="#72a8d6" loext:opacity="100%" fo:letter-spacing="-0.249cm" style:text-scale="105%"/>
    </style:style>
    <style:style style:name="T35" style:family="text">
      <style:text-properties fo:color="#72a8d6" loext:opacity="100%" style:text-scale="110%"/>
    </style:style>
    <style:style style:name="T36" style:family="text">
      <style:text-properties fo:color="#72a8d6" loext:opacity="100%" fo:letter-spacing="-0.028cm" style:text-scale="110%"/>
    </style:style>
    <style:style style:name="T37" style:family="text">
      <style:text-properties fo:color="#72a8d6" loext:opacity="100%" fo:letter-spacing="-0.261cm" style:text-scale="110%"/>
    </style:style>
    <style:style style:name="T38" style:family="text">
      <style:text-properties fo:color="#72a8d6" loext:opacity="100%" fo:letter-spacing="-0.03cm" style:text-scale="110%"/>
    </style:style>
    <style:style style:name="T39" style:family="text">
      <style:text-properties fo:color="#72a8d6" loext:opacity="100%" fo:letter-spacing="-0.127cm" style:text-scale="110%"/>
    </style:style>
    <style:style style:name="T40" style:family="text">
      <style:text-properties fo:color="#72a8d6" loext:opacity="100%" fo:letter-spacing="-0.125cm" style:text-scale="110%"/>
    </style:style>
    <style:style style:name="T41" style:family="text">
      <style:text-properties fo:color="#4b4b4d" loext:opacity="100%"/>
    </style:style>
    <style:style style:name="T42" style:family="text">
      <style:text-properties fo:color="#4b4b4d" loext:opacity="100%" fo:letter-spacing="-0.016cm"/>
    </style:style>
    <style:style style:name="T43" style:family="text">
      <style:text-properties fo:color="#4b4b4d" loext:opacity="100%" fo:letter-spacing="-0.016cm" fo:background-color="#ffff6d" loext:char-shading-value="0"/>
    </style:style>
    <style:style style:name="T44" style:family="text">
      <style:text-properties fo:color="#4b4b4d" loext:opacity="100%" fo:letter-spacing="-0.016cm" fo:background-color="#ffff6d" loext:char-shading-value="0"/>
    </style:style>
    <style:style style:name="T45" style:family="text">
      <style:text-properties fo:color="#4b4b4d" loext:opacity="100%" fo:letter-spacing="0.002cm"/>
    </style:style>
    <style:style style:name="T46" style:family="text">
      <style:text-properties fo:color="#4b4b4d" loext:opacity="100%" fo:letter-spacing="0.002cm" style:text-scale="95%"/>
    </style:style>
    <style:style style:name="T47" style:family="text">
      <style:text-properties fo:color="#4b4b4d" loext:opacity="100%" fo:letter-spacing="0.002cm" fo:background-color="#f9ff14" loext:char-shading-value="0"/>
    </style:style>
    <style:style style:name="T48" style:family="text">
      <style:text-properties fo:color="#4b4b4d" loext:opacity="100%" fo:letter-spacing="0.002cm" fo:background-color="#ffff6d" loext:char-shading-value="0"/>
    </style:style>
    <style:style style:name="T49" style:family="text">
      <style:text-properties fo:color="#4b4b4d" loext:opacity="100%" fo:letter-spacing="0.002cm" fo:background-color="#ffff6d" loext:char-shading-value="0" style:text-scale="95%"/>
    </style:style>
    <style:style style:name="T50" style:family="text">
      <style:text-properties fo:color="#4b4b4d" loext:opacity="100%" fo:letter-spacing="0.002cm" fo:background-color="#ffff6d" loext:char-shading-value="0" style:text-scale="95%"/>
    </style:style>
    <style:style style:name="T51" style:family="text">
      <style:text-properties fo:color="#4b4b4d" loext:opacity="100%" fo:letter-spacing="0.002cm" fo:background-color="#ffff6d" loext:char-shading-value="0"/>
    </style:style>
    <style:style style:name="T52" style:family="text">
      <style:text-properties fo:color="#4b4b4d" loext:opacity="100%" fo:letter-spacing="-0.118cm"/>
    </style:style>
    <style:style style:name="T53" style:family="text">
      <style:text-properties fo:color="#4b4b4d" loext:opacity="100%" fo:letter-spacing="-0.118cm" fo:background-color="#f9ff14" loext:char-shading-value="0"/>
    </style:style>
    <style:style style:name="T54" style:family="text">
      <style:text-properties fo:color="#4b4b4d" loext:opacity="100%" fo:letter-spacing="-0.118cm" fo:background-color="#ffff6d" loext:char-shading-value="0"/>
    </style:style>
    <style:style style:name="T55" style:family="text">
      <style:text-properties fo:color="#4b4b4d" loext:opacity="100%" fo:letter-spacing="-0.118cm" fo:background-color="#ffff6d" loext:char-shading-value="0"/>
    </style:style>
    <style:style style:name="T56" style:family="text">
      <style:text-properties fo:color="#4b4b4d" loext:opacity="100%" fo:letter-spacing="-0.12cm"/>
    </style:style>
    <style:style style:name="T57" style:family="text">
      <style:text-properties fo:color="#4b4b4d" loext:opacity="100%" fo:letter-spacing="-0.12cm" fo:background-color="#f9ff14" loext:char-shading-value="0"/>
    </style:style>
    <style:style style:name="T58" style:family="text">
      <style:text-properties fo:color="#4b4b4d" loext:opacity="100%" fo:letter-spacing="-0.12cm" fo:background-color="#ffff6d" loext:char-shading-value="0"/>
    </style:style>
    <style:style style:name="T59" style:family="text">
      <style:text-properties fo:color="#4b4b4d" loext:opacity="100%" fo:letter-spacing="-0.12cm" fo:background-color="#ffff6d" loext:char-shading-value="0"/>
    </style:style>
    <style:style style:name="T60" style:family="text">
      <style:text-properties fo:color="#4b4b4d" loext:opacity="100%" fo:letter-spacing="-0.019cm"/>
    </style:style>
    <style:style style:name="T61" style:family="text">
      <style:text-properties fo:color="#4b4b4d" loext:opacity="100%" fo:letter-spacing="-0.019cm" fo:background-color="#ffff6d" loext:char-shading-value="0"/>
    </style:style>
    <style:style style:name="T62" style:family="text">
      <style:text-properties fo:color="#4b4b4d" loext:opacity="100%" fo:letter-spacing="-0.019cm" fo:background-color="#ffff6d" loext:char-shading-value="0"/>
    </style:style>
    <style:style style:name="T63" style:family="text">
      <style:text-properties fo:color="#4b4b4d" loext:opacity="100%" fo:letter-spacing="-0.018cm"/>
    </style:style>
    <style:style style:name="T64" style:family="text">
      <style:text-properties fo:color="#4b4b4d" loext:opacity="100%" fo:letter-spacing="-0.018cm" fo:background-color="#b4c7dc" loext:char-shading-value="0"/>
    </style:style>
    <style:style style:name="T65" style:family="text">
      <style:text-properties fo:color="#4b4b4d" loext:opacity="100%" fo:letter-spacing="-0.018cm" fo:background-color="#f9ff14" loext:char-shading-value="0"/>
    </style:style>
    <style:style style:name="T66" style:family="text">
      <style:text-properties fo:color="#4b4b4d" loext:opacity="100%" fo:letter-spacing="-0.018cm" fo:background-color="#ffff6d" loext:char-shading-value="0"/>
    </style:style>
    <style:style style:name="T67" style:family="text">
      <style:text-properties fo:color="#4b4b4d" loext:opacity="100%" fo:letter-spacing="-0.018cm" fo:background-color="#ffff6d" loext:char-shading-value="0"/>
    </style:style>
    <style:style style:name="T68" style:family="text">
      <style:text-properties fo:color="#4b4b4d" loext:opacity="100%" fo:letter-spacing="-0.021cm"/>
    </style:style>
    <style:style style:name="T69" style:family="text">
      <style:text-properties fo:color="#4b4b4d" loext:opacity="100%" fo:letter-spacing="-0.021cm" fo:background-color="#f9ff14" loext:char-shading-value="0"/>
    </style:style>
    <style:style style:name="T70" style:family="text">
      <style:text-properties fo:color="#4b4b4d" loext:opacity="100%" fo:letter-spacing="-0.021cm" fo:background-color="#ffff6d" loext:char-shading-value="0"/>
    </style:style>
    <style:style style:name="T71" style:family="text">
      <style:text-properties fo:color="#4b4b4d" loext:opacity="100%" fo:letter-spacing="-0.021cm" fo:background-color="#ffff6d" loext:char-shading-value="0"/>
    </style:style>
    <style:style style:name="T72" style:family="text">
      <style:text-properties fo:color="#4b4b4d" loext:opacity="100%" fo:letter-spacing="-0.012cm"/>
    </style:style>
    <style:style style:name="T73" style:family="text">
      <style:text-properties fo:color="#4b4b4d" loext:opacity="100%" fo:letter-spacing="-0.012cm" fo:background-color="#f9ff14" loext:char-shading-value="0"/>
    </style:style>
    <style:style style:name="T74" style:family="text">
      <style:text-properties fo:color="#4b4b4d" loext:opacity="100%" fo:letter-spacing="-0.011cm"/>
    </style:style>
    <style:style style:name="T75" style:family="text">
      <style:text-properties fo:color="#4b4b4d" loext:opacity="100%" fo:letter-spacing="-0.011cm" fo:background-color="#f9ff14" loext:char-shading-value="0"/>
    </style:style>
    <style:style style:name="T76" style:family="text">
      <style:text-properties fo:color="#4b4b4d" loext:opacity="100%" fo:letter-spacing="-0.011cm" fo:background-color="#b4c7dc" loext:char-shading-value="0"/>
    </style:style>
    <style:style style:name="T77" style:family="text">
      <style:text-properties fo:color="#4b4b4d" loext:opacity="100%" fo:letter-spacing="-0.011cm" fo:background-color="#b4c7dc" loext:char-shading-value="0"/>
    </style:style>
    <style:style style:name="T78" style:family="text">
      <style:text-properties fo:color="#4b4b4d" loext:opacity="100%" fo:letter-spacing="-0.011cm" fo:background-color="#ffff6d" loext:char-shading-value="0"/>
    </style:style>
    <style:style style:name="T79" style:family="text">
      <style:text-properties fo:color="#4b4b4d" loext:opacity="100%" fo:letter-spacing="-0.011cm" fo:background-color="#ffff6d" loext:char-shading-value="0"/>
    </style:style>
    <style:style style:name="T80" style:family="text">
      <style:text-properties fo:color="#4b4b4d" loext:opacity="100%" fo:letter-spacing="-0.009cm"/>
    </style:style>
    <style:style style:name="T81" style:family="text">
      <style:text-properties fo:color="#4b4b4d" loext:opacity="100%" fo:letter-spacing="-0.009cm" fo:background-color="#b4c7dc" loext:char-shading-value="0"/>
    </style:style>
    <style:style style:name="T82" style:family="text">
      <style:text-properties fo:color="#4b4b4d" loext:opacity="100%" fo:letter-spacing="-0.009cm" fo:background-color="#b4c7dc" loext:char-shading-value="0"/>
    </style:style>
    <style:style style:name="T83" style:family="text">
      <style:text-properties fo:color="#4b4b4d" loext:opacity="100%" fo:letter-spacing="-0.009cm" fo:background-color="#ffff6d" loext:char-shading-value="0"/>
    </style:style>
    <style:style style:name="T84" style:family="text">
      <style:text-properties fo:color="#4b4b4d" loext:opacity="100%" fo:letter-spacing="-0.009cm" fo:background-color="#ffff6d" loext:char-shading-value="0"/>
    </style:style>
    <style:style style:name="T85" style:family="text">
      <style:text-properties fo:color="#4b4b4d" loext:opacity="100%" fo:letter-spacing="-0.032cm"/>
    </style:style>
    <style:style style:name="T86" style:family="text">
      <style:text-properties fo:color="#4b4b4d" loext:opacity="100%" fo:letter-spacing="-0.032cm" fo:background-color="#ffff6d" loext:char-shading-value="0"/>
    </style:style>
    <style:style style:name="T87" style:family="text">
      <style:text-properties fo:color="#4b4b4d" loext:opacity="100%" fo:letter-spacing="-0.032cm" fo:background-color="#ffff6d" loext:char-shading-value="0"/>
    </style:style>
    <style:style style:name="T88" style:family="text">
      <style:text-properties fo:color="#4b4b4d" loext:opacity="100%" fo:letter-spacing="-0.034cm"/>
    </style:style>
    <style:style style:name="T89" style:family="text">
      <style:text-properties fo:color="#4b4b4d" loext:opacity="100%" fo:letter-spacing="-0.034cm" fo:background-color="#f9ff14" loext:char-shading-value="0"/>
    </style:style>
    <style:style style:name="T90" style:family="text">
      <style:text-properties fo:color="#4b4b4d" loext:opacity="100%" fo:letter-spacing="-0.034cm" fo:background-color="#ffff6d" loext:char-shading-value="0"/>
    </style:style>
    <style:style style:name="T91" style:family="text">
      <style:text-properties fo:color="#4b4b4d" loext:opacity="100%" fo:letter-spacing="-0.034cm" fo:background-color="#ffff6d" loext:char-shading-value="0"/>
    </style:style>
    <style:style style:name="T92" style:family="text">
      <style:text-properties fo:color="#4b4b4d" loext:opacity="100%" fo:font-size="8pt" style:font-size-asian="8pt"/>
    </style:style>
    <style:style style:name="T93" style:family="text">
      <style:text-properties fo:color="#4b4b4d" loext:opacity="100%" fo:font-size="8pt" style:font-size-asian="8pt" style:text-scale="95%"/>
    </style:style>
    <style:style style:name="T94" style:family="text">
      <style:text-properties fo:color="#4b4b4d" loext:opacity="100%" fo:font-size="8pt" fo:letter-spacing="-0.005cm" style:font-size-asian="8pt"/>
    </style:style>
    <style:style style:name="T95" style:family="text">
      <style:text-properties fo:color="#4b4b4d" loext:opacity="100%" fo:font-size="8pt" fo:letter-spacing="-0.005cm" fo:background-color="#b4c7dc" loext:char-shading-value="0" style:font-size-asian="8pt"/>
    </style:style>
    <style:style style:name="T96" style:family="text">
      <style:text-properties fo:color="#4b4b4d" loext:opacity="100%" fo:font-size="8pt" fo:letter-spacing="-0.005cm" fo:background-color="#b4c7dc" loext:char-shading-value="0" style:font-size-asian="8pt"/>
    </style:style>
    <style:style style:name="T97" style:family="text">
      <style:text-properties fo:color="#4b4b4d" loext:opacity="100%" fo:font-size="8pt" fo:letter-spacing="-0.005cm" fo:background-color="#ffff6d" loext:char-shading-value="0" style:font-size-asian="8pt"/>
    </style:style>
    <style:style style:name="T98" style:family="text">
      <style:text-properties fo:color="#4b4b4d" loext:opacity="100%" fo:font-size="8pt" fo:letter-spacing="-0.005cm" fo:background-color="#ffff6d" loext:char-shading-value="0" style:font-size-asian="8pt"/>
    </style:style>
    <style:style style:name="T99" style:family="text">
      <style:text-properties fo:color="#4b4b4d" loext:opacity="100%" fo:font-size="8pt" fo:letter-spacing="-0.026cm" style:font-size-asian="8pt"/>
    </style:style>
    <style:style style:name="T100" style:family="text">
      <style:text-properties fo:color="#4b4b4d" loext:opacity="100%" fo:font-size="8pt" fo:letter-spacing="-0.026cm" style:font-size-asian="8pt" style:text-scale="95%"/>
    </style:style>
    <style:style style:name="T101" style:family="text">
      <style:text-properties fo:color="#4b4b4d" loext:opacity="100%" fo:font-size="8pt" fo:letter-spacing="-0.026cm" fo:background-color="#b4c7dc" loext:char-shading-value="0" style:font-size-asian="8pt"/>
    </style:style>
    <style:style style:name="T102" style:family="text">
      <style:text-properties fo:color="#4b4b4d" loext:opacity="100%" fo:font-size="8pt" fo:letter-spacing="-0.026cm" fo:background-color="#b4c7dc" loext:char-shading-value="0" style:font-size-asian="8pt"/>
    </style:style>
    <style:style style:name="T103" style:family="text">
      <style:text-properties fo:color="#4b4b4d" loext:opacity="100%" fo:font-size="8pt" fo:letter-spacing="-0.026cm" fo:background-color="#ffff6d" loext:char-shading-value="0" style:font-size-asian="8pt"/>
    </style:style>
    <style:style style:name="T104" style:family="text">
      <style:text-properties fo:color="#4b4b4d" loext:opacity="100%" fo:font-size="8pt" fo:letter-spacing="-0.026cm" fo:background-color="#ffff6d" loext:char-shading-value="0" style:font-size-asian="8pt"/>
    </style:style>
    <style:style style:name="T105" style:family="text">
      <style:text-properties fo:color="#4b4b4d" loext:opacity="100%" fo:font-size="8pt" fo:letter-spacing="-0.026cm" fo:background-color="#ffff6d" loext:char-shading-value="0" style:font-size-asian="8pt" style:text-scale="95%"/>
    </style:style>
    <style:style style:name="T106" style:family="text">
      <style:text-properties fo:color="#4b4b4d" loext:opacity="100%" fo:font-size="8pt" fo:letter-spacing="-0.026cm" fo:background-color="#ffff6d" loext:char-shading-value="0" style:font-size-asian="8pt" style:text-scale="95%"/>
    </style:style>
    <style:style style:name="T107" style:family="text">
      <style:text-properties fo:color="#4b4b4d" loext:opacity="100%" fo:font-size="8pt" fo:letter-spacing="-0.025cm" style:font-size-asian="8pt"/>
    </style:style>
    <style:style style:name="T108" style:family="text">
      <style:text-properties fo:color="#4b4b4d" loext:opacity="100%" fo:font-size="8pt" fo:letter-spacing="-0.025cm" style:font-size-asian="8pt" style:text-scale="95%"/>
    </style:style>
    <style:style style:name="T109" style:family="text">
      <style:text-properties fo:color="#4b4b4d" loext:opacity="100%" fo:font-size="8pt" fo:letter-spacing="-0.025cm" fo:background-color="#b4c7dc" loext:char-shading-value="0" style:font-size-asian="8pt"/>
    </style:style>
    <style:style style:name="T110" style:family="text">
      <style:text-properties fo:color="#4b4b4d" loext:opacity="100%" fo:font-size="8pt" fo:letter-spacing="-0.025cm" fo:background-color="#b4c7dc" loext:char-shading-value="0" style:font-size-asian="8pt"/>
    </style:style>
    <style:style style:name="T111" style:family="text">
      <style:text-properties fo:color="#4b4b4d" loext:opacity="100%" fo:font-size="8pt" fo:letter-spacing="-0.025cm" fo:background-color="#ffff6d" loext:char-shading-value="0" style:font-size-asian="8pt" style:text-scale="95%"/>
    </style:style>
    <style:style style:name="T112" style:family="text">
      <style:text-properties fo:color="#4b4b4d" loext:opacity="100%" fo:font-size="8pt" fo:letter-spacing="-0.025cm" fo:background-color="#ffff6d" loext:char-shading-value="0" style:font-size-asian="8pt" style:text-scale="95%"/>
    </style:style>
    <style:style style:name="T113" style:family="text">
      <style:text-properties fo:color="#4b4b4d" loext:opacity="100%" fo:font-size="8pt" fo:letter-spacing="-0.004cm" style:font-size-asian="8pt"/>
    </style:style>
    <style:style style:name="T114" style:family="text">
      <style:text-properties fo:color="#4b4b4d" loext:opacity="100%" fo:font-size="8pt" fo:letter-spacing="-0.004cm" style:font-size-asian="8pt" style:text-scale="95%"/>
    </style:style>
    <style:style style:name="T115" style:family="text">
      <style:text-properties fo:color="#4b4b4d" loext:opacity="100%" fo:font-size="8pt" fo:letter-spacing="-0.004cm" fo:background-color="#b4c7dc" loext:char-shading-value="0" style:font-size-asian="8pt"/>
    </style:style>
    <style:style style:name="T116" style:family="text">
      <style:text-properties fo:color="#4b4b4d" loext:opacity="100%" fo:font-size="8pt" fo:letter-spacing="-0.004cm" fo:background-color="#b4c7dc" loext:char-shading-value="0" style:font-size-asian="8pt"/>
    </style:style>
    <style:style style:name="T117" style:family="text">
      <style:text-properties fo:color="#4b4b4d" loext:opacity="100%" fo:font-size="8pt" fo:letter-spacing="-0.004cm" fo:background-color="#ffff6d" loext:char-shading-value="0" style:font-size-asian="8pt"/>
    </style:style>
    <style:style style:name="T118" style:family="text">
      <style:text-properties fo:color="#4b4b4d" loext:opacity="100%" fo:font-size="8pt" fo:letter-spacing="-0.004cm" fo:background-color="#ffff6d" loext:char-shading-value="0" style:font-size-asian="8pt" style:text-scale="95%"/>
    </style:style>
    <style:style style:name="T119" style:family="text">
      <style:text-properties fo:color="#4b4b4d" loext:opacity="100%" fo:font-size="8pt" fo:letter-spacing="-0.004cm" fo:background-color="#ffff6d" loext:char-shading-value="0" style:font-size-asian="8pt" style:text-scale="95%"/>
    </style:style>
    <style:style style:name="T120" style:family="text">
      <style:text-properties fo:color="#4b4b4d" loext:opacity="100%" fo:font-size="8pt" fo:letter-spacing="-0.004cm" fo:background-color="#ffff6d" loext:char-shading-value="0" style:font-size-asian="8pt"/>
    </style:style>
    <style:style style:name="T121" style:family="text">
      <style:text-properties fo:color="#4b4b4d" loext:opacity="100%" fo:font-size="8pt" fo:letter-spacing="-0.009cm" style:font-size-asian="8pt"/>
    </style:style>
    <style:style style:name="T122" style:family="text">
      <style:text-properties fo:color="#4b4b4d" loext:opacity="100%" fo:font-size="8pt" fo:letter-spacing="-0.007cm" style:font-size-asian="8pt"/>
    </style:style>
    <style:style style:name="T123" style:family="text">
      <style:text-properties fo:color="#4b4b4d" loext:opacity="100%" fo:font-size="8pt" fo:letter-spacing="-0.007cm" fo:background-color="#ffff6d" loext:char-shading-value="0" style:font-size-asian="8pt"/>
    </style:style>
    <style:style style:name="T124" style:family="text">
      <style:text-properties fo:color="#4b4b4d" loext:opacity="100%" fo:font-size="8pt" fo:letter-spacing="-0.007cm" fo:background-color="#ffff6d" loext:char-shading-value="0" style:font-size-asian="8pt"/>
    </style:style>
    <style:style style:name="T125" style:family="text">
      <style:text-properties fo:color="#4b4b4d" loext:opacity="100%" fo:font-size="8pt" fo:letter-spacing="-0.095cm" style:font-size-asian="8pt"/>
    </style:style>
    <style:style style:name="T126" style:family="text">
      <style:text-properties fo:color="#4b4b4d" loext:opacity="100%" fo:font-size="8pt" fo:letter-spacing="-0.095cm" fo:background-color="#ffff6d" loext:char-shading-value="0" style:font-size-asian="8pt"/>
    </style:style>
    <style:style style:name="T127" style:family="text">
      <style:text-properties fo:color="#4b4b4d" loext:opacity="100%" fo:font-size="8pt" fo:letter-spacing="-0.095cm" fo:background-color="#ffff6d" loext:char-shading-value="0" style:font-size-asian="8pt"/>
    </style:style>
    <style:style style:name="T128" style:family="text">
      <style:text-properties fo:color="#4b4b4d" loext:opacity="100%" fo:font-size="8pt" fo:letter-spacing="0.051cm" style:font-size-asian="8pt" style:text-scale="95%"/>
    </style:style>
    <style:style style:name="T129" style:family="text">
      <style:text-properties fo:color="#4b4b4d" loext:opacity="100%" fo:font-size="8pt" fo:letter-spacing="-0.032cm" style:font-size-asian="8pt"/>
    </style:style>
    <style:style style:name="T130" style:family="text">
      <style:text-properties fo:color="#4b4b4d" loext:opacity="100%" fo:font-size="8pt" fo:letter-spacing="-0.002cm" style:font-size-asian="8pt"/>
    </style:style>
    <style:style style:name="T131" style:family="text">
      <style:text-properties fo:color="#4b4b4d" loext:opacity="100%" fo:font-size="8pt" fo:letter-spacing="-0.002cm" style:font-size-asian="8pt" style:text-scale="95%"/>
    </style:style>
    <style:style style:name="T132" style:family="text">
      <style:text-properties fo:color="#4b4b4d" loext:opacity="100%" fo:font-size="8pt" fo:letter-spacing="-0.002cm" fo:background-color="#ffff6d" loext:char-shading-value="0" style:font-size-asian="8pt"/>
    </style:style>
    <style:style style:name="T133" style:family="text">
      <style:text-properties fo:color="#4b4b4d" loext:opacity="100%" fo:font-size="8pt" fo:letter-spacing="-0.002cm" fo:background-color="#ffff6d" loext:char-shading-value="0" style:font-size-asian="8pt"/>
    </style:style>
    <style:style style:name="T134" style:family="text">
      <style:text-properties fo:color="#4b4b4d" loext:opacity="100%" fo:font-size="8pt" fo:letter-spacing="-0.002cm" fo:background-color="#ffff6d" loext:char-shading-value="0" style:font-size-asian="8pt" style:text-scale="95%"/>
    </style:style>
    <style:style style:name="T135" style:family="text">
      <style:text-properties fo:color="#4b4b4d" loext:opacity="100%" fo:font-size="8pt" fo:letter-spacing="-0.002cm" fo:background-color="#ffff6d" loext:char-shading-value="0" style:font-size-asian="8pt" style:text-scale="95%"/>
    </style:style>
    <style:style style:name="T136" style:family="text">
      <style:text-properties fo:color="#4b4b4d" loext:opacity="100%" fo:font-size="8pt" fo:letter-spacing="-0.097cm" style:font-size-asian="8pt"/>
    </style:style>
    <style:style style:name="T137" style:family="text">
      <style:text-properties fo:color="#4b4b4d" loext:opacity="100%" fo:font-size="8pt" fo:letter-spacing="0.002cm" style:font-size-asian="8pt"/>
    </style:style>
    <style:style style:name="T138" style:family="text">
      <style:text-properties fo:color="#4b4b4d" loext:opacity="100%" fo:font-size="8pt" fo:letter-spacing="0.002cm" style:font-size-asian="8pt" style:text-scale="95%"/>
    </style:style>
    <style:style style:name="T139" style:family="text">
      <style:text-properties fo:color="#4b4b4d" loext:opacity="100%" fo:font-size="8pt" fo:letter-spacing="0.002cm" fo:background-color="#ffff6d" loext:char-shading-value="0" style:font-size-asian="8pt"/>
    </style:style>
    <style:style style:name="T140" style:family="text">
      <style:text-properties fo:color="#4b4b4d" loext:opacity="100%" fo:font-size="8pt" fo:letter-spacing="0.002cm" fo:background-color="#ffff6d" loext:char-shading-value="0" style:font-size-asian="8pt"/>
    </style:style>
    <style:style style:name="T141" style:family="text">
      <style:text-properties fo:color="#4b4b4d" loext:opacity="100%" fo:font-size="8pt" fo:letter-spacing="-0.093cm" style:font-size-asian="8pt"/>
    </style:style>
    <style:style style:name="T142" style:family="text">
      <style:text-properties fo:color="#4b4b4d" loext:opacity="100%" fo:font-size="8pt" fo:letter-spacing="-0.093cm" fo:background-color="#ffff6d" loext:char-shading-value="0" style:font-size-asian="8pt"/>
    </style:style>
    <style:style style:name="T143" style:family="text">
      <style:text-properties fo:color="#4b4b4d" loext:opacity="100%" fo:font-size="8pt" fo:letter-spacing="-0.093cm" fo:background-color="#ffff6d" loext:char-shading-value="0" style:font-size-asian="8pt"/>
    </style:style>
    <style:style style:name="T144" style:family="text">
      <style:text-properties fo:color="#4b4b4d" loext:opacity="100%" fo:font-size="8pt" fo:letter-spacing="-0.021cm" style:font-size-asian="8pt"/>
    </style:style>
    <style:style style:name="T145" style:family="text">
      <style:text-properties fo:color="#4b4b4d" loext:opacity="100%" fo:font-size="8pt" fo:letter-spacing="-0.021cm" style:font-size-asian="8pt" style:text-scale="95%"/>
    </style:style>
    <style:style style:name="T146" style:family="text">
      <style:text-properties fo:color="#4b4b4d" loext:opacity="100%" fo:font-size="8pt" fo:letter-spacing="-0.021cm" fo:background-color="#ffff6d" loext:char-shading-value="0" style:font-size-asian="8pt"/>
    </style:style>
    <style:style style:name="T147" style:family="text">
      <style:text-properties fo:color="#4b4b4d" loext:opacity="100%" fo:font-size="8pt" fo:letter-spacing="-0.021cm" fo:background-color="#ffff6d" loext:char-shading-value="0" style:font-size-asian="8pt"/>
    </style:style>
    <style:style style:name="T148" style:family="text">
      <style:text-properties fo:color="#4b4b4d" loext:opacity="100%" fo:font-size="8pt" fo:letter-spacing="-0.021cm" fo:background-color="#ffff6d" loext:char-shading-value="0" style:font-size-asian="8pt" style:text-scale="95%"/>
    </style:style>
    <style:style style:name="T149" style:family="text">
      <style:text-properties fo:color="#4b4b4d" loext:opacity="100%" fo:font-size="8pt" fo:letter-spacing="-0.021cm" fo:background-color="#ffff6d" loext:char-shading-value="0" style:font-size-asian="8pt" style:text-scale="95%"/>
    </style:style>
    <style:style style:name="T150" style:family="text">
      <style:text-properties fo:color="#4b4b4d" loext:opacity="100%" fo:font-size="8pt" fo:letter-spacing="-0.028cm" style:font-size-asian="8pt" style:text-scale="95%"/>
    </style:style>
    <style:style style:name="T151" style:family="text">
      <style:text-properties fo:color="#4b4b4d" loext:opacity="100%" fo:font-size="8pt" fo:letter-spacing="-0.028cm" fo:background-color="#ffff6d" loext:char-shading-value="0" style:font-size-asian="8pt" style:text-scale="95%"/>
    </style:style>
    <style:style style:name="T152" style:family="text">
      <style:text-properties fo:color="#4b4b4d" loext:opacity="100%" fo:font-size="8pt" fo:letter-spacing="-0.028cm" fo:background-color="#ffff6d" loext:char-shading-value="0" style:font-size-asian="8pt" style:text-scale="95%"/>
    </style:style>
    <style:style style:name="T153" style:family="text">
      <style:text-properties fo:color="#4b4b4d" loext:opacity="100%" fo:font-size="8pt" fo:letter-spacing="-0.09cm" style:font-size-asian="8pt" style:text-scale="95%"/>
    </style:style>
    <style:style style:name="T154" style:family="text">
      <style:text-properties fo:color="#4b4b4d" loext:opacity="100%" fo:font-size="8pt" fo:letter-spacing="-0.09cm" fo:background-color="#ffff6d" loext:char-shading-value="0" style:font-size-asian="8pt" style:text-scale="95%"/>
    </style:style>
    <style:style style:name="T155" style:family="text">
      <style:text-properties fo:color="#4b4b4d" loext:opacity="100%" fo:font-size="8pt" fo:letter-spacing="-0.09cm" fo:background-color="#ffff6d" loext:char-shading-value="0" style:font-size-asian="8pt" style:text-scale="95%"/>
    </style:style>
    <style:style style:name="T156" style:family="text">
      <style:text-properties fo:color="#4b4b4d" loext:opacity="100%" fo:font-size="8pt" fo:letter-spacing="-0.092cm" style:font-size-asian="8pt" style:text-scale="95%"/>
    </style:style>
    <style:style style:name="T157" style:family="text">
      <style:text-properties fo:color="#4b4b4d" loext:opacity="100%" fo:font-size="8pt" fo:letter-spacing="-0.019cm" style:font-size-asian="8pt"/>
    </style:style>
    <style:style style:name="T158" style:family="text">
      <style:text-properties fo:color="#4b4b4d" loext:opacity="100%" fo:font-size="8pt" fo:letter-spacing="-0.019cm" style:font-size-asian="8pt" style:text-scale="95%"/>
    </style:style>
    <style:style style:name="T159" style:family="text">
      <style:text-properties fo:color="#4b4b4d" loext:opacity="100%" fo:font-size="8pt" fo:letter-spacing="-0.019cm" fo:background-color="#ffff6d" loext:char-shading-value="0" style:font-size-asian="8pt"/>
    </style:style>
    <style:style style:name="T160" style:family="text">
      <style:text-properties fo:color="#4b4b4d" loext:opacity="100%" fo:font-size="8pt" fo:letter-spacing="-0.019cm" fo:background-color="#ffff6d" loext:char-shading-value="0" style:font-size-asian="8pt"/>
    </style:style>
    <style:style style:name="T161" style:family="text">
      <style:text-properties fo:color="#4b4b4d" loext:opacity="100%" fo:font-size="8pt" fo:letter-spacing="-0.019cm" fo:background-color="#ffff6d" loext:char-shading-value="0" style:font-size-asian="8pt" style:text-scale="95%"/>
    </style:style>
    <style:style style:name="T162" style:family="text">
      <style:text-properties fo:color="#4b4b4d" loext:opacity="100%" fo:font-size="8pt" fo:letter-spacing="-0.019cm" fo:background-color="#ffff6d" loext:char-shading-value="0" style:font-size-asian="8pt" style:text-scale="95%"/>
    </style:style>
    <style:style style:name="T163" style:family="text">
      <style:text-properties fo:color="#4b4b4d" loext:opacity="100%" fo:font-size="8pt" fo:letter-spacing="-0.014cm" style:font-size-asian="8pt"/>
    </style:style>
    <style:style style:name="T164" style:family="text">
      <style:text-properties fo:color="#4b4b4d" loext:opacity="100%" fo:font-size="8pt" fo:letter-spacing="-0.014cm" fo:background-color="#ffff6d" loext:char-shading-value="0" style:font-size-asian="8pt"/>
    </style:style>
    <style:style style:name="T165" style:family="text">
      <style:text-properties fo:color="#4b4b4d" loext:opacity="100%" fo:font-size="8pt" fo:letter-spacing="-0.014cm" fo:background-color="#ffff6d" loext:char-shading-value="0" style:font-size-asian="8pt"/>
    </style:style>
    <style:style style:name="T166" style:family="text">
      <style:text-properties fo:color="#4b4b4d" loext:opacity="100%" fo:font-size="8pt" fo:letter-spacing="-0.018cm" style:font-size-asian="8pt"/>
    </style:style>
    <style:style style:name="T167" style:family="text">
      <style:text-properties fo:color="#4b4b4d" loext:opacity="100%" fo:font-size="8pt" fo:letter-spacing="-0.018cm" style:font-size-asian="8pt" style:text-scale="95%"/>
    </style:style>
    <style:style style:name="T168" style:family="text">
      <style:text-properties fo:color="#4b4b4d" loext:opacity="100%" fo:font-size="8pt" fo:letter-spacing="-0.018cm" fo:background-color="#ffff6d" loext:char-shading-value="0" style:font-size-asian="8pt"/>
    </style:style>
    <style:style style:name="T169" style:family="text">
      <style:text-properties fo:color="#4b4b4d" loext:opacity="100%" fo:font-size="8pt" fo:letter-spacing="-0.018cm" fo:background-color="#ffff6d" loext:char-shading-value="0" style:font-size-asian="8pt" style:text-scale="95%"/>
    </style:style>
    <style:style style:name="T170" style:family="text">
      <style:text-properties fo:color="#4b4b4d" loext:opacity="100%" fo:font-size="8pt" fo:letter-spacing="-0.018cm" fo:background-color="#ffff6d" loext:char-shading-value="0" style:font-size-asian="8pt" style:text-scale="95%"/>
    </style:style>
    <style:style style:name="T171" style:family="text">
      <style:text-properties fo:color="#4b4b4d" loext:opacity="100%" fo:font-size="8pt" fo:letter-spacing="-0.018cm" fo:background-color="#ffff6d" loext:char-shading-value="0" style:font-size-asian="8pt"/>
    </style:style>
    <style:style style:name="T172" style:family="text">
      <style:text-properties fo:color="#4b4b4d" loext:opacity="100%" fo:font-size="8pt" fo:letter-spacing="-0.016cm" style:font-size-asian="8pt" style:text-scale="95%"/>
    </style:style>
    <style:style style:name="T173" style:family="text">
      <style:text-properties fo:color="#4b4b4d" loext:opacity="100%" fo:font-size="8pt" fo:letter-spacing="-0.016cm" fo:background-color="#ffff6d" loext:char-shading-value="0" style:font-size-asian="8pt" style:text-scale="95%"/>
    </style:style>
    <style:style style:name="T174" style:family="text">
      <style:text-properties fo:color="#4b4b4d" loext:opacity="100%" fo:font-size="8pt" fo:letter-spacing="-0.016cm" fo:background-color="#ffff6d" loext:char-shading-value="0" style:font-size-asian="8pt" style:text-scale="95%"/>
    </style:style>
    <style:style style:name="T175" style:family="text">
      <style:text-properties fo:color="#4b4b4d" loext:opacity="100%" fo:font-size="8pt" fo:letter-spacing="-0.023cm" style:font-size-asian="8pt" style:text-scale="95%"/>
    </style:style>
    <style:style style:name="T176" style:family="text">
      <style:text-properties fo:color="#4b4b4d" loext:opacity="100%" fo:font-size="8pt" fo:letter-spacing="-0.023cm" fo:background-color="#ffff6d" loext:char-shading-value="0" style:font-size-asian="8pt" style:text-scale="95%"/>
    </style:style>
    <style:style style:name="T177" style:family="text">
      <style:text-properties fo:color="#4b4b4d" loext:opacity="100%" fo:font-size="8pt" fo:letter-spacing="-0.023cm" fo:background-color="#ffff6d" loext:char-shading-value="0" style:font-size-asian="8pt" style:text-scale="95%"/>
    </style:style>
    <style:style style:name="T178" style:family="text">
      <style:text-properties fo:color="#4b4b4d" loext:opacity="100%" fo:font-size="8pt" fo:background-color="#ffff6d" loext:char-shading-value="0" style:font-size-asian="8pt"/>
    </style:style>
    <style:style style:name="T179" style:family="text">
      <style:text-properties fo:color="#4b4b4d" loext:opacity="100%" fo:font-size="8pt" fo:background-color="#ffff6d" loext:char-shading-value="0" style:font-size-asian="8pt" style:text-scale="95%"/>
    </style:style>
    <style:style style:name="T180" style:family="text">
      <style:text-properties fo:color="#4b4b4d" loext:opacity="100%" fo:font-size="8pt" fo:background-color="#ffff6d" loext:char-shading-value="0" style:font-size-asian="8pt" style:text-scale="95%"/>
    </style:style>
    <style:style style:name="T181" style:family="text">
      <style:text-properties fo:color="#4b4b4d" loext:opacity="100%" fo:font-size="8pt" fo:background-color="#ffff6d" loext:char-shading-value="0" style:font-size-asian="8pt"/>
    </style:style>
    <style:style style:name="T182" style:family="text">
      <style:text-properties fo:color="#4b4b4d" loext:opacity="100%" style:text-scale="105%"/>
    </style:style>
    <style:style style:name="T183" style:family="text">
      <style:text-properties fo:color="#4b4b4d" loext:opacity="100%" fo:letter-spacing="0.004cm"/>
    </style:style>
    <style:style style:name="T184" style:family="text">
      <style:text-properties fo:color="#4b4b4d" loext:opacity="100%" fo:letter-spacing="0.004cm" style:text-scale="105%"/>
    </style:style>
    <style:style style:name="T185" style:family="text">
      <style:text-properties fo:color="#4b4b4d" loext:opacity="100%" fo:letter-spacing="0.005cm" style:text-scale="105%"/>
    </style:style>
    <style:style style:name="T186" style:family="text">
      <style:text-properties fo:color="#4b4b4d" loext:opacity="100%" fo:letter-spacing="-0.03cm"/>
    </style:style>
    <style:style style:name="T187" style:family="text">
      <style:text-properties fo:color="#4b4b4d" loext:opacity="100%" fo:letter-spacing="-0.03cm" fo:background-color="#ffff6d" loext:char-shading-value="0"/>
    </style:style>
    <style:style style:name="T188" style:family="text">
      <style:text-properties fo:color="#4b4b4d" loext:opacity="100%" fo:letter-spacing="-0.03cm" fo:background-color="#ffff6d" loext:char-shading-value="0"/>
    </style:style>
    <style:style style:name="T189" style:family="text">
      <style:text-properties fo:color="#4b4b4d" loext:opacity="100%" fo:letter-spacing="-0.028cm"/>
    </style:style>
    <style:style style:name="T190" style:family="text">
      <style:text-properties fo:color="#4b4b4d" loext:opacity="100%" fo:letter-spacing="-0.028cm" fo:background-color="#ffff6d" loext:char-shading-value="0"/>
    </style:style>
    <style:style style:name="T191" style:family="text">
      <style:text-properties fo:color="#4b4b4d" loext:opacity="100%" fo:letter-spacing="-0.028cm" fo:background-color="#ffff6d" loext:char-shading-value="0"/>
    </style:style>
    <style:style style:name="T192" style:family="text">
      <style:text-properties fo:color="#4b4b4d" loext:opacity="100%" fo:letter-spacing="-0.002cm" fo:background-color="#f9ff14" loext:char-shading-value="0"/>
    </style:style>
    <style:style style:name="T193" style:family="text">
      <style:text-properties fo:color="#4b4b4d" loext:opacity="100%" fo:letter-spacing="-0.035cm" fo:background-color="#f9ff14" loext:char-shading-value="0"/>
    </style:style>
    <style:style style:name="T194" style:family="text">
      <style:text-properties fo:color="#4b4b4d" loext:opacity="100%" fo:letter-spacing="-0.014cm" fo:background-color="#f9ff14" loext:char-shading-value="0"/>
    </style:style>
    <style:style style:name="T195" style:family="text">
      <style:text-properties fo:color="#4b4b4d" loext:opacity="100%" fo:letter-spacing="-0.023cm"/>
    </style:style>
    <style:style style:name="T196" style:family="text">
      <style:text-properties fo:color="#4b4b4d" loext:opacity="100%" style:text-scale="110%"/>
    </style:style>
    <style:style style:name="T197" style:family="text">
      <style:text-properties fo:color="#4b4b4d" loext:opacity="100%" fo:letter-spacing="-0.005cm" style:text-scale="110%"/>
    </style:style>
    <style:style style:name="T198" style:family="text">
      <style:text-properties fo:color="#4b4b4d" loext:opacity="100%" fo:letter-spacing="-0.004cm" style:text-scale="110%"/>
    </style:style>
    <style:style style:name="T199" style:family="text">
      <style:text-properties fo:color="#4b4b4d" loext:opacity="100%" style:text-scale="95%"/>
    </style:style>
    <style:style style:name="T200" style:family="text">
      <style:text-properties fo:color="#4b4b4d" loext:opacity="100%" fo:letter-spacing="-0.025cm"/>
    </style:style>
    <style:style style:name="T201" style:family="text">
      <style:text-properties fo:color="#4b4b4d" loext:opacity="100%" fo:letter-spacing="-0.025cm" fo:background-color="#ffff6d" loext:char-shading-value="0"/>
    </style:style>
    <style:style style:name="T202" style:family="text">
      <style:text-properties fo:color="#4b4b4d" loext:opacity="100%" fo:letter-spacing="-0.025cm" fo:background-color="#ffff6d" loext:char-shading-value="0"/>
    </style:style>
    <style:style style:name="T203" style:family="text">
      <style:text-properties fo:color="#4b4b4d" loext:opacity="100%" fo:letter-spacing="0.011cm"/>
    </style:style>
    <style:style style:name="T204" style:family="text">
      <style:text-properties fo:color="#4b4b4d" loext:opacity="100%" fo:letter-spacing="0.011cm" fo:background-color="#ffff6d" loext:char-shading-value="0"/>
    </style:style>
    <style:style style:name="T205" style:family="text">
      <style:text-properties fo:color="#4b4b4d" loext:opacity="100%" fo:letter-spacing="0.011cm" fo:background-color="#ffff6d" loext:char-shading-value="0"/>
    </style:style>
    <style:style style:name="T206" style:family="text">
      <style:text-properties fo:color="#4b4b4d" loext:opacity="100%" fo:letter-spacing="0.012cm"/>
    </style:style>
    <style:style style:name="T207" style:family="text">
      <style:text-properties fo:color="#4b4b4d" loext:opacity="100%" fo:letter-spacing="0.012cm" fo:background-color="#ffff6d" loext:char-shading-value="0"/>
    </style:style>
    <style:style style:name="T208" style:family="text">
      <style:text-properties fo:color="#4b4b4d" loext:opacity="100%" fo:letter-spacing="0.012cm" fo:background-color="#ffff6d" loext:char-shading-value="0"/>
    </style:style>
    <style:style style:name="T209" style:family="text">
      <style:text-properties fo:color="#4b4b4d" loext:opacity="100%" fo:background-color="#b4c7dc" loext:char-shading-value="0"/>
    </style:style>
    <style:style style:name="T210" style:family="text">
      <style:text-properties fo:color="#4b4b4d" loext:opacity="100%" fo:background-color="#b4c7dc" loext:char-shading-value="0"/>
    </style:style>
    <style:style style:name="T211" style:family="text">
      <style:text-properties fo:color="#4b4b4d" loext:opacity="100%" fo:background-color="#f9ff14" loext:char-shading-value="0"/>
    </style:style>
    <style:style style:name="T212" style:family="text">
      <style:text-properties fo:color="#4b4b4d" loext:opacity="100%" fo:background-color="#ffff6d" loext:char-shading-value="0"/>
    </style:style>
    <style:style style:name="T213" style:family="text">
      <style:text-properties fo:color="#4b4b4d" loext:opacity="100%" fo:background-color="#ffff6d" loext:char-shading-value="0" style:text-scale="95%"/>
    </style:style>
    <style:style style:name="T214" style:family="text">
      <style:text-properties fo:color="#4b4b4d" loext:opacity="100%" fo:background-color="#ffff6d" loext:char-shading-value="0" style:text-scale="95%"/>
    </style:style>
    <style:style style:name="T215" style:family="text">
      <style:text-properties fo:color="#4b4b4d" loext:opacity="100%" fo:background-color="#ffff6d" loext:char-shading-value="0"/>
    </style:style>
    <style:style style:name="T216" style:family="text">
      <style:text-properties fo:letter-spacing="-0.018cm"/>
    </style:style>
    <style:style style:name="T217" style:family="text">
      <style:text-properties style:font-name="Verdana" fo:font-size="11pt"/>
    </style:style>
    <style:style style:name="T218" style:family="text">
      <style:text-properties fo:color="#ffffff" loext:opacity="100%" style:font-name="Verdana" fo:font-size="9pt" fo:letter-spacing="-0.001cm"/>
    </style:style>
    <style:style style:name="T219" style:family="text">
      <style:text-properties fo:color="#ffffff" loext:opacity="100%" style:font-name="Verdana" fo:font-size="9pt" fo:letter-spacing="-0.018cm"/>
    </style:style>
    <style:style style:name="T220" style:family="text">
      <style:text-properties fo:color="#ffffff" loext:opacity="100%" style:font-name="Verdana" fo:font-size="9pt"/>
    </style:style>
    <style:style style:name="T221" style:family="text">
      <style:text-properties fo:color="#ffffff" loext:opacity="100%" style:font-name="Verdana" fo:font-size="9pt" fo:letter-spacing="-0.017cm"/>
    </style:style>
    <style:style style:name="T222" style:family="text">
      <style:text-properties fo:color="#ffffff" loext:opacity="100%" style:font-name="Verdana" fo:font-size="9pt" fo:letter-spacing="-0.061cm"/>
    </style:style>
    <style:style style:name="T223" style:family="text">
      <style:text-properties fo:color="#ffffff" loext:opacity="100%" style:font-name="Verdana" fo:font-size="9pt" fo:letter-spacing="-0.011cm"/>
    </style:style>
    <style:style style:name="T224" style:family="text">
      <style:text-properties fo:color="#ffffff" loext:opacity="100%" style:font-name="Verdana" fo:font-size="9pt" fo:letter-spacing="-0.01cm"/>
    </style:style>
    <style:style style:name="T225" style:family="text">
      <style:text-properties fo:color="#ffffff" loext:opacity="100%" style:font-name="Verdana" fo:font-size="9pt" fo:letter-spacing="-0.015cm"/>
    </style:style>
    <style:style style:name="T226" style:family="text">
      <style:text-properties fo:color="#ffffff" loext:opacity="100%" style:font-name="Verdana" fo:font-size="9pt" fo:letter-spacing="-0.014cm"/>
    </style:style>
    <style:style style:name="T227" style:family="text">
      <style:text-properties fo:color="#ffffff" loext:opacity="100%" style:font-name="Verdana" fo:font-size="9pt" fo:letter-spacing="0.001cm"/>
    </style:style>
    <style:style style:name="T228" style:family="text">
      <style:text-properties fo:color="#ffffff" loext:opacity="100%" style:font-name="Tahoma" fo:font-size="12pt"/>
    </style:style>
    <style:style style:name="T229" style:family="text">
      <style:text-properties fo:color="#ffffff" loext:opacity="100%" style:font-name="Tahoma" fo:font-size="12pt" fo:letter-spacing="-0.001cm"/>
    </style:style>
    <style:style style:name="T230" style:family="text">
      <style:text-properties fo:color="#ffffff" loext:opacity="100%" style:font-name="Verdana" fo:font-size="9pt" fo:letter-spacing="0.017cm"/>
    </style:style>
    <style:style style:name="T231" style:family="text">
      <style:text-properties fo:color="#ffffff" loext:opacity="100%" style:font-name="Verdana" fo:font-size="9pt" fo:letter-spacing="0.018cm"/>
    </style:style>
    <style:style style:name="T232" style:family="text">
      <style:text-properties fo:color="#ffffff" loext:opacity="100%" style:font-name="Verdana" fo:font-size="9pt" fo:letter-spacing="-0.009cm"/>
    </style:style>
    <style:style style:name="T233" style:family="text">
      <style:text-properties fo:color="#ffffff" loext:opacity="100%" style:font-name="Verdana" fo:font-size="9pt" fo:letter-spacing="-0.008cm"/>
    </style:style>
    <style:style style:name="T234" style:family="text">
      <style:text-properties fo:color="#ffffff" loext:opacity="100%" style:font-name="Verdana" fo:font-size="9pt" fo:letter-spacing="-0.004cm"/>
    </style:style>
    <style:style style:name="T235" style:family="text">
      <style:text-properties fo:color="#ffffff" loext:opacity="100%" style:font-name="Verdana" fo:font-size="9pt" fo:letter-spacing="-0.003cm"/>
    </style:style>
    <style:style style:name="T236" style:family="text">
      <style:text-properties fo:color="#ffffff" loext:opacity="100%" style:font-name="Verdana" fo:font-size="9pt" fo:letter-spacing="-0.013cm"/>
    </style:style>
    <style:style style:name="T237" style:family="text">
      <style:text-properties fo:color="#ffffff" loext:opacity="100%" style:font-name="Verdana" fo:font-size="9pt" fo:letter-spacing="-0.023cm"/>
    </style:style>
    <style:style style:name="T238" style:family="text">
      <style:text-properties fo:color="#ffffff" loext:opacity="100%" style:font-name="Verdana" fo:font-size="9pt" fo:letter-spacing="-0.022cm"/>
    </style:style>
    <style:style style:name="T239" style:family="text">
      <style:text-properties fo:color="#ffffff" loext:opacity="100%" style:font-name="Verdana" fo:font-size="9pt" fo:letter-spacing="-0.021cm"/>
    </style:style>
    <style:style style:name="T240" style:family="text">
      <style:text-properties fo:color="#ffffff" loext:opacity="100%" style:font-name="Verdana" fo:font-size="9pt" fo:letter-spacing="-0.002cm"/>
    </style:style>
    <style:style style:name="T241" style:family="text">
      <style:text-properties fo:color="#ffffff" loext:opacity="100%" style:font-name="Verdana" fo:font-size="9pt" fo:letter-spacing="-0.012cm"/>
    </style:style>
    <style:style style:name="T242" style:family="text">
      <style:text-properties fo:color="#ffffff" loext:opacity="100%" style:font-name="Verdana" fo:font-size="9pt" fo:letter-spacing="-0.06cm"/>
    </style:style>
    <style:style style:name="T243" style:family="text">
      <style:text-properties fo:color="#ffffff" loext:opacity="100%" style:font-name="Verdana" fo:font-size="9pt" fo:letter-spacing="-0.03cm"/>
    </style:style>
    <style:style style:name="T244" style:family="text">
      <style:text-properties fo:color="#ffffff" loext:opacity="100%" style:font-name="Verdana" fo:font-size="9pt" fo:letter-spacing="-0.029cm"/>
    </style:style>
    <style:style style:name="Sect1" style:family="section">
      <style:section-properties style:editable="false">
        <style:columns fo:column-count="3">
          <style:column style:rel-width="20273*" fo:start-indent="0cm" fo:end-indent="0.035cm"/>
          <style:column style:rel-width="13272*" fo:start-indent="0.035cm" fo:end-indent="0.034cm"/>
          <style:column style:rel-width="31990*" fo:start-indent="0.03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72a8d6" draw:textarea-horizontal-align="center" draw:textarea-vertical-align="top" draw:auto-grow-height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72a8d6" draw:stroke-linejoin="round" svg:stroke-linecap="butt" draw:fill="solid" draw:fill-color="#ffffff" draw:textarea-horizontal-align="center" draw:textarea-vertical-align="top" draw:auto-grow-height="false" fo:padding-top="0.009cm" fo:padding-bottom="0.009cm" fo:padding-left="0.009cm" fo:padding-right="0.00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73a8d6" draw:textarea-horizontal-align="center" draw:textarea-vertical-align="top" draw:auto-grow-height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solid" draw:fill-color="#72a8d6" draw:textarea-horizontal-align="center" draw:textarea-vertical-align="top" draw:auto-grow-height="false" style:run-through="background"/>
    </style:style>
    <style:style style:name="gr6" style:family="graphic">
      <style:graphic-properties draw:stroke="none" svg:stroke-width="0cm" draw:fill="solid" draw:fill-color="#ffffff" draw:textarea-horizontal-align="center" draw:textarea-vertical-align="top" draw:auto-grow-height="false" style:run-through="background"/>
    </style:style>
    <style:style style:name="gr7" style:family="graphic">
      <style:graphic-properties draw:stroke="none" svg:stroke-width="0cm" draw:fill="none" draw:textarea-vertical-align="top" draw:auto-grow-height="false" fo:min-height="4.501cm" fo:min-width="14.801cm" fo:padding-top="0cm" fo:padding-bottom="0cm" fo:padding-left="0cm" fo:padding-right="0cm" style:run-through="background"/>
      <style:paragraph-properties style:writing-mode="lr-tb"/>
    </style:style>
    <style:style style:name="gr8" style:family="graphic">
      <style:graphic-properties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18cm" svg:stroke-color="#72a8d6" draw:stroke-linejoin="round" svg:stroke-linecap="butt" draw:fill="solid" draw:fill-color="#ffffff" draw:textarea-horizontal-align="center" draw:textarea-vertical-align="top" draw:auto-grow-height="false" fo:padding-top="0.009cm" fo:padding-bottom="0.009cm" fo:padding-left="0.009cm" fo:padding-right="0.009cm" style:run-through="background"/>
    </style:style>
    <style:style style:name="gr10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draw:fill="none" draw:fill-color="#ffffff" draw:textarea-vertical-align="top" draw:auto-grow-height="false" fo:min-height="3.126cm" fo:padding-top="0cm" fo:padding-bottom="0cm" fo:padding-left="0cm" fo:padding-right="0cm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88762679" text:style-name="WWNum1">
        <text:list-item>
          <text:p text:style-name="P63"><text:span text:style-name="T25">Presentación</text:span><text:span text:style-name="T26"> </text:span><text:span text:style-name="T25">de</text:span><text:span text:style-name="T26"> </text:span><text:span text:style-name="T25">proyectos</text:span><text:span text:style-name="T27"> </text:span><text:span text:style-name="T28">de</text:span><text:span text:style-name="T29"> </text:span><text:span text:style-name="T30">ley</text:span></text:p>
        </text:list-item>
      </text:list>
      <text:p text:style-name="P5"><text:span text:style-name="T41">Los</text:span><text:span text:style-name="T42"> </text:span><text:span text:style-name="T41">proyectos</text:span><text:span text:style-name="T42"> </text:span><text:span text:style-name="T41">pueden</text:span><text:span text:style-name="T42"> </text:span><text:span text:style-name="T41">presentarse</text:span><text:span text:style-name="T42"> </text:span><text:span text:style-name="T41">por:</text:span></text:p>
      <text:p text:style-name="P32"/>
      <text:p text:style-name="P15"><draw:polygon text:anchor-type="char" draw:z-index="6" draw:name="Forma1" draw:style-name="gr3" draw:text-style-name="P90" svg:width="0.108cm" svg:height="0.217cm" svg:x="1.585cm" svg:y="0.121cm" svg:viewBox="0 0 109 218" draw:points="0,0 0,218 109,109"><text:p/></draw:polygon><text:span text:style-name="T209">Iniciativa legislativa</text:span><text:span text:style-name="T41">:</text:span><text:span text:style-name="T45"> </text:span><text:span text:style-name="T41">f</text:span><text:span text:style-name="T211">acultad</text:span><text:span text:style-name="T47"> </text:span><text:span text:style-name="T211">que</text:span><text:span text:style-name="T47"> </text:span><text:span text:style-name="T211">corresponde</text:span><text:span text:style-name="T47"> </text:span><text:span text:style-name="T211">a</text:span><text:span text:style-name="T47"> </text:span><text:span text:style-name="T211">los diputados</text:span><text:span text:style-name="T47"> </text:span><text:span text:style-name="T211">y</text:span><text:span text:style-name="T53"> </text:span><text:span text:style-name="T211">senadores.</text:span></text:p>
      <text:p text:style-name="P33"/>
      <text:p text:style-name="P16"><draw:polygon text:anchor-type="char" draw:z-index="7" draw:name="Forma2" draw:style-name="gr3" draw:text-style-name="P90" svg:width="0.108cm" svg:height="0.219cm" svg:x="1.585cm" svg:y="0.124cm" svg:viewBox="0 0 109 220" draw:points="0,0 0,220 109,111"><text:p/></draw:polygon><text:span text:style-name="T209">Iniciativa del Poder Ejecutivo</text:span><text:span text:style-name="T41">: </text:span><text:span text:style-name="T211">facultad del presidente de la</text:span><text:span text:style-name="T57"> </text:span><text:span text:style-name="T211">Nación.</text:span></text:p>
      <text:p text:style-name="P32"/>
      <text:p text:style-name="P17"><draw:g text:anchor-type="char" draw:z-index="0" draw:name="Forma3" draw:style-name="gr4"><draw:rect draw:style-name="gr5" draw:text-style-name="P91" svg:width="14.802cm" svg:height="3.116cm" svg:x="0.002cm" svg:y="2.368cm"><text:p/></draw:rect><draw:polygon draw:style-name="gr6" draw:text-style-name="P92" svg:width="0.359cm" svg:height="0.179cm" svg:x="1.92cm" svg:y="2.357cm" svg:viewBox="0 0 360 180" draw:points="360,0 0,0 180,180"><text:p/></draw:polygon><draw:frame draw:style-name="gr11" draw:text-style-name="P96" svg:width="14.802cm" svg:height="3.126cm" svg:x="0.002cm" svg:y="2.357cm"><draw:text-box><text:p text:style-name="P95"><text:span text:style-name="T217"/></text:p><text:p text:style-name="P95"><text:span text:style-name="T220">T</text:span><text:span text:style-name="T220">o</text:span><text:span text:style-name="T220">d</text:span><text:span text:style-name="T220">o</text:span><text:span text:style-name="T226"> </text:span><text:span text:style-name="T220">p</text:span><text:span text:style-name="T220">r</text:span><text:span text:style-name="T220">o</text:span><text:span text:style-name="T220">y</text:span><text:span text:style-name="T220">e</text:span><text:span text:style-name="T220">c</text:span><text:span text:style-name="T220">t</text:span><text:span text:style-name="T220">o</text:span><text:span text:style-name="T236"> </text:span><text:span text:style-name="T220">d</text:span><text:span text:style-name="T220">e</text:span><text:span text:style-name="T220">b</text:span><text:span text:style-name="T220">e</text:span><text:span text:style-name="T226"> </text:span><text:span text:style-name="T220">i</text:span><text:span text:style-name="T220">n</text:span><text:span text:style-name="T220">g</text:span><text:span text:style-name="T220">r</text:span><text:span text:style-name="T220">e</text:span><text:span text:style-name="T220">s</text:span><text:span text:style-name="T220">a</text:span><text:span text:style-name="T220">r</text:span><text:span text:style-name="T236"> </text:span><text:span text:style-name="T220">a</text:span><text:span text:style-name="T220">l</text:span><text:span text:style-name="T236"> </text:span><text:span text:style-name="T220">C</text:span><text:span text:style-name="T220">o</text:span><text:span text:style-name="T220">n</text:span><text:span text:style-name="T220">g</text:span><text:span text:style-name="T220">r</text:span><text:span text:style-name="T220">e</text:span><text:span text:style-name="T220">s</text:span><text:span text:style-name="T220">o</text:span><text:span text:style-name="T226"> </text:span><text:span text:style-name="T220">p</text:span><text:span text:style-name="T220">o</text:span><text:span text:style-name="T220">r</text:span><text:span text:style-name="T236"> </text:span><text:span text:style-name="T220">u</text:span><text:span text:style-name="T220">n</text:span><text:span text:style-name="T220">a</text:span><text:span text:style-name="T236"> </text:span><text:span text:style-name="T220">d</text:span><text:span text:style-name="T220">e</text:span><text:span text:style-name="T226"> </text:span><text:span text:style-name="T220">l</text:span><text:span text:style-name="T220">a</text:span><text:span text:style-name="T220">s</text:span><text:span text:style-name="T236"> </text:span><text:span text:style-name="T220">d</text:span><text:span text:style-name="T220">o</text:span><text:span text:style-name="T220">s</text:span><text:span text:style-name="T236"> </text:span><text:span text:style-name="T220">c</text:span><text:span text:style-name="T220">á</text:span><text:span text:style-name="T220">m</text:span><text:span text:style-name="T220">a</text:span><text:span text:style-name="T220">r</text:span><text:span text:style-name="T220">a</text:span><text:span text:style-name="T220">s</text:span><text:span text:style-name="T220">:</text:span><text:span text:style-name="T226"> </text:span><text:span text:style-name="T220">l</text:span><text:span text:style-name="T220">a</text:span><text:span text:style-name="T242"> </text:span><text:span text:style-name="T220">d</text:span><text:span text:style-name="T220">e</text:span><text:span text:style-name="T223"> </text:span><text:span text:style-name="T220">D</text:span><text:span text:style-name="T220">i</text:span><text:span text:style-name="T220">p</text:span><text:span text:style-name="T220">u</text:span><text:span text:style-name="T220">t</text:span><text:span text:style-name="T220">a</text:span><text:span text:style-name="T220">d</text:span><text:span text:style-name="T220">o</text:span><text:span text:style-name="T220">s</text:span><text:span text:style-name="T224"> </text:span><text:span text:style-name="T220">o</text:span><text:span text:style-name="T224"> </text:span><text:span text:style-name="T220">l</text:span><text:span text:style-name="T220">a</text:span><text:span text:style-name="T224"> </text:span><text:span text:style-name="T220">d</text:span><text:span text:style-name="T220">e</text:span><text:span text:style-name="T224"> </text:span><text:span text:style-name="T220">S</text:span><text:span text:style-name="T220">e</text:span><text:span text:style-name="T220">n</text:span><text:span text:style-name="T220">a</text:span><text:span text:style-name="T220">d</text:span><text:span text:style-name="T220">o</text:span><text:span text:style-name="T220">r</text:span><text:span text:style-name="T220">e</text:span><text:span text:style-name="T220">s</text:span><text:span text:style-name="T220">.</text:span></text:p><text:p text:style-name="P95"><text:span text:style-name="T220">L</text:span><text:span text:style-name="T220">a</text:span><text:span text:style-name="T241"> </text:span><text:span text:style-name="T220">c</text:span><text:span text:style-name="T220">á</text:span><text:span text:style-name="T220">m</text:span><text:span text:style-name="T220">a</text:span><text:span text:style-name="T220">r</text:span><text:span text:style-name="T220">a</text:span><text:span text:style-name="T241"> </text:span><text:span text:style-name="T220">e</text:span><text:span text:style-name="T220">n</text:span><text:span text:style-name="T223"> </text:span><text:span text:style-name="T220">l</text:span><text:span text:style-name="T220">a</text:span><text:span text:style-name="T241"> </text:span><text:span text:style-name="T220">q</text:span><text:span text:style-name="T220">u</text:span><text:span text:style-name="T220">e</text:span><text:span text:style-name="T241"> </text:span><text:span text:style-name="T220">e</text:span><text:span text:style-name="T220">s</text:span><text:span text:style-name="T223"> </text:span><text:span text:style-name="T220">p</text:span><text:span text:style-name="T220">r</text:span><text:span text:style-name="T220">e</text:span><text:span text:style-name="T220">s</text:span><text:span text:style-name="T220">e</text:span><text:span text:style-name="T220">n</text:span><text:span text:style-name="T220">t</text:span><text:span text:style-name="T220">a</text:span><text:span text:style-name="T220">d</text:span><text:span text:style-name="T220">o</text:span><text:span text:style-name="T241"> </text:span><text:span text:style-name="T220">s</text:span><text:span text:style-name="T220">e</text:span><text:span text:style-name="T241"> </text:span><text:span text:style-name="T220">d</text:span><text:span text:style-name="T220">e</text:span><text:span text:style-name="T220">n</text:span><text:span text:style-name="T220">o</text:span><text:span text:style-name="T220">m</text:span><text:span text:style-name="T220">i</text:span><text:span text:style-name="T220">n</text:span><text:span text:style-name="T220">a</text:span><text:span text:style-name="T223"> </text:span><text:span text:style-name="T220">c</text:span><text:span text:style-name="T220">á</text:span><text:span text:style-name="T220">m</text:span><text:span text:style-name="T220">a</text:span><text:span text:style-name="T220">r</text:span><text:span text:style-name="T220">a</text:span><text:span text:style-name="T241"> </text:span><text:span text:style-name="T220">d</text:span><text:span text:style-name="T220">e</text:span><text:span text:style-name="T223"> </text:span><text:span text:style-name="T220">o</text:span><text:span text:style-name="T220">r</text:span><text:span text:style-name="T220">i</text:span><text:span text:style-name="T220">g</text:span><text:span text:style-name="T220">e</text:span><text:span text:style-name="T220">n</text:span><text:span text:style-name="T220">.</text:span><text:span text:style-name="T241"> </text:span><text:span text:style-name="T220">L</text:span><text:span text:style-name="T220">a</text:span><text:span text:style-name="T242"> </text:span><text:span text:style-name="T220">o</text:span><text:span text:style-name="T220">t</text:span><text:span text:style-name="T220">r</text:span><text:span text:style-name="T220">a</text:span><text:span text:style-name="T241"> </text:span><text:span text:style-name="T220">p</text:span><text:span text:style-name="T220">a</text:span><text:span text:style-name="T220">s</text:span><text:span text:style-name="T220">a</text:span><text:span text:style-name="T223"> </text:span><text:span text:style-name="T220">a</text:span><text:span text:style-name="T223"> </text:span><text:span text:style-name="T220">s</text:span><text:span text:style-name="T220">e</text:span><text:span text:style-name="T220">r</text:span><text:span text:style-name="T223"> </text:span><text:span text:style-name="T220">s</text:span><text:span text:style-name="T220">u</text:span><text:span text:style-name="T223"> </text:span><text:span text:style-name="T220">c</text:span><text:span text:style-name="T220">á</text:span><text:span text:style-name="T220">m</text:span><text:span text:style-name="T220">a</text:span><text:span text:style-name="T220">r</text:span><text:span text:style-name="T220">a</text:span><text:span text:style-name="T223"> </text:span><text:span text:style-name="T220">r</text:span><text:span text:style-name="T220">e</text:span><text:span text:style-name="T220">v</text:span><text:span text:style-name="T220">i</text:span><text:span text:style-name="T220">s</text:span><text:span text:style-name="T220">o</text:span><text:span text:style-name="T220">r</text:span><text:span text:style-name="T220">a</text:span><text:span text:style-name="T220">.</text:span></text:p></draw:text-box></draw:frame></draw:g><draw:polygon text:anchor-type="char" draw:z-index="8" draw:name="Forma4" draw:style-name="gr3" draw:text-style-name="P90" svg:width="0.108cm" svg:height="0.219cm" svg:x="1.585cm" svg:y="0.104cm" svg:viewBox="0 0 109 220" draw:points="0,0 0,220 109,109"><text:p/></draw:polygon><text:span text:style-name="T209">Iniciativa popular</text:span><text:span text:style-name="T41">: </text:span><text:span text:style-name="T211">derecho que permite a los ciudadanos argentinos presentar proyectos ante la Cámara de Diputados,</text:span><text:span text:style-name="T41"> siempre</text:span><text:span text:style-name="T56"> </text:span><text:span text:style-name="T41">que cumplan con los requisitos que determina la Ley 24.747, reglamentaria</text:span><text:span text:style-name="T60"> </text:span><text:span text:style-name="T41">del</text:span><text:span text:style-name="T63"> </text:span><text:span text:style-name="T41">artículo</text:span><text:span text:style-name="T60"> </text:span><text:span text:style-name="T41">39</text:span><text:span text:style-name="T63"> </text:span><text:span text:style-name="T41">de</text:span><text:span text:style-name="T63"> </text:span><text:span text:style-name="T41">la</text:span><text:span text:style-name="T60"> </text:span><text:span text:style-name="T41">Constitución</text:span><text:span text:style-name="T63"> </text:span><text:span text:style-name="T41">Nacional.</text:span></text:p>
      <text:p text:style-name="P37"/>
      <text:p text:style-name="P59"/>
      <text:p text:style-name="P59"/>
      <text:p text:style-name="P59"/>
      <text:p text:style-name="P59"/>
      <text:p text:style-name="P59"/>
      <text:p text:style-name="P37"/>
      <text:p text:style-name="P38"/>
      <text:p text:style-name="P18"><text:span text:style-name="T211">La</text:span><text:span text:style-name="T69"> </text:span><text:span text:style-name="T211">cámara</text:span><text:span text:style-name="T69"> </text:span><text:span text:style-name="T211">de</text:span><text:span text:style-name="T69"> </text:span><text:span text:style-name="T211">origen</text:span><text:span text:style-name="T69"> </text:span><text:span text:style-name="T211">tiene</text:span><text:span text:style-name="T69"> </text:span><text:span text:style-name="T211">el</text:span><text:span text:style-name="T69"> </text:span><text:span text:style-name="T211">privilegio</text:span><text:span text:style-name="T69"> </text:span><text:span text:style-name="T211">de</text:span><text:span text:style-name="T69"> </text:span><text:span text:style-name="T211">poder</text:span><text:span text:style-name="T69"> </text:span><text:span text:style-name="T211">imponer</text:span><text:span text:style-name="T69"> </text:span><text:span text:style-name="T211">su</text:span><text:span text:style-name="T69"> </text:span><text:span text:style-name="T211">criterio</text:span><text:span text:style-name="T73"> </text:span><text:span text:style-name="T211">en</text:span><text:span text:style-name="T75"> </text:span><text:span text:style-name="T211">la</text:span><text:span text:style-name="T73"> </text:span><text:span text:style-name="T211">tercera</text:span><text:span text:style-name="T75"> </text:span><text:span text:style-name="T211">revisión</text:span><text:span text:style-name="T73"> </text:span><text:span text:style-name="T211">del</text:span><text:span text:style-name="T75"> </text:span><text:span text:style-name="T211">proyecto.</text:span><text:span text:style-name="T73"> </text:span><text:span text:style-name="T41">Por</text:span><text:span text:style-name="T74"> </text:span><text:span text:style-name="T41">ello,</text:span><text:span text:style-name="T72"> </text:span><text:span text:style-name="T41">nuestra</text:span><text:span text:style-name="T74"> </text:span><text:span text:style-name="T41">Constitución</text:span><text:span text:style-name="T74"> </text:span><text:span text:style-name="T41">Nacional</text:span><text:span text:style-name="T80"> </text:span><text:span text:style-name="T41">determina</text:span><text:span text:style-name="T80"> </text:span><text:span text:style-name="T41">los</text:span><text:span text:style-name="T74"> </text:span><text:span text:style-name="T41">temas</text:span><text:span text:style-name="T80"> </text:span><text:span text:style-name="T41">que</text:span><text:span text:style-name="T80"> </text:span><text:span text:style-name="T41">deben</text:span><text:span text:style-name="T80"> </text:span><text:span text:style-name="T41">iniciarse</text:span><text:span text:style-name="T74"> </text:span><text:span text:style-name="T41">en</text:span><text:span text:style-name="T80"> </text:span><text:span text:style-name="T41">alguna</text:span><text:span text:style-name="T56"> </text:span><text:span text:style-name="T41">de las cámaras en especial. Los proyectos de ley sobre contribuciones (impuestos) y reclutamiento de tropas deben iniciarse en</text:span><text:span text:style-name="T56"> </text:span><text:span text:style-name="T41">la Cámara de Diputados. Los proyectos que traten los acuerdos</text:span><text:span text:style-name="T45"> </text:span><text:span text:style-name="T41">entre</text:span><text:span text:style-name="T85"> </text:span><text:span text:style-name="T41">la</text:span><text:span text:style-name="T85"> </text:span><text:span text:style-name="T41">Nación</text:span><text:span text:style-name="T85"> </text:span><text:span text:style-name="T41">y</text:span><text:span text:style-name="T85"> </text:span><text:span text:style-name="T41">las</text:span><text:span text:style-name="T85"> </text:span><text:span text:style-name="T41">provincias</text:span><text:span text:style-name="T88"> </text:span><text:span text:style-name="T41">sobre</text:span><text:span text:style-name="T85"> </text:span><text:span text:style-name="T41">la</text:span><text:span text:style-name="T85"> </text:span><text:span text:style-name="T41">coparticipación</text:span><text:span text:style-name="T85"> </text:span><text:span text:style-name="T41">federal</text:span><text:span text:style-name="T85"> </text:span><text:span text:style-name="T41">de</text:span><text:span text:style-name="T52"> </text:span><text:span text:style-name="T41">las</text:span><text:span text:style-name="T60"> </text:span><text:span text:style-name="T41">contribuciones</text:span><text:span text:style-name="T60"> </text:span><text:span text:style-name="T41">deben</text:span><text:span text:style-name="T60"> </text:span><text:span text:style-name="T41">iniciarse</text:span><text:span text:style-name="T60"> </text:span><text:span text:style-name="T41">en</text:span><text:span text:style-name="T60"> </text:span><text:span text:style-name="T41">el</text:span><text:span text:style-name="T60"> </text:span><text:span text:style-name="T41">Senado.</text:span></text:p>
      <text:list xml:id="list202441306823395" text:continue-numbering="true" text:style-name="WWNum1">
        <text:list-item>
          <text:h text:style-name="P60" text:outline-level="2"><text:span text:style-name="T31">Debate</text:span><text:span text:style-name="T32"> </text:span><text:span text:style-name="T31">parlamentario</text:span><text:span text:style-name="T33"> </text:span><text:span text:style-name="T31">en</text:span><text:span text:style-name="T33"> </text:span><text:span text:style-name="T31">las</text:span><text:span text:style-name="T34"> </text:span><text:span text:style-name="T35">cámaras</text:span></text:h>
        </text:list-item>
      </text:list>
      <text:h text:style-name="P1" text:outline-level="3"><text:span text:style-name="T182">Tratamiento</text:span><text:span text:style-name="T184"> </text:span><text:span text:style-name="T182">en</text:span><text:span text:style-name="T185"> </text:span><text:span text:style-name="T182">las</text:span><text:span text:style-name="T185"> </text:span><text:span text:style-name="T182">comisiones</text:span><text:span text:style-name="T184"> </text:span><text:span text:style-name="T182">asesoras</text:span></text:h>
      <text:p text:style-name="P41"/>
      <text:p text:style-name="P2"><text:span text:style-name="T41">En</text:span><text:span text:style-name="T186"> </text:span><text:span text:style-name="T41">ambas</text:span><text:span text:style-name="T189"> </text:span><text:span text:style-name="T41">cámaras</text:span><text:span text:style-name="T186"> </text:span><text:span text:style-name="T41">existen</text:span><text:span text:style-name="T189"> </text:span><text:span text:style-name="T41">distintos</text:span><text:span text:style-name="T189"> </text:span><text:span text:style-name="T41">tipos</text:span><text:span text:style-name="T186"> </text:span><text:span text:style-name="T41">de</text:span><text:span text:style-name="T189"> </text:span><text:span text:style-name="T41">comisiones:</text:span></text:p>
      <text:p text:style-name="P32"/>
      <text:p text:style-name="P19"><draw:polygon text:anchor-type="char" draw:z-index="9" draw:name="Forma5" draw:style-name="gr1" draw:text-style-name="P88" svg:width="0.108cm" svg:height="0.219cm" svg:x="1.6cm" svg:y="0.101cm" svg:viewBox="0 0 109 220" draw:points="0,0 0,220 109,109"><text:p/></draw:polygon><text:span text:style-name="T209">Comisiones</text:span><text:span text:style-name="T64"> </text:span><text:span text:style-name="T209">permanentes</text:span><text:span text:style-name="T64"> </text:span><text:span text:style-name="T209">de</text:span><text:span text:style-name="T64"> </text:span><text:span text:style-name="T209">asesoramiento</text:span><text:span text:style-name="T41">:</text:span><text:span text:style-name="T42"> </text:span><text:span text:style-name="T211">se</text:span><text:span text:style-name="T65"> </text:span><text:span text:style-name="T211">ocupan</text:span><text:span text:style-name="T65"> </text:span><text:span text:style-name="T211">de</text:span><text:span text:style-name="T65"> </text:span><text:span text:style-name="T211">temas</text:span><text:span text:style-name="T57"> </text:span><text:span text:style-name="T211">específicos, como salud, educación, economía, trabajo, discapa</text:span><text:span text:style-name="T192">cidad,</text:span><text:span text:style-name="T193"> </text:span><text:span text:style-name="T192">entre</text:span><text:span text:style-name="T89"> </text:span><text:span text:style-name="T211">otros.</text:span><text:span text:style-name="T193"> </text:span><text:span text:style-name="T211">Están</text:span><text:span text:style-name="T89"> </text:span><text:span text:style-name="T211">integradas</text:span><text:span text:style-name="T193"> </text:span><text:span text:style-name="T211">por</text:span><text:span text:style-name="T89"> </text:span><text:span text:style-name="T211">legisladores</text:span><text:span text:style-name="T193"> </text:span><text:span text:style-name="T211">de</text:span><text:span text:style-name="T89"> </text:span><text:span text:style-name="T211">diferentes</text:span><text:span text:style-name="T57"> </text:span><text:span text:style-name="T211">bloques</text:span><text:span text:style-name="T194"> </text:span><text:span text:style-name="T211">políticos</text:span><text:span text:style-name="T194"> </text:span><text:span text:style-name="T211">de</text:span><text:span text:style-name="T194"> </text:span><text:span text:style-name="T211">manera</text:span><text:span text:style-name="T73"> </text:span><text:span text:style-name="T211">proporcional</text:span><text:span text:style-name="T194"> </text:span><text:span text:style-name="T211">a</text:span><text:span text:style-name="T194"> </text:span><text:span text:style-name="T211">su</text:span><text:span text:style-name="T73"> </text:span><text:span text:style-name="T211">representación.</text:span></text:p>
      <text:p text:style-name="P33"/>
      <text:p text:style-name="P19"><draw:polygon text:anchor-type="char" draw:z-index="10" draw:name="Forma6" draw:style-name="gr1" draw:text-style-name="P88" svg:width="0.108cm" svg:height="0.219cm" svg:x="1.6cm" svg:y="0.134cm" svg:viewBox="0 0 109 220" draw:points="0,0 0,220 109,109"><text:p/></draw:polygon><text:span text:style-name="T209">Comisiones especiales:</text:span><text:span text:style-name="T41"> </text:span><text:span text:style-name="T211">tienen un plazo y un fin determinado y</text:span><text:span text:style-name="T47"> </text:span><text:span text:style-name="T211">concluyen cuando cumplen su objetivo.</text:span><text:span text:style-name="T41"> Comprenden a las comisiones investigadoras, que </text:span><text:span text:style-name="T211">ejercen facultades fiscalizadoras y de</text:span><text:span text:style-name="T57"> </text:span><text:span text:style-name="T211">control de las cámaras sobre temas específicos</text:span><text:span text:style-name="T41">; y a l</text:span><text:span text:style-name="T211">as comisiones</text:span><text:span text:style-name="T194"> </text:span><text:span text:style-name="T211">bicamerales,</text:span><text:span text:style-name="T194"> </text:span><text:span text:style-name="T211">que</text:span><text:span text:style-name="T73"> </text:span><text:span text:style-name="T211">tratan</text:span><text:span text:style-name="T194"> </text:span><text:span text:style-name="T211">temas</text:span><text:span text:style-name="T73"> </text:span><text:span text:style-name="T211">de</text:span><text:span text:style-name="T194"> </text:span><text:span text:style-name="T211">interés</text:span><text:span text:style-name="T73"> </text:span><text:span text:style-name="T211">común</text:span><text:span text:style-name="T194"> </text:span><text:span text:style-name="T211">para</text:span><text:span text:style-name="T194"> </text:span><text:span text:style-name="T211">ambas</text:span><text:span text:style-name="T53"> </text:span><text:span text:style-name="T211">cámaras o cuya complejidad o importancia hagan necesario su</text:span><text:span text:style-name="T47"> </text:span><text:span text:style-name="T211">funcionamiento.</text:span></text:p>
      <text:p text:style-name="P34"/>
      <text:p text:style-name="P19"><text:span text:style-name="T41">Una</text:span><text:span text:style-name="T68"> </text:span><text:span text:style-name="T41">vez</text:span><text:span text:style-name="T68"> </text:span><text:span text:style-name="T41">presentado</text:span><text:span text:style-name="T60"> </text:span><text:span text:style-name="T41">un</text:span><text:span text:style-name="T68"> </text:span><text:span text:style-name="T41">proyecto,</text:span><text:span text:style-name="T68"> </text:span><text:span text:style-name="T41">el</text:span><text:span text:style-name="T60"> </text:span><text:span text:style-name="T41">mismo</text:span><text:span text:style-name="T68"> </text:span><text:span text:style-name="T41">es</text:span><text:span text:style-name="T68"> </text:span><text:span text:style-name="T41">girado</text:span><text:span text:style-name="T60"> </text:span><text:span text:style-name="T41">a</text:span><text:span text:style-name="T68"> </text:span><text:span text:style-name="T41">una</text:span><text:span text:style-name="T68"> </text:span><text:span text:style-name="T41">o</text:span><text:span text:style-name="T60"> </text:span><text:span text:style-name="T41">más</text:span><text:span text:style-name="T56"> </text:span><text:span text:style-name="T41">comisiones</text:span><text:span text:style-name="T195"> </text:span><text:span text:style-name="T41">para</text:span><text:span text:style-name="T68"> </text:span><text:span text:style-name="T41">su</text:span><text:span text:style-name="T68"> </text:span><text:span text:style-name="T41">análisis,</text:span><text:span text:style-name="T68"> </text:span><text:span text:style-name="T41">debate</text:span><text:span text:style-name="T195"> </text:span><text:span text:style-name="T41">y</text:span><text:span text:style-name="T68"> </text:span><text:span text:style-name="T41">consiguiente</text:span><text:span text:style-name="T68"> </text:span><text:span text:style-name="T41">dictamen,</text:span><text:span text:style-name="T68"> </text:span><text:span text:style-name="T41">que</text:span><text:span text:style-name="T56"> </text:span><text:span text:style-name="T41">habilita</text:span><text:span text:style-name="T68"> </text:span><text:span text:style-name="T41">su</text:span><text:span text:style-name="T68"> </text:span><text:span text:style-name="T41">tratamiento</text:span><text:span text:style-name="T60"> </text:span><text:span text:style-name="T41">por</text:span><text:span text:style-name="T68"> </text:span><text:span text:style-name="T41">el</text:span><text:span text:style-name="T60"> </text:span><text:span text:style-name="T41">pleno</text:span><text:span text:style-name="T68"> </text:span><text:span text:style-name="T41">de</text:span><text:span text:style-name="T60"> </text:span><text:span text:style-name="T41">la</text:span><text:span text:style-name="T68"> </text:span><text:span text:style-name="T41">cámara.</text:span></text:p>
      <text:p text:style-name="P83"><draw:g text:anchor-type="char" draw:z-index="1" draw:name="Forma7" draw:style-name="gr10"><draw:rect draw:style-name="gr5" draw:text-style-name="P91" svg:width="14.802cm" svg:height="4.492cm" svg:x="-0.616cm" svg:y="0.076cm"><text:p/></draw:rect><draw:path draw:style-name="gr6" draw:text-style-name="P92" svg:width="0.655cm" svg:height="3.708cm" svg:x="1.009cm" svg:y="0.067cm" svg:viewBox="0 0 656 3709" svg:d="M111 3600l-111-111v220zM111 1990l-111-110v219zM111 459l-111-110v221zM656 0h-360l180 180z"><text:p/></draw:path><draw:custom-shape draw:style-name="gr7" draw:text-style-name="P94" svg:width="14.802cm" svg:height="4.502cm" svg:x="-0.616cm" svg:y="0.064cm"><text:p text:style-name="P93"><text:span text:style-name="T218">Dictamen:</text:span><text:span text:style-name="T225"> </text:span><text:span text:style-name="T218">en</text:span><text:span text:style-name="T226"> </text:span><text:span text:style-name="T218">caso</text:span><text:span text:style-name="T225"> </text:span><text:span text:style-name="T218">de</text:span><text:span text:style-name="T226"> </text:span><text:span text:style-name="T218">existir</text:span><text:span text:style-name="T226"> </text:span><text:span text:style-name="T218">acuerdo</text:span><text:span text:style-name="T225"> </text:span><text:span text:style-name="T218">en</text:span><text:span text:style-name="T226"> </text:span><text:span text:style-name="T218">la</text:span><text:span text:style-name="T225"> </text:span><text:span text:style-name="T218">comisión,</text:span><text:span text:style-name="T226"> </text:span><text:span text:style-name="T220">el</text:span><text:span text:style-name="T226"> </text:span><text:span text:style-name="T220">dictamen</text:span><text:span text:style-name="T225"> </text:span><text:span text:style-name="T220">será</text:span><text:span text:style-name="T226"> </text:span><text:span text:style-name="T220">por</text:span><text:span text:style-name="T222"> </text:span><text:span text:style-name="T234">unanimidad</text:span><text:span text:style-name="T223"> </text:span><text:span text:style-name="T234">o</text:span><text:span text:style-name="T223"> </text:span><text:span text:style-name="T234">por</text:span><text:span text:style-name="T223"> </text:span><text:span text:style-name="T234">mayoría</text:span><text:span text:style-name="T223"> </text:span><text:span text:style-name="T234">con</text:span><text:span text:style-name="T223"> </text:span><text:span text:style-name="T234">disidencias</text:span><text:span text:style-name="T223"> </text:span><text:span text:style-name="T235">de</text:span><text:span text:style-name="T223"> </text:span><text:span text:style-name="T235">algún</text:span><text:span text:style-name="T223"> </text:span><text:span text:style-name="T235">legislador.</text:span><text:span text:style-name="T224"> </text:span><text:span text:style-name="T235">Otras</text:span><text:span text:style-name="T223"> </text:span><text:span text:style-name="T235">veces,</text:span><text:span text:style-name="T222"> </text:span><text:span text:style-name="T234">se</text:span><text:span text:style-name="T226"> </text:span><text:span text:style-name="T234">elaboran</text:span><text:span text:style-name="T226"> </text:span><text:span text:style-name="T234">dos</text:span><text:span text:style-name="T226"> </text:span><text:span text:style-name="T234">o</text:span><text:span text:style-name="T226"> </text:span><text:span text:style-name="T234">más</text:span><text:span text:style-name="T226"> </text:span><text:span text:style-name="T234">dictámenes</text:span><text:span text:style-name="T226"> </text:span><text:span text:style-name="T234">con</text:span><text:span text:style-name="T226"> </text:span><text:span text:style-name="T234">diferentes</text:span><text:span text:style-name="T226"> </text:span><text:span text:style-name="T235">opiniones:</text:span><text:span text:style-name="T226"> </text:span><text:span text:style-name="T235">uno</text:span><text:span text:style-name="T226"> </text:span><text:span text:style-name="T235">por</text:span><text:span text:style-name="T236"> </text:span><text:span text:style-name="T235">la</text:span><text:span text:style-name="T226"> </text:span><text:span text:style-name="T235">ma-</text:span><text:span text:style-name="T222"> </text:span><text:span text:style-name="T220">yoría</text:span><text:span text:style-name="T237"> </text:span><text:span text:style-name="T220">y</text:span><text:span text:style-name="T238"> </text:span><text:span text:style-name="T220">otros</text:span><text:span text:style-name="T238"> </text:span><text:span text:style-name="T220">por</text:span><text:span text:style-name="T238"> </text:span><text:span text:style-name="T220">la</text:span><text:span text:style-name="T238"> </text:span><text:span text:style-name="T220">minoría.</text:span></text:p><text:p text:style-name="P93"><text:span text:style-name="T235">Orden</text:span><text:span text:style-name="T238"> </text:span><text:span text:style-name="T235">del</text:span><text:span text:style-name="T239"> </text:span><text:span text:style-name="T235">Día:</text:span><text:span text:style-name="T238"> </text:span><text:span text:style-name="T235">en</text:span><text:span text:style-name="T239"> </text:span><text:span text:style-name="T235">esta</text:span><text:span text:style-name="T239"> </text:span><text:span text:style-name="T235">publicación</text:span><text:span text:style-name="T238"> </text:span><text:span text:style-name="T235">se</text:span><text:span text:style-name="T239"> </text:span><text:span text:style-name="T235">imprimen</text:span><text:span text:style-name="T238"> </text:span><text:span text:style-name="T235">todos</text:span><text:span text:style-name="T239"> </text:span><text:span text:style-name="T235">los</text:span><text:span text:style-name="T239"> </text:span><text:span text:style-name="T235">dictámenes</text:span><text:span text:style-name="T238"> </text:span><text:span text:style-name="T240">que</text:span><text:span text:style-name="T239"> </text:span><text:span text:style-name="T240">se</text:span><text:span text:style-name="T222"> </text:span><text:span text:style-name="T235">someten</text:span><text:span text:style-name="T236"> </text:span><text:span text:style-name="T235">al</text:span><text:span text:style-name="T236"> </text:span><text:span text:style-name="T235">conocimiento</text:span><text:span text:style-name="T241"> </text:span><text:span text:style-name="T240">del</text:span><text:span text:style-name="T236"> </text:span><text:span text:style-name="T240">resto</text:span><text:span text:style-name="T236"> </text:span><text:span text:style-name="T240">de</text:span><text:span text:style-name="T241"> </text:span><text:span text:style-name="T240">los</text:span><text:span text:style-name="T236"> </text:span><text:span text:style-name="T240">legisladores</text:span><text:span text:style-name="T236"> </text:span><text:span text:style-name="T240">por</text:span><text:span text:style-name="T241"> </text:span><text:span text:style-name="T240">un</text:span><text:span text:style-name="T236"> </text:span><text:span text:style-name="T240">plazo</text:span><text:span text:style-name="T236"> </text:span><text:span text:style-name="T240">de</text:span><text:span text:style-name="T241"> </text:span><text:span text:style-name="T240">ocho</text:span><text:span text:style-name="T222"> </text:span><text:span text:style-name="T218">días,</text:span><text:span text:style-name="T226"> </text:span><text:span text:style-name="T218">para</text:span><text:span text:style-name="T226"> </text:span><text:span text:style-name="T218">que</text:span><text:span text:style-name="T226"> </text:span><text:span text:style-name="T218">puedan</text:span><text:span text:style-name="T226"> </text:span><text:span text:style-name="T218">presentar</text:span><text:span text:style-name="T225"> </text:span><text:span text:style-name="T218">observaciones</text:span><text:span text:style-name="T226"> </text:span><text:span text:style-name="T220">y</text:span><text:span text:style-name="T226"> </text:span><text:span text:style-name="T220">que</text:span><text:span text:style-name="T226"> </text:span><text:span text:style-name="T220">sean</text:span><text:span text:style-name="T226"> </text:span><text:span text:style-name="T220">incluidas</text:span><text:span text:style-name="T226"> </text:span><text:span text:style-name="T220">en</text:span><text:span text:style-name="T226"> </text:span><text:span text:style-name="T220">la</text:span><text:span text:style-name="T242"> </text:span><text:span text:style-name="T220">discusión</text:span><text:span text:style-name="T238"> </text:span><text:span text:style-name="T220">en</text:span><text:span text:style-name="T238"> </text:span><text:span text:style-name="T220">el</text:span><text:span text:style-name="T238"> </text:span><text:span text:style-name="T220">plenario.</text:span></text:p><text:p text:style-name="P93"><text:span text:style-name="T235">Comisión</text:span><text:span text:style-name="T236"> </text:span><text:span text:style-name="T235">de</text:span><text:span text:style-name="T241"> </text:span><text:span text:style-name="T235">Labor</text:span><text:span text:style-name="T236"> </text:span><text:span text:style-name="T235">Parlamentaria:</text:span><text:span text:style-name="T241"> </text:span><text:span text:style-name="T235">cumplido</text:span><text:span text:style-name="T236"> </text:span><text:span text:style-name="T235">el</text:span><text:span text:style-name="T241"> </text:span><text:span text:style-name="T235">proceso</text:span><text:span text:style-name="T236"> </text:span><text:span text:style-name="T235">anterior,</text:span><text:span text:style-name="T241"> </text:span><text:span text:style-name="T235">esta</text:span><text:span text:style-name="T236"> </text:span><text:span text:style-name="T240">comi-</text:span><text:span text:style-name="T222"> </text:span><text:span text:style-name="T234">sión,</text:span><text:span text:style-name="T243"> </text:span><text:span text:style-name="T234">integrada</text:span><text:span text:style-name="T243"> </text:span><text:span text:style-name="T234">por</text:span><text:span text:style-name="T244"> </text:span><text:span text:style-name="T234">los</text:span><text:span text:style-name="T243"> </text:span><text:span text:style-name="T234">presidentes</text:span><text:span text:style-name="T244"> </text:span><text:span text:style-name="T234">de</text:span><text:span text:style-name="T243"> </text:span><text:span text:style-name="T234">los</text:span><text:span text:style-name="T244"> </text:span><text:span text:style-name="T234">bloques,</text:span><text:span text:style-name="T243"> </text:span><text:span text:style-name="T235">decide</text:span><text:span text:style-name="T243"> </text:span><text:span text:style-name="T235">los</text:span><text:span text:style-name="T244"> </text:span><text:span text:style-name="T235">temas</text:span><text:span text:style-name="T243"> </text:span><text:span text:style-name="T235">que</text:span><text:span text:style-name="T244"> </text:span><text:span text:style-name="T235">serán</text:span><text:span text:style-name="T222"> </text:span><text:span text:style-name="T220">tratados</text:span><text:span text:style-name="T238"> </text:span><text:span text:style-name="T220">en</text:span><text:span text:style-name="T238"> </text:span><text:span text:style-name="T220">la</text:span><text:span text:style-name="T238"> </text:span><text:span text:style-name="T220">sesión.</text:span></text:p><draw:enhanced-geometry draw:type="0"/></draw:custom-shape></draw:g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1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71"><text:soft-page-break/><text:span text:style-name="T196">Debate</text:span><text:span text:style-name="T197"> </text:span><text:span text:style-name="T196">parlamentario</text:span><text:span text:style-name="T198"> </text:span><text:span text:style-name="T196">en</text:span><text:span text:style-name="T198"> </text:span><text:span text:style-name="T196">el</text:span><text:span text:style-name="T197"> </text:span><text:span text:style-name="T196">recinto</text:span></text:p>
      <text:p text:style-name="P84"><text:span text:style-name="T41">En</text:span><text:span text:style-name="T186"> </text:span><text:span text:style-name="T41">el</text:span><text:span text:style-name="T189"> </text:span><text:span text:style-name="T41">recinto,</text:span><text:span text:style-name="T189"> </text:span><text:span text:style-name="T41">los</text:span><text:span text:style-name="T189"> </text:span><text:span text:style-name="T41">legisladores</text:span><text:span text:style-name="T189"> </text:span><text:span text:style-name="T41">debaten</text:span><text:span text:style-name="T189"> </text:span><text:span text:style-name="T41">los</text:span><text:span text:style-name="T189"> </text:span><text:span text:style-name="T41">proyectos</text:span><text:span text:style-name="T186"> </text:span><text:span text:style-name="T41">con</text:span><text:span text:style-name="T189"> </text:span><text:span text:style-name="T41">dictamen</text:span><text:span text:style-name="T56"> </text:span><text:span text:style-name="T41">de</text:span><text:span text:style-name="T195"> </text:span><text:span text:style-name="T41">las</text:span><text:span text:style-name="T68"> </text:span><text:span text:style-name="T41">comisiones</text:span><text:span text:style-name="T68"> </text:span><text:span text:style-name="T41">y</text:span><text:span text:style-name="T195"> </text:span><text:span text:style-name="T41">votan</text:span><text:span text:style-name="T68"> </text:span><text:span text:style-name="T41">para</text:span><text:span text:style-name="T68"> </text:span><text:span text:style-name="T41">sancionar</text:span><text:span text:style-name="T68"> </text:span><text:span text:style-name="T41">las</text:span><text:span text:style-name="T195"> </text:span><text:span text:style-name="T41">leyes.</text:span></text:p>
      <text:p text:style-name="P32"/>
      <text:p text:style-name="P20"><text:span text:style-name="T199">Frente a </text:span><text:span text:style-name="T214">temas de gran urgencia o relevancia, un legislador puede</text:span><text:span text:style-name="T50"> </text:span><text:span text:style-name="T215">pedir que un proyecto se trate sobre tablas</text:span><text:span text:style-name="T41">, es decir, </text:span><text:span text:style-name="T215">que se de-</text:span><text:span text:style-name="T59"> </text:span><text:span text:style-name="T215">bata</text:span><text:span text:style-name="T87"> </text:span><text:span text:style-name="T215">en</text:span><text:span text:style-name="T188"> </text:span><text:span text:style-name="T215">el</text:span><text:span text:style-name="T188"> </text:span><text:span text:style-name="T215">recinto</text:span><text:span text:style-name="T188"> </text:span><text:span text:style-name="T215">sin</text:span><text:span text:style-name="T188"> </text:span><text:span text:style-name="T215">haber</text:span><text:span text:style-name="T188"> </text:span><text:span text:style-name="T215">sido</text:span><text:span text:style-name="T188"> </text:span><text:span text:style-name="T215">analizado</text:span><text:span text:style-name="T188"> </text:span><text:span text:style-name="T215">antes</text:span><text:span text:style-name="T188"> </text:span><text:span text:style-name="T215">en</text:span><text:span text:style-name="T188"> </text:span><text:span text:style-name="T215">una</text:span><text:span text:style-name="T188"> </text:span><text:span text:style-name="T215">comisión;</text:span><text:span text:style-name="T56"> </text:span><text:span text:style-name="T215">o que la cámara se constituya en comisión</text:span><text:span text:style-name="T41">, de manera que los</text:span><text:span text:style-name="T45"> </text:span><text:span text:style-name="T41">legisladores reunidos dictaminen sobre el tema y luego continúe</text:span><text:span text:style-name="T56"> </text:span><text:span text:style-name="T41">la</text:span><text:span text:style-name="T68"> </text:span><text:span text:style-name="T41">sesión.</text:span></text:p>
      <text:p text:style-name="P35"/>
      <text:p text:style-name="P20"><text:span text:style-name="T215">Un proyecto de ley aprobado en la cámara de origen pasará luego a ser discutido en la cámara revisora,</text:span><text:span text:style-name="T41"> que </text:span><text:span text:style-name="T215">puede aprobarlo,</text:span><text:span text:style-name="T51"> </text:span><text:span text:style-name="T215">rechazarlo o devolverlo con sus correcciones</text:span><text:span text:style-name="T41">, según el procedimiento</text:span><text:span text:style-name="T60"> </text:span><text:span text:style-name="T41">dispuesto</text:span><text:span text:style-name="T60"> </text:span><text:span text:style-name="T41">por</text:span><text:span text:style-name="T60"> </text:span><text:span text:style-name="T41">nuestra</text:span><text:span text:style-name="T60"> </text:span><text:span text:style-name="T41">Constitución</text:span><text:span text:style-name="T60"> </text:span><text:span text:style-name="T41">Nacional:</text:span></text:p>
      <text:p text:style-name="P44"/>
      <text:p text:style-name="P47"><draw:g text:anchor-type="as-char" draw:z-index="2" draw:name="Forma8" draw:style-name="gr8"><draw:line draw:style-name="gr9" draw:text-style-name="P92" svg:x1="0cm" svg:y1="0cm" svg:x2="11.501cm" svg:y2="0cm"><text:p/></draw:line></draw:g></text:p>
      <text:section text:style-name="Sect1" text:name="Sección1">
        <text:p text:style-name="P4"><text:span text:style-name="T96">Cámara</text:span><text:span text:style-name="T102"> </text:span><text:span text:style-name="T96">de</text:span><text:span text:style-name="T110"> </text:span><text:span text:style-name="T116">orige</text:span><text:span text:style-name="T113">n</text:span></text:p>
        <text:p text:style-name="P73"><draw:line text:anchor-type="char" draw:z-index="11" draw:name="Forma9" draw:style-name="gr2" draw:text-style-name="P89" svg:x1="1.799cm" svg:y1="0.085cm" svg:x2="13.3cm" svg:y2="0.085cm"><text:p/></draw:line><text:span text:style-name="T94">Aprueba</text:span><text:span text:style-name="T99"> </text:span><text:span text:style-name="T94">el</text:span><text:span text:style-name="T107"> </text:span><text:span text:style-name="T113">proyecto</text:span></text:p>
        <text:p text:style-name="P49"/>
        <text:p text:style-name="P45"/>
        <text:p text:style-name="P74"><draw:line text:anchor-type="char" draw:z-index="12" draw:name="Forma10" draw:style-name="gr2" draw:text-style-name="P89" svg:x1="1.799cm" svg:y1="-0.286cm" svg:x2="13.3cm" svg:y2="-0.286cm"><text:p/></draw:line><text:span text:style-name="T94">Aprueba</text:span><text:span text:style-name="T99"> </text:span><text:span text:style-name="T94">el</text:span><text:span text:style-name="T107"> </text:span><text:span text:style-name="T113">proyecto</text:span></text:p>
        <text:p text:style-name="P49"/>
        <text:p text:style-name="P86"/>
        <text:p text:style-name="P78"><draw:line text:anchor-type="char" draw:z-index="13" draw:name="Forma11" draw:style-name="gr2" draw:text-style-name="P89" svg:x1="1.799cm" svg:y1="-0.153cm" svg:x2="13.3cm" svg:y2="-0.153cm"><text:p/></draw:line><draw:line text:anchor-type="char" draw:z-index="14" draw:name="Forma12" draw:style-name="gr2" draw:text-style-name="P89" svg:x1="1.799cm" svg:y1="0.817cm" svg:x2="13.3cm" svg:y2="0.817cm"><text:p/></draw:line><text:span text:style-name="T121">Rechaza </text:span><text:span text:style-name="T122">(desecha)</text:span><text:span text:style-name="T125"> </text:span><text:span text:style-name="T122">el</text:span><text:span text:style-name="T99"> </text:span><text:span text:style-name="T122">proyecto</text:span></text:p>
        <text:p text:style-name="P50"/>
        <text:p text:style-name="P74"><text:span text:style-name="T94">Aprueba</text:span><text:span text:style-name="T99"> </text:span><text:span text:style-name="T94">el</text:span><text:span text:style-name="T99"> </text:span><text:span text:style-name="T113">proyecto</text:span></text:p>
        <text:p text:style-name="P72"><text:span text:style-name="T93">Cámara</text:span><text:span text:style-name="T128"> </text:span><text:span text:style-name="T93">revisora</text:span></text:p>
        <text:p text:style-name="P75"><text:span text:style-name="T113">Aprueba</text:span><text:span text:style-name="T129"> </text:span><text:span text:style-name="T113">el</text:span><text:span text:style-name="T129"> </text:span><text:span text:style-name="T113">proyecto</text:span></text:p>
        <text:p text:style-name="P49"/>
        <text:p text:style-name="P46"/>
        <text:p text:style-name="P11"><text:span text:style-name="T124">Rechaza (desecha)</text:span><text:span text:style-name="T127"> </text:span><text:span text:style-name="T133">el</text:span><text:span text:style-name="T104"> </text:span><text:span text:style-name="T133">proyecto</text:span></text:p>
        <text:p text:style-name="P49"/>
        <text:p text:style-name="P49"/>
        <text:p text:style-name="P49"/>
        <text:p text:style-name="P80"><text:span text:style-name="T92"/></text:p>
        <text:p text:style-name="P79"><text:span text:style-name="T92">Adiciona o corrige</text:span><text:span text:style-name="T136"> </text:span><text:span text:style-name="T93">(por mayoría</text:span><text:span text:style-name="T138"> </text:span><text:span text:style-name="T130">absoluta</text:span><text:span text:style-name="T99"> </text:span><text:span text:style-name="T130">o</text:span><text:span text:style-name="T107"> </text:span><text:span text:style-name="T130">por</text:span><text:span text:style-name="T99"> </text:span><text:span text:style-name="T92">2/3</text:span><text:span text:style-name="T141"> </text:span><text:span text:style-name="T94">de</text:span><text:span text:style-name="T99"> </text:span><text:span text:style-name="T94">los</text:span><text:span text:style-name="T99"> </text:span><text:span text:style-name="T94">votos)</text:span></text:p>
        <text:p text:style-name="P66">Resultado</text:p>
        <text:p text:style-name="P76"><text:span text:style-name="T92">Se</text:span><text:span text:style-name="T144"> </text:span><text:span text:style-name="T92">sanciona</text:span><text:span text:style-name="T144"> </text:span><text:span text:style-name="T92">el</text:span><text:span text:style-name="T144"> </text:span><text:span text:style-name="T92">proyecto</text:span><text:span text:style-name="T144"> </text:span><text:span text:style-name="T92">aprobado</text:span><text:span text:style-name="T144"> </text:span><text:span text:style-name="T92">por</text:span><text:span text:style-name="T144"> </text:span><text:span text:style-name="T92">la</text:span><text:span text:style-name="T125"> </text:span><text:span text:style-name="T93">cámara</text:span><text:span text:style-name="T150"> </text:span><text:span text:style-name="T93">de</text:span><text:span text:style-name="T100"> </text:span><text:span text:style-name="T93">origen.</text:span></text:p>
        <text:p text:style-name="P51"/>
        <text:p text:style-name="P77"><text:span text:style-name="T93">El proyecto no puede volver a tratarse en</text:span><text:span text:style-name="T153"> </text:span><text:span text:style-name="T131">las</text:span><text:span text:style-name="T150"> </text:span><text:span text:style-name="T131">sesiones</text:span><text:span text:style-name="T100"> </text:span><text:span text:style-name="T93">de</text:span><text:span text:style-name="T100"> </text:span><text:span text:style-name="T93">ese</text:span><text:span text:style-name="T100"> </text:span><text:span text:style-name="T93">año.</text:span></text:p>
        <text:p text:style-name="P12"><text:span text:style-name="T93"/></text:p>
        <text:p text:style-name="P52"/>
        <text:p text:style-name="P77"><text:span text:style-name="T93">El proyecto no puede volver a tratarse en</text:span><text:span text:style-name="T153"> </text:span><text:span text:style-name="T131">las</text:span><text:span text:style-name="T150"> </text:span><text:span text:style-name="T131">sesiones</text:span><text:span text:style-name="T100"> </text:span><text:span text:style-name="T93">de</text:span><text:span text:style-name="T100"> </text:span><text:span text:style-name="T93">ese</text:span><text:span text:style-name="T100"> </text:span><text:span text:style-name="T93">año.</text:span></text:p>
        <text:p text:style-name="P53"/>
        <text:p text:style-name="P13"><text:span text:style-name="T180">El proyecto vuelve a la cámara de origen.</text:span><text:span text:style-name="T156"> </text:span><text:span text:style-name="T120">Si</text:span><text:span text:style-name="T147"> </text:span><text:span text:style-name="T120">la</text:span><text:span text:style-name="T160"> </text:span><text:span text:style-name="T120">cámara</text:span><text:span text:style-name="T147"> </text:span><text:span text:style-name="T120">de</text:span><text:span text:style-name="T160"> </text:span><text:span text:style-name="T120">origen</text:span><text:span text:style-name="T160"> </text:span><text:span text:style-name="T120">acepta</text:span><text:span text:style-name="T147"> </text:span><text:span text:style-name="T120">las</text:span><text:span text:style-name="T160"> </text:span><text:span text:style-name="T120">modifi</text:span><text:span text:style-name="T181">caciones,</text:span><text:span text:style-name="T165"> </text:span><text:span text:style-name="T181">se</text:span><text:span text:style-name="T165"> </text:span><text:span text:style-name="T181">sanciona</text:span><text:span text:style-name="T165"> </text:span><text:span text:style-name="T181">el</text:span><text:span text:style-name="T165"> </text:span><text:span text:style-name="T181">texto</text:span><text:span text:style-name="T165"> </text:span><text:span text:style-name="T181">aprobado</text:span><text:span text:style-name="T143"> </text:span><text:span text:style-name="T119">en</text:span><text:span text:style-name="T152"> </text:span><text:span text:style-name="T119">la</text:span><text:span text:style-name="T106"> </text:span><text:span text:style-name="T119">cámara</text:span><text:span text:style-name="T106"> </text:span><text:span text:style-name="T135">revisora.</text:span></text:p>
        <text:p text:style-name="P14"><text:span text:style-name="T180">Si</text:span><text:span text:style-name="T170"> </text:span><text:span text:style-name="T180">la</text:span><text:span text:style-name="T170"> </text:span><text:span text:style-name="T180">cámara</text:span><text:span text:style-name="T170"> </text:span><text:span text:style-name="T180">de</text:span><text:span text:style-name="T170"> </text:span><text:span text:style-name="T180">origen</text:span><text:span text:style-name="T174"> </text:span><text:span text:style-name="T180">insiste</text:span><text:span text:style-name="T170"> </text:span><text:span text:style-name="T180">en</text:span><text:span text:style-name="T170"> </text:span><text:span text:style-name="T180">la</text:span><text:span text:style-name="T170"> </text:span><text:span text:style-name="T180">redac</text:span><text:span text:style-name="T135">ción</text:span><text:span text:style-name="T106"> </text:span><text:span text:style-name="T135">originaria,</text:span><text:span text:style-name="T112"> </text:span><text:span text:style-name="T135">necesita</text:span><text:span text:style-name="T112"> </text:span><text:span text:style-name="T135">alcanzar</text:span><text:span text:style-name="T112"> </text:span><text:span text:style-name="T180">la</text:span><text:span text:style-name="T112"> </text:span><text:span text:style-name="T180">misma</text:span><text:span text:style-name="T155"> </text:span><text:span text:style-name="T180">mayoría</text:span><text:span text:style-name="T177"> </text:span><text:span text:style-name="T180">o</text:span><text:span text:style-name="T177"> </text:span><text:span text:style-name="T180">una</text:span><text:span text:style-name="T149"> </text:span><text:span text:style-name="T180">superior</text:span><text:span text:style-name="T177"> </text:span><text:span text:style-name="T180">que</text:span><text:span text:style-name="T149"> </text:span><text:span text:style-name="T180">la</text:span><text:span text:style-name="T177"> </text:span><text:span text:style-name="T180">de</text:span><text:span text:style-name="T177"> </text:span><text:span text:style-name="T180">la</text:span><text:span text:style-name="T149"> </text:span><text:span text:style-name="T180">cámara</text:span><text:span text:style-name="T162"> </text:span><text:span text:style-name="T180">revisora</text:span><text:span text:style-name="T162"> </text:span><text:span text:style-name="T180">para</text:span><text:span text:style-name="T162"> </text:span><text:span text:style-name="T180">que</text:span><text:span text:style-name="T170"> </text:span><text:span text:style-name="T180">se</text:span><text:span text:style-name="T162"> </text:span><text:span text:style-name="T180">sancione</text:span><text:span text:style-name="T162"> </text:span><text:span text:style-name="T180">como</text:span><text:span text:style-name="T170"> </text:span><text:span text:style-name="T180">ley</text:span><text:span text:style-name="T155"> </text:span><text:span text:style-name="T98">el</text:span><text:span text:style-name="T171"> </text:span><text:span text:style-name="T98">texto</text:span><text:span text:style-name="T171"> </text:span><text:span text:style-name="T98">originalmente</text:span><text:span text:style-name="T171"> </text:span><text:span text:style-name="T98">aprobado.</text:span><text:span text:style-name="T166"> </text:span><text:span text:style-name="T120">En</text:span><text:span text:style-name="T171"> </text:span><text:span text:style-name="T120">caso</text:span><text:span text:style-name="T143"> </text:span><text:span text:style-name="T180">de no lograrlo, queda sancionado el texto</text:span><text:span text:style-name="T155"> </text:span><text:span text:style-name="T180">aprobado</text:span><text:span text:style-name="T106"> </text:span><text:span text:style-name="T180">en</text:span><text:span text:style-name="T106"> </text:span><text:span text:style-name="T180">la</text:span><text:span text:style-name="T106"> </text:span><text:span text:style-name="T180">cámara</text:span><text:span text:style-name="T106"> </text:span><text:span text:style-name="T180">revisora.</text:span></text:p>
        <text:p text:style-name="P14"><text:span text:style-name="T93">(</text:span><text:span text:style-name="T180">En ningún caso, la cámara de origen po</text:span><text:span text:style-name="T181">drá desechar totalmente los proyectos</text:span><text:span text:style-name="T140"> </text:span><text:span text:style-name="T120">modificados</text:span><text:span text:style-name="T147"> </text:span><text:span text:style-name="T120">por</text:span><text:span text:style-name="T147"> </text:span><text:span text:style-name="T120">la</text:span><text:span text:style-name="T147"> </text:span><text:span text:style-name="T120">cámara</text:span><text:span text:style-name="T147"> </text:span><text:span text:style-name="T120">revisora</text:span><text:span text:style-name="T160"> </text:span><text:span text:style-name="T133">ni</text:span><text:span text:style-name="T147"> </text:span><text:span text:style-name="T133">in</text:span><text:span text:style-name="T180">troducir</text:span><text:span text:style-name="T152"> </text:span><text:span text:style-name="T180">nuevas</text:span><text:span text:style-name="T152"> </text:span><text:span text:style-name="T180">adiciones</text:span><text:span text:style-name="T152"> </text:span><text:span text:style-name="T180">o</text:span><text:span text:style-name="T152"> </text:span><text:span text:style-name="T180">correcciones)</text:span><text:span text:style-name="T93">.</text:span></text:p>
      </text:section>
      <text:section text:style-name="Sect2" text:name="Sección2">
        <text:p text:style-name="P54"/>
        <text:p text:style-name="P48"><draw:g text:anchor-type="as-char" draw:z-index="3" draw:name="Forma13" draw:style-name="gr8"><draw:line draw:style-name="gr9" draw:text-style-name="P92" svg:x1="0cm" svg:y1="0cm" svg:x2="11.501cm" svg:y2="0cm"><text:p/></draw:line></draw:g></text:p>
        <text:p text:style-name="P64"/>
      </text:section>
      <text:list xml:id="list202440502645468" text:continue-numbering="true" text:style-name="WWNum1">
        <text:list-item>
          <text:h text:style-name="P61" text:outline-level="2"><text:span text:style-name="T35">Promulgación</text:span><text:span text:style-name="T36"> </text:span><text:span text:style-name="T35">por</text:span><text:span text:style-name="T36"> </text:span><text:span text:style-name="T35">el</text:span><text:span text:style-name="T36"> </text:span><text:span text:style-name="T35">Poder</text:span><text:span text:style-name="T37"> </text:span><text:span text:style-name="T35">Ejecutivo</text:span></text:h>
        </text:list-item>
      </text:list>
      <text:p text:style-name="P85"><text:span text:style-name="T199">Una vez que la Cámara de Senadores y la de Diputados sancionan</text:span><text:span text:style-name="T46"> </text:span><text:span text:style-name="T41">un</text:span><text:span text:style-name="T68"> </text:span><text:span text:style-name="T41">proyecto</text:span><text:span text:style-name="T68"> </text:span><text:span text:style-name="T41">de</text:span><text:span text:style-name="T68"> </text:span><text:span text:style-name="T41">ley,</text:span><text:span text:style-name="T60"> </text:span><text:span text:style-name="T41">éste</text:span><text:span text:style-name="T68"> </text:span><text:span text:style-name="T41">pasa</text:span><text:span text:style-name="T68"> </text:span><text:span text:style-name="T41">al</text:span><text:span text:style-name="T68"> </text:span><text:span text:style-name="T41">Poder</text:span><text:span text:style-name="T60"> </text:span><text:span text:style-name="T41">Ejecutivo.</text:span></text:p>
      <text:p text:style-name="P36"/>
      <text:p text:style-name="P87">El<text:span text:style-name="T216"> </text:span>presidente<text:span text:style-name="T216"> </text:span>de<text:span text:style-name="T216"> </text:span>la<text:span text:style-name="T216"> </text:span>Nación<text:span text:style-name="T216"> </text:span>puede<text:span text:style-name="T216"> </text:span>entonces:</text:p>
      <text:p text:style-name="P32"/>
      <text:p text:style-name="P21"><draw:polygon text:anchor-type="char" draw:z-index="15" draw:name="Forma14" draw:style-name="gr1" draw:text-style-name="P88" svg:width="0.108cm" svg:height="0.217cm" svg:x="1.615cm" svg:y="0.114cm" svg:viewBox="0 0 109 218" draw:points="0,0 0,218 109,109"><text:p/></draw:polygon><text:span text:style-name="T210">Aprobar y promulgar la ley</text:span><text:span text:style-name="T41">: esto </text:span><text:span text:style-name="T215">lo puede hacer a través de un</text:span><text:span text:style-name="T51"> </text:span><text:span text:style-name="T215">decreto</text:span><text:span text:style-name="T91"> </text:span><text:span text:style-name="T215">o</text:span><text:span text:style-name="T91"> </text:span><text:span text:style-name="T215">por</text:span><text:span text:style-name="T87"> </text:span><text:span text:style-name="T215">una</text:span><text:span text:style-name="T91"> </text:span><text:span text:style-name="T215">“promulgación</text:span><text:span text:style-name="T91"> </text:span><text:span text:style-name="T215">de</text:span><text:span text:style-name="T87"> </text:span><text:span text:style-name="T215">hecho”</text:span><text:span text:style-name="T41">,</text:span><text:span text:style-name="T88"> </text:span><text:span text:style-name="T41">ya</text:span><text:span text:style-name="T88"> </text:span><text:span text:style-name="T41">que</text:span><text:span text:style-name="T85"> </text:span><text:span text:style-name="T215">si</text:span><text:span text:style-name="T91"> </text:span><text:span text:style-name="T215">el</text:span><text:span text:style-name="T91"> </text:span><text:span text:style-name="T215">presidente</text:span><text:span text:style-name="T62"> </text:span><text:span text:style-name="T215">no</text:span><text:span text:style-name="T62"> </text:span><text:span text:style-name="T215">se</text:span><text:span text:style-name="T62"> </text:span><text:span text:style-name="T215">pronuncia</text:span><text:span text:style-name="T62"> </text:span><text:span text:style-name="T215">pasados</text:span><text:span text:style-name="T67"> </text:span><text:span text:style-name="T215">10</text:span><text:span text:style-name="T62"> </text:span><text:span text:style-name="T215">días</text:span><text:span text:style-name="T62"> </text:span><text:span text:style-name="T215">hábiles</text:span><text:span text:style-name="T62"> </text:span><text:span text:style-name="T215">desde</text:span><text:span text:style-name="T62"> </text:span><text:span text:style-name="T215">que</text:span><text:span text:style-name="T67"> </text:span><text:span text:style-name="T215">se</text:span><text:span text:style-name="T62"> </text:span><text:span text:style-name="T215">comunicó</text:span><text:span text:style-name="T71"> </text:span><text:span text:style-name="T215">la</text:span><text:span text:style-name="T71"> </text:span><text:span text:style-name="T215">norma,</text:span><text:span text:style-name="T71"> </text:span><text:span text:style-name="T215">se</text:span><text:span text:style-name="T71"> </text:span><text:span text:style-name="T215">promulga</text:span><text:span text:style-name="T71"> </text:span><text:span text:style-name="T215">automáticamente.</text:span></text:p>
      <text:p text:style-name="P36"/>
      <text:p text:style-name="P18"><draw:polygon text:anchor-type="char" draw:z-index="16" draw:name="Forma15" draw:style-name="gr1" draw:text-style-name="P88" svg:width="0.108cm" svg:height="0.219cm" svg:x="1.615cm" svg:y="0.132cm" svg:viewBox="0 0 109 220" draw:points="0,0 0,220 109,109"><text:p/></draw:polygon><text:span text:style-name="T210">Observar</text:span><text:span text:style-name="T77"> </text:span><text:span text:style-name="T210">la</text:span><text:span text:style-name="T82"> </text:span><text:span text:style-name="T210">ley,</text:span><text:span text:style-name="T77"> </text:span><text:span text:style-name="T210">de</text:span><text:span text:style-name="T82"> </text:span><text:span text:style-name="T210">forma</text:span><text:span text:style-name="T82"> </text:span><text:span text:style-name="T210">total</text:span><text:span text:style-name="T77"> </text:span><text:span text:style-name="T210">o</text:span><text:span text:style-name="T82"> </text:span><text:span text:style-name="T210">parcial.</text:span><text:span text:style-name="T80"> </text:span><text:span text:style-name="T215">En</text:span><text:span text:style-name="T79"> </text:span><text:span text:style-name="T215">caso</text:span><text:span text:style-name="T84"> </text:span><text:span text:style-name="T215">de</text:span><text:span text:style-name="T84"> </text:span><text:span text:style-name="T215">veto</text:span><text:span text:style-name="T79"> </text:span><text:span text:style-name="T215">parcial,</text:span><text:span text:style-name="T59"> </text:span><text:span text:style-name="T215">el presidente puede promulgar parcialmente la parte no vetada</text:span><text:span text:style-name="T51"> </text:span><text:span text:style-name="T215">cuando no desvirtúe el espíritu del proyecto sancionado por el</text:span><text:span text:style-name="T51"> </text:span><text:span text:style-name="T215">Congreso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5"/>
      <text:p text:style-name="P65"><draw:g text:anchor-type="char" draw:z-index="4" draw:name="Forma16" draw:style-name="gr4"><draw:rect draw:style-name="gr5" draw:text-style-name="P91" svg:width="14.802cm" svg:height="4.492cm" svg:x="0.002cm" svg:y="-4.834cm"><text:p/></draw:rect><draw:polygon draw:style-name="gr6" draw:text-style-name="P92" svg:width="0.359cm" svg:height="0.179cm" svg:x="1.92cm" svg:y="-4.842cm" svg:viewBox="0 0 360 180" draw:points="360,0 0,0 180,180"><text:p/></draw:polygon><draw:custom-shape draw:style-name="gr7" draw:text-style-name="P94" svg:width="14.802cm" svg:height="4.502cm" svg:x="0.002cm" svg:y="-4.845cm"><text:p text:style-name="P93"><text:span text:style-name="T228">I</text:span><text:span text:style-name="T228">n</text:span><text:span text:style-name="T228">s</text:span><text:span text:style-name="T228">i</text:span><text:span text:style-name="T228">s</text:span><text:span text:style-name="T228">t</text:span><text:span text:style-name="T228">e</text:span><text:span text:style-name="T228">n</text:span><text:span text:style-name="T228">c</text:span><text:span text:style-name="T228">i</text:span><text:span text:style-name="T228">a</text:span><text:span text:style-name="T229"> </text:span><text:span text:style-name="T228">d</text:span><text:span text:style-name="T228">e</text:span><text:span text:style-name="T228">l</text:span><text:span text:style-name="T228"> </text:span><text:span text:style-name="T228">P</text:span><text:span text:style-name="T228">o</text:span><text:span text:style-name="T228">d</text:span><text:span text:style-name="T228">e</text:span><text:span text:style-name="T228">r</text:span><text:span text:style-name="T228"> </text:span><text:span text:style-name="T228">L</text:span><text:span text:style-name="T228">e</text:span><text:span text:style-name="T228">g</text:span><text:span text:style-name="T228">i</text:span><text:span text:style-name="T228">s</text:span><text:span text:style-name="T228">l</text:span><text:span text:style-name="T228">a</text:span><text:span text:style-name="T228">t</text:span><text:span text:style-name="T228">i</text:span><text:span text:style-name="T228">v</text:span><text:span text:style-name="T228">o</text:span></text:p><text:p text:style-name="P93"><text:span text:style-name="T220">E</text:span><text:span text:style-name="T220">n</text:span><text:span text:style-name="T220"> </text:span><text:span text:style-name="T220">c</text:span><text:span text:style-name="T220">a</text:span><text:span text:style-name="T220">s</text:span><text:span text:style-name="T220">o</text:span><text:span text:style-name="T220"> </text:span><text:span text:style-name="T220">d</text:span><text:span text:style-name="T220">e</text:span><text:span text:style-name="T220"> </text:span><text:span text:style-name="T220">q</text:span><text:span text:style-name="T220">u</text:span><text:span text:style-name="T220">e</text:span><text:span text:style-name="T220"> </text:span><text:span text:style-name="T220">e</text:span><text:span text:style-name="T220">l</text:span><text:span text:style-name="T220"> </text:span><text:span text:style-name="T220">p</text:span><text:span text:style-name="T220">r</text:span><text:span text:style-name="T220">e</text:span><text:span text:style-name="T220">s</text:span><text:span text:style-name="T220">i</text:span><text:span text:style-name="T220">d</text:span><text:span text:style-name="T220">e</text:span><text:span text:style-name="T220">n</text:span><text:span text:style-name="T220">t</text:span><text:span text:style-name="T220">e</text:span><text:span text:style-name="T220"> </text:span><text:span text:style-name="T220">o</text:span><text:span text:style-name="T220">b</text:span><text:span text:style-name="T220">s</text:span><text:span text:style-name="T220">e</text:span><text:span text:style-name="T220">r</text:span><text:span text:style-name="T220">v</text:span><text:span text:style-name="T220">e</text:span><text:span text:style-name="T220"> </text:span><text:span text:style-name="T220">l</text:span><text:span text:style-name="T220">a</text:span><text:span text:style-name="T220"> </text:span><text:span text:style-name="T220">l</text:span><text:span text:style-name="T220">e</text:span><text:span text:style-name="T220">y</text:span><text:span text:style-name="T220">,</text:span><text:span text:style-name="T220"> </text:span><text:span text:style-name="T220">e</text:span><text:span text:style-name="T220">l</text:span><text:span text:style-name="T220"> </text:span><text:span text:style-name="T220">p</text:span><text:span text:style-name="T220">r</text:span><text:span text:style-name="T220">o</text:span><text:span text:style-name="T220">y</text:span><text:span text:style-name="T220">e</text:span><text:span text:style-name="T220">c</text:span><text:span text:style-name="T220">t</text:span><text:span text:style-name="T220">o</text:span><text:span text:style-name="T220"> </text:span><text:span text:style-name="T220">v</text:span><text:span text:style-name="T220">u</text:span><text:span text:style-name="T220">e</text:span><text:span text:style-name="T220">l</text:span><text:span text:style-name="T220">v</text:span><text:span text:style-name="T220">e</text:span><text:span text:style-name="T220"> </text:span><text:span text:style-name="T220">a</text:span><text:span text:style-name="T220">l</text:span><text:span text:style-name="T220"> </text:span><text:span text:style-name="T220">P</text:span><text:span text:style-name="T220">o</text:span><text:span text:style-name="T220">d</text:span><text:span text:style-name="T220">e</text:span><text:span text:style-name="T220">r</text:span><text:span text:style-name="T222"> </text:span><text:span text:style-name="T220">L</text:span><text:span text:style-name="T220">e</text:span><text:span text:style-name="T220">g</text:span><text:span text:style-name="T220">i</text:span><text:span text:style-name="T220">s</text:span><text:span text:style-name="T220">l</text:span><text:span text:style-name="T220">a</text:span><text:span text:style-name="T220">t</text:span><text:span text:style-name="T220">i</text:span><text:span text:style-name="T220">v</text:span><text:span text:style-name="T220">o</text:span><text:span text:style-name="T220">,</text:span><text:span text:style-name="T230"> </text:span><text:span text:style-name="T220">q</text:span><text:span text:style-name="T220">u</text:span><text:span text:style-name="T220">e</text:span><text:span text:style-name="T230"> </text:span><text:span text:style-name="T220">p</text:span><text:span text:style-name="T220">u</text:span><text:span text:style-name="T220">e</text:span><text:span text:style-name="T220">d</text:span><text:span text:style-name="T220">e</text:span><text:span text:style-name="T231"> </text:span><text:span text:style-name="T220">a</text:span><text:span text:style-name="T220">c</text:span><text:span text:style-name="T220">e</text:span><text:span text:style-name="T220">p</text:span><text:span text:style-name="T220">t</text:span><text:span text:style-name="T220">a</text:span><text:span text:style-name="T220">r</text:span><text:span text:style-name="T230"> </text:span><text:span text:style-name="T220">l</text:span><text:span text:style-name="T220">a</text:span><text:span text:style-name="T220">s</text:span><text:span text:style-name="T230"> </text:span><text:span text:style-name="T220">o</text:span><text:span text:style-name="T220">b</text:span><text:span text:style-name="T220">s</text:span><text:span text:style-name="T220">e</text:span><text:span text:style-name="T220">r</text:span><text:span text:style-name="T220">v</text:span><text:span text:style-name="T220">a</text:span><text:span text:style-name="T220">c</text:span><text:span text:style-name="T220">i</text:span><text:span text:style-name="T220">o</text:span><text:span text:style-name="T220">n</text:span><text:span text:style-name="T220">e</text:span><text:span text:style-name="T220">s</text:span><text:span text:style-name="T231"> </text:span><text:span text:style-name="T220">o</text:span><text:span text:style-name="T230"> </text:span><text:span text:style-name="T220">i</text:span><text:span text:style-name="T220">n</text:span><text:span text:style-name="T220">s</text:span><text:span text:style-name="T220">i</text:span><text:span text:style-name="T220">s</text:span><text:span text:style-name="T220">t</text:span><text:span text:style-name="T220">i</text:span><text:span text:style-name="T220">r</text:span><text:span text:style-name="T231"> </text:span><text:span text:style-name="T220">e</text:span><text:span text:style-name="T220">n</text:span><text:span text:style-name="T230"> </text:span><text:span text:style-name="T220">s</text:span><text:span text:style-name="T220">u</text:span><text:span text:style-name="T230"> </text:span><text:span text:style-name="T220">s</text:span><text:span text:style-name="T220">a</text:span><text:span text:style-name="T220">n</text:span><text:span text:style-name="T220">c</text:span><text:span text:style-name="T220">i</text:span><text:span text:style-name="T220">ó</text:span><text:span text:style-name="T220">n</text:span><text:span text:style-name="T220">.</text:span></text:p><text:p text:style-name="P93"><text:span text:style-name="T217"/></text:p><text:p text:style-name="P93"><text:span text:style-name="T220">S</text:span><text:span text:style-name="T220">i</text:span><text:span text:style-name="T220"> </text:span><text:span text:style-name="T220">a</text:span><text:span text:style-name="T220">m</text:span><text:span text:style-name="T220">b</text:span><text:span text:style-name="T220">a</text:span><text:span text:style-name="T220">s</text:span><text:span text:style-name="T220"> </text:span><text:span text:style-name="T220">c</text:span><text:span text:style-name="T220">á</text:span><text:span text:style-name="T220">m</text:span><text:span text:style-name="T220">a</text:span><text:span text:style-name="T220">r</text:span><text:span text:style-name="T220">a</text:span><text:span text:style-name="T220">s</text:span><text:span text:style-name="T220"> </text:span><text:span text:style-name="T220">c</text:span><text:span text:style-name="T220">u</text:span><text:span text:style-name="T220">e</text:span><text:span text:style-name="T220">n</text:span><text:span text:style-name="T220">t</text:span><text:span text:style-name="T220">a</text:span><text:span text:style-name="T220">n</text:span><text:span text:style-name="T220"> </text:span><text:span text:style-name="T220">c</text:span><text:span text:style-name="T220">o</text:span><text:span text:style-name="T220">n</text:span><text:span text:style-name="T220"> </text:span><text:span text:style-name="T220">d</text:span><text:span text:style-name="T220">o</text:span><text:span text:style-name="T220">s</text:span><text:span text:style-name="T220"> </text:span><text:span text:style-name="T220">t</text:span><text:span text:style-name="T220">e</text:span><text:span text:style-name="T220">r</text:span><text:span text:style-name="T220">c</text:span><text:span text:style-name="T220">i</text:span><text:span text:style-name="T220">o</text:span><text:span text:style-name="T220">s</text:span><text:span text:style-name="T220"> </text:span><text:span text:style-name="T220">d</text:span><text:span text:style-name="T220">e</text:span><text:span text:style-name="T220"> </text:span><text:span text:style-name="T220">l</text:span><text:span text:style-name="T220">o</text:span><text:span text:style-name="T220">s</text:span><text:span text:style-name="T220"> </text:span><text:span text:style-name="T220">v</text:span><text:span text:style-name="T220">o</text:span><text:span text:style-name="T220">t</text:span><text:span text:style-name="T220">o</text:span><text:span text:style-name="T220">s</text:span><text:span text:style-name="T220"> </text:span><text:span text:style-name="T220">p</text:span><text:span text:style-name="T220">a</text:span><text:span text:style-name="T220">r</text:span><text:span text:style-name="T220">a</text:span><text:span text:style-name="T220"> </text:span><text:span text:style-name="T220">i</text:span><text:span text:style-name="T220">n</text:span><text:span text:style-name="T220">s</text:span><text:span text:style-name="T220">i</text:span><text:span text:style-name="T220">s</text:span><text:span text:style-name="T220">t</text:span><text:span text:style-name="T220">i</text:span><text:span text:style-name="T220">r</text:span><text:span text:style-name="T220"> </text:span><text:span text:style-name="T220">s</text:span><text:span text:style-name="T220">o</text:span><text:span text:style-name="T220">-</text:span><text:span text:style-name="T222"> </text:span><text:span text:style-name="T220">b</text:span><text:span text:style-name="T220">r</text:span><text:span text:style-name="T220">e</text:span><text:span text:style-name="T224"> </text:span><text:span text:style-name="T220">s</text:span><text:span text:style-name="T220">u</text:span><text:span text:style-name="T232"> </text:span><text:span text:style-name="T220">s</text:span><text:span text:style-name="T220">a</text:span><text:span text:style-name="T220">n</text:span><text:span text:style-name="T220">c</text:span><text:span text:style-name="T220">i</text:span><text:span text:style-name="T220">ó</text:span><text:span text:style-name="T220">n</text:span><text:span text:style-name="T232"> </text:span><text:span text:style-name="T220">i</text:span><text:span text:style-name="T220">n</text:span><text:span text:style-name="T220">i</text:span><text:span text:style-name="T220">c</text:span><text:span text:style-name="T220">i</text:span><text:span text:style-name="T220">a</text:span><text:span text:style-name="T220">l</text:span><text:span text:style-name="T220">,</text:span><text:span text:style-name="T232"> </text:span><text:span text:style-name="T220">l</text:span><text:span text:style-name="T220">a</text:span><text:span text:style-name="T232"> </text:span><text:span text:style-name="T220">l</text:span><text:span text:style-name="T220">e</text:span><text:span text:style-name="T220">y</text:span><text:span text:style-name="T232"> </text:span><text:span text:style-name="T220">q</text:span><text:span text:style-name="T220">u</text:span><text:span text:style-name="T220">e</text:span><text:span text:style-name="T220">d</text:span><text:span text:style-name="T220">a</text:span><text:span text:style-name="T232"> </text:span><text:span text:style-name="T220">p</text:span><text:span text:style-name="T220">r</text:span><text:span text:style-name="T220">o</text:span><text:span text:style-name="T220">m</text:span><text:span text:style-name="T220">u</text:span><text:span text:style-name="T220">l</text:span><text:span text:style-name="T220">g</text:span><text:span text:style-name="T220">a</text:span><text:span text:style-name="T220">d</text:span><text:span text:style-name="T220">a</text:span><text:span text:style-name="T232"> </text:span><text:span text:style-name="T220">c</text:span><text:span text:style-name="T220">o</text:span><text:span text:style-name="T220">n</text:span><text:span text:style-name="T220">f</text:span><text:span text:style-name="T220">o</text:span><text:span text:style-name="T220">r</text:span><text:span text:style-name="T220">m</text:span><text:span text:style-name="T220">e</text:span><text:span text:style-name="T232"> </text:span><text:span text:style-name="T220">d</text:span><text:span text:style-name="T220">i</text:span><text:span text:style-name="T220">c</text:span><text:span text:style-name="T220">e</text:span><text:span text:style-name="T232"> </text:span><text:span text:style-name="T220">e</text:span><text:span text:style-name="T220">l</text:span><text:span text:style-name="T232"> </text:span><text:span text:style-name="T220">C</text:span><text:span text:style-name="T220">o</text:span><text:span text:style-name="T220">n</text:span><text:span text:style-name="T220">g</text:span><text:span text:style-name="T220">r</text:span><text:span text:style-name="T220">e</text:span><text:span text:style-name="T220">-</text:span><text:span text:style-name="T222"> </text:span><text:span text:style-name="T220">s</text:span><text:span text:style-name="T220">o</text:span><text:span text:style-name="T220">,</text:span><text:span text:style-name="T220"> </text:span><text:span text:style-name="T220">a</text:span><text:span text:style-name="T220">u</text:span><text:span text:style-name="T220">n</text:span><text:span text:style-name="T220">q</text:span><text:span text:style-name="T220">u</text:span><text:span text:style-name="T220">e</text:span><text:span text:style-name="T220"> </text:span><text:span text:style-name="T220">e</text:span><text:span text:style-name="T220">l</text:span><text:span text:style-name="T220"> </text:span><text:span text:style-name="T220">p</text:span><text:span text:style-name="T220">r</text:span><text:span text:style-name="T220">e</text:span><text:span text:style-name="T220">s</text:span><text:span text:style-name="T220">i</text:span><text:span text:style-name="T220">d</text:span><text:span text:style-name="T220">e</text:span><text:span text:style-name="T220">n</text:span><text:span text:style-name="T220">t</text:span><text:span text:style-name="T220">e</text:span><text:span text:style-name="T220"> </text:span><text:span text:style-name="T220">n</text:span><text:span text:style-name="T220">o</text:span><text:span text:style-name="T220"> </text:span><text:span text:style-name="T220">e</text:span><text:span text:style-name="T220">s</text:span><text:span text:style-name="T220">t</text:span><text:span text:style-name="T220">é</text:span><text:span text:style-name="T220"> </text:span><text:span text:style-name="T220">d</text:span><text:span text:style-name="T220">e</text:span><text:span text:style-name="T220"> </text:span><text:span text:style-name="T220">a</text:span><text:span text:style-name="T220">c</text:span><text:span text:style-name="T220">u</text:span><text:span text:style-name="T220">e</text:span><text:span text:style-name="T220">r</text:span><text:span text:style-name="T220">d</text:span><text:span text:style-name="T220">o</text:span><text:span text:style-name="T220">.</text:span><text:span text:style-name="T220"> </text:span><text:span text:style-name="T220">S</text:span><text:span text:style-name="T220">i</text:span><text:span text:style-name="T220"> </text:span><text:span text:style-name="T220">a</text:span><text:span text:style-name="T220">l</text:span><text:span text:style-name="T220">g</text:span><text:span text:style-name="T220">u</text:span><text:span text:style-name="T220">n</text:span><text:span text:style-name="T220">a</text:span><text:span text:style-name="T220"> </text:span><text:span text:style-name="T220">d</text:span><text:span text:style-name="T220">e</text:span><text:span text:style-name="T220"> </text:span><text:span text:style-name="T220">l</text:span><text:span text:style-name="T220">a</text:span><text:span text:style-name="T220">s</text:span><text:span text:style-name="T220"> </text:span><text:span text:style-name="T220">c</text:span><text:span text:style-name="T220">á</text:span><text:span text:style-name="T220">m</text:span><text:span text:style-name="T220">a</text:span><text:span text:style-name="T220">r</text:span><text:span text:style-name="T220">a</text:span><text:span text:style-name="T220">s</text:span><text:span text:style-name="T220"> </text:span><text:span text:style-name="T220">n</text:span><text:span text:style-name="T220">o</text:span><text:span text:style-name="T227"> </text:span><text:span text:style-name="T220">a</text:span><text:span text:style-name="T220">l</text:span><text:span text:style-name="T220">c</text:span><text:span text:style-name="T220">a</text:span><text:span text:style-name="T220">n</text:span><text:span text:style-name="T220">z</text:span><text:span text:style-name="T220">a</text:span><text:span text:style-name="T232"> </text:span><text:span text:style-name="T220">l</text:span><text:span text:style-name="T220">o</text:span><text:span text:style-name="T220">s</text:span><text:span text:style-name="T232"> </text:span><text:span text:style-name="T220">d</text:span><text:span text:style-name="T220">o</text:span><text:span text:style-name="T220">s</text:span><text:span text:style-name="T233"> </text:span><text:span text:style-name="T220">t</text:span><text:span text:style-name="T220">e</text:span><text:span text:style-name="T220">r</text:span><text:span text:style-name="T220">c</text:span><text:span text:style-name="T220">i</text:span><text:span text:style-name="T220">o</text:span><text:span text:style-name="T220">s</text:span><text:span text:style-name="T232"> </text:span><text:span text:style-name="T220">d</text:span><text:span text:style-name="T220">e</text:span><text:span text:style-name="T233"> </text:span><text:span text:style-name="T220">l</text:span><text:span text:style-name="T220">o</text:span><text:span text:style-name="T220">s</text:span><text:span text:style-name="T232"> </text:span><text:span text:style-name="T220">v</text:span><text:span text:style-name="T220">o</text:span><text:span text:style-name="T220">t</text:span><text:span text:style-name="T220">o</text:span><text:span text:style-name="T220">s</text:span><text:span text:style-name="T220">,</text:span><text:span text:style-name="T233"> </text:span><text:span text:style-name="T220">s</text:span><text:span text:style-name="T220">e</text:span><text:span text:style-name="T232"> </text:span><text:span text:style-name="T220">m</text:span><text:span text:style-name="T220">a</text:span><text:span text:style-name="T220">n</text:span><text:span text:style-name="T220">t</text:span><text:span text:style-name="T220">i</text:span><text:span text:style-name="T220">e</text:span><text:span text:style-name="T220">n</text:span><text:span text:style-name="T220">e</text:span><text:span text:style-name="T233"> </text:span><text:span text:style-name="T220">e</text:span><text:span text:style-name="T220">l</text:span><text:span text:style-name="T232"> </text:span><text:span text:style-name="T220">v</text:span><text:span text:style-name="T220">e</text:span><text:span text:style-name="T220">t</text:span><text:span text:style-name="T220">o</text:span><text:span text:style-name="T232"> </text:span><text:span text:style-name="T220">d</text:span><text:span text:style-name="T220">e</text:span><text:span text:style-name="T220">l</text:span><text:span text:style-name="T233"> </text:span><text:span text:style-name="T220">p</text:span><text:span text:style-name="T220">r</text:span><text:span text:style-name="T220">e</text:span><text:span text:style-name="T220">s</text:span><text:span text:style-name="T220">i</text:span><text:span text:style-name="T220">d</text:span><text:span text:style-name="T220">e</text:span><text:span text:style-name="T220">n</text:span><text:span text:style-name="T220">t</text:span><text:span text:style-name="T220">e</text:span><text:span text:style-name="T232"> </text:span><text:span text:style-name="T220">y</text:span><text:span text:style-name="T222"> </text:span><text:span text:style-name="T220">e</text:span><text:span text:style-name="T220">l</text:span><text:span text:style-name="T224"> </text:span><text:span text:style-name="T220">p</text:span><text:span text:style-name="T220">r</text:span><text:span text:style-name="T220">o</text:span><text:span text:style-name="T220">y</text:span><text:span text:style-name="T220">e</text:span><text:span text:style-name="T220">c</text:span><text:span text:style-name="T220">t</text:span><text:span text:style-name="T220">o</text:span><text:span text:style-name="T224"> </text:span><text:span text:style-name="T220">n</text:span><text:span text:style-name="T220">o</text:span><text:span text:style-name="T224"> </text:span><text:span text:style-name="T220">p</text:span><text:span text:style-name="T220">u</text:span><text:span text:style-name="T220">e</text:span><text:span text:style-name="T220">d</text:span><text:span text:style-name="T220">e</text:span><text:span text:style-name="T224"> </text:span><text:span text:style-name="T220">v</text:span><text:span text:style-name="T220">o</text:span><text:span text:style-name="T220">l</text:span><text:span text:style-name="T220">v</text:span><text:span text:style-name="T220">e</text:span><text:span text:style-name="T220">r</text:span><text:span text:style-name="T232"> </text:span><text:span text:style-name="T220">a</text:span><text:span text:style-name="T224"> </text:span><text:span text:style-name="T220">t</text:span><text:span text:style-name="T220">r</text:span><text:span text:style-name="T220">a</text:span><text:span text:style-name="T220">t</text:span><text:span text:style-name="T220">a</text:span><text:span text:style-name="T220">r</text:span><text:span text:style-name="T220">s</text:span><text:span text:style-name="T220">e</text:span><text:span text:style-name="T224"> </text:span><text:span text:style-name="T220">e</text:span><text:span text:style-name="T220">n</text:span><text:span text:style-name="T224"> </text:span><text:span text:style-name="T220">l</text:span><text:span text:style-name="T220">a</text:span><text:span text:style-name="T220">s</text:span><text:span text:style-name="T232"> </text:span><text:span text:style-name="T220">s</text:span><text:span text:style-name="T220">e</text:span><text:span text:style-name="T220">s</text:span><text:span text:style-name="T220">i</text:span><text:span text:style-name="T220">o</text:span><text:span text:style-name="T220">n</text:span><text:span text:style-name="T220">e</text:span><text:span text:style-name="T220">s</text:span><text:span text:style-name="T224"> </text:span><text:span text:style-name="T220">d</text:span><text:span text:style-name="T220">e</text:span><text:span text:style-name="T224"> </text:span><text:span text:style-name="T220">e</text:span><text:span text:style-name="T220">s</text:span><text:span text:style-name="T220">e</text:span><text:span text:style-name="T224"> </text:span><text:span text:style-name="T220">a</text:span><text:span text:style-name="T220">ñ</text:span><text:span text:style-name="T220">o</text:span><text:span text:style-name="T220">.</text:span></text:p><draw:enhanced-geometry draw:type="0"/></draw:custom-shape></draw:g>9</text:p>
      <text:list xml:id="list202441948535274" text:continue-numbering="true" text:style-name="WWNum1">
        <text:list-item>
          <text:h text:style-name="P62" text:outline-level="2"><text:span text:style-name="T38">Publicación</text:span><text:span text:style-name="T39"> </text:span><text:span text:style-name="T36">en</text:span><text:span text:style-name="T40"> </text:span><text:span text:style-name="T36">el</text:span><text:span text:style-name="T39"> </text:span><text:span text:style-name="T36">Boletín</text:span><text:span text:style-name="T40"> </text:span><text:span text:style-name="T36">Oficial</text:span></text:h>
        </text:list-item>
      </text:list>
      <text:p text:style-name="P31"/>
      <text:p text:style-name="P22"><text:span text:style-name="T215">Para</text:span><text:span text:style-name="T188"> </text:span><text:span text:style-name="T215">hacerse</text:span><text:span text:style-name="T188"> </text:span><text:span text:style-name="T215">efectiva,</text:span><text:span text:style-name="T191"> </text:span><text:span text:style-name="T215">toda</text:span><text:span text:style-name="T188"> </text:span><text:span text:style-name="T215">ley</text:span><text:span text:style-name="T188"> </text:span><text:span text:style-name="T215">promulgada</text:span><text:span text:style-name="T191"> </text:span><text:span text:style-name="T215">debe</text:span><text:span text:style-name="T188"> </text:span><text:span text:style-name="T215">ser</text:span><text:span text:style-name="T188"> </text:span><text:span text:style-name="T215">publicada</text:span><text:span text:style-name="T191"> </text:span><text:span text:style-name="T215">en</text:span><text:span text:style-name="T59"> </text:span><text:span text:style-name="T215">el Boletín Oficial de la República Argentina</text:span><text:span text:style-name="T200"> </text:span><text:span text:style-name="T215">que</text:span><text:span text:style-name="T202"> </text:span><text:span text:style-name="T215">es</text:span><text:span text:style-name="T202"> </text:span><text:span text:style-name="T215">el</text:span><text:span text:style-name="T202"> </text:span><text:span text:style-name="T215">órgano</text:span><text:span text:style-name="T202"> </text:span><text:span text:style-name="T215">de</text:span><text:span text:style-name="T202"> </text:span><text:span text:style-name="T215">difusión</text:span><text:span text:style-name="T202"> </text:span><text:span text:style-name="T215">a</text:span><text:span text:style-name="T202"> </text:span><text:span text:style-name="T215">través</text:span><text:span text:style-name="T59"> </text:span><text:span text:style-name="T215">del</text:span><text:span text:style-name="T205"> </text:span><text:span text:style-name="T215">cual</text:span><text:span text:style-name="T208"> </text:span><text:span text:style-name="T215">se</text:span><text:span text:style-name="T205"> </text:span><text:span text:style-name="T215">publican</text:span><text:span text:style-name="T208"> </text:span><text:span text:style-name="T215">las</text:span><text:span text:style-name="T205"> </text:span><text:span text:style-name="T215">leyes</text:span><text:span text:style-name="T208"> </text:span><text:span text:style-name="T215">sancionadas</text:span><text:span text:style-name="T208"> </text:span><text:span text:style-name="T215">por</text:span><text:span text:style-name="T205"> </text:span><text:span text:style-name="T215">el</text:span><text:span text:style-name="T208"> </text:span><text:span text:style-name="T215">Congreso</text:span><text:span text:style-name="T205"> </text:span><text:span text:style-name="T215">de</text:span><text:span text:style-name="T208"> </text:span><text:span text:style-name="T215">la</text:span><text:span text:style-name="T55"> </text:span><text:span text:style-name="T215">Nación</text:span><text:span text:style-name="T67"> </text:span><text:span text:style-name="T215">y</text:span><text:span text:style-name="T67"> </text:span><text:span text:style-name="T215">los</text:span><text:span text:style-name="T67"> </text:span><text:span text:style-name="T215">actos</text:span><text:span text:style-name="T44"> </text:span><text:span text:style-name="T215">emanados</text:span><text:span text:style-name="T67"> </text:span><text:span text:style-name="T215">del</text:span><text:span text:style-name="T67"> </text:span><text:span text:style-name="T215">Poder</text:span><text:span text:style-name="T44"> </text:span><text:span text:style-name="T215">Ejecutivo.</text:span></text:p>
      <text:p text:style-name="P36"/>
      <text:p text:style-name="P23"><text:span text:style-name="T215">La publicación</text:span><text:span text:style-name="T41"> de una norma en el Boletín Oficial de la República</text:span><text:span text:style-name="T56"> </text:span><text:span text:style-name="T41">Argentina </text:span><text:span text:style-name="T215">es un paso necesario y obligatorio para que la misma</text:span><text:span text:style-name="T51"> </text:span><text:span text:style-name="T215">pueda</text:span><text:span text:style-name="T71"> </text:span><text:span text:style-name="T215">entrar</text:span><text:span text:style-name="T62"> </text:span><text:span text:style-name="T215">en</text:span><text:span text:style-name="T62"> </text:span><text:span text:style-name="T215">vigencia.</text:span></text:p>
      <text:p text:style-name="P35"/>
      <text:p text:style-name="P9"><text:span text:style-name="T41">Se</text:span><text:span text:style-name="T45"> </text:span><text:span text:style-name="T41">completa</text:span><text:span text:style-name="T183"> </text:span><text:span text:style-name="T41">así</text:span><text:span text:style-name="T183"> </text:span><text:span text:style-name="T41">el</text:span><text:span text:style-name="T45"> </text:span><text:span text:style-name="T41">proceso</text:span><text:span text:style-name="T183"> </text:span><text:span text:style-name="T41">legislativo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6"/>
      <text:p text:style-name="P68"><draw:g text:anchor-type="char" draw:z-index="5" draw:name="Forma17" draw:style-name="gr4"><draw:rect draw:style-name="gr5" draw:text-style-name="P91" svg:width="14.802cm" svg:height="4.492cm" svg:x="0.002cm" svg:y="-4.834cm"><text:p/></draw:rect><draw:polygon draw:style-name="gr6" draw:text-style-name="P92" svg:width="0.361cm" svg:height="0.179cm" svg:x="1.68cm" svg:y="-4.842cm" svg:viewBox="0 0 362 180" draw:points="362,0 0,0 180,180"><text:p/></draw:polygon><draw:custom-shape draw:style-name="gr7" draw:text-style-name="P94" svg:width="14.802cm" svg:height="4.502cm" svg:x="0.002cm" svg:y="-4.845cm"><text:p text:style-name="P93"><text:span text:style-name="T217"/></text:p><text:p text:style-name="P93"><text:span text:style-name="T218">P</text:span><text:span text:style-name="T218">a</text:span><text:span text:style-name="T218">r</text:span><text:span text:style-name="T218">a</text:span><text:span text:style-name="T219"> </text:span><text:span text:style-name="T218">m</text:span><text:span text:style-name="T218">a</text:span><text:span text:style-name="T218">y</text:span><text:span text:style-name="T218">o</text:span><text:span text:style-name="T218">r</text:span><text:span text:style-name="T219"> </text:span><text:span text:style-name="T218">i</text:span><text:span text:style-name="T218">n</text:span><text:span text:style-name="T218">f</text:span><text:span text:style-name="T218">o</text:span><text:span text:style-name="T218">r</text:span><text:span text:style-name="T218">m</text:span><text:span text:style-name="T218">a</text:span><text:span text:style-name="T218">c</text:span><text:span text:style-name="T218">i</text:span><text:span text:style-name="T218">ó</text:span><text:span text:style-name="T218">n</text:span><text:span text:style-name="T219"> </text:span><text:span text:style-name="T218">s</text:span><text:span text:style-name="T218">o</text:span><text:span text:style-name="T218">b</text:span><text:span text:style-name="T218">r</text:span><text:span text:style-name="T218">e</text:span><text:span text:style-name="T219"> </text:span><text:span text:style-name="T218">e</text:span><text:span text:style-name="T218">l</text:span><text:span text:style-name="T219"> </text:span><text:span text:style-name="T220">p</text:span><text:span text:style-name="T220">r</text:span><text:span text:style-name="T220">o</text:span><text:span text:style-name="T220">c</text:span><text:span text:style-name="T220">e</text:span><text:span text:style-name="T220">s</text:span><text:span text:style-name="T220">o</text:span><text:span text:style-name="T219"> </text:span><text:span text:style-name="T220">d</text:span><text:span text:style-name="T220">e</text:span><text:span text:style-name="T219"> </text:span><text:span text:style-name="T220">f</text:span><text:span text:style-name="T220">o</text:span><text:span text:style-name="T220">r</text:span><text:span text:style-name="T220">m</text:span><text:span text:style-name="T220">a</text:span><text:span text:style-name="T220">c</text:span><text:span text:style-name="T220">i</text:span><text:span text:style-name="T220">ó</text:span><text:span text:style-name="T220">n</text:span><text:span text:style-name="T219"> </text:span><text:span text:style-name="T220">y</text:span><text:span text:style-name="T219"> </text:span><text:span text:style-name="T220">s</text:span><text:span text:style-name="T220">a</text:span><text:span text:style-name="T220">n</text:span><text:span text:style-name="T220">c</text:span><text:span text:style-name="T220">i</text:span><text:span text:style-name="T220">ó</text:span><text:span text:style-name="T220">n</text:span><text:span text:style-name="T219"> </text:span><text:span text:style-name="T220">d</text:span><text:span text:style-name="T220">e</text:span><text:span text:style-name="T221"> </text:span><text:span text:style-name="T220">l</text:span><text:span text:style-name="T220">e</text:span><text:span text:style-name="T220">y</text:span><text:span text:style-name="T220">e</text:span><text:span text:style-name="T220">s</text:span><text:span text:style-name="T220">,</text:span><text:span text:style-name="T222"> </text:span><text:span text:style-name="T220">p</text:span><text:span text:style-name="T220">o</text:span><text:span text:style-name="T220">d</text:span><text:span text:style-name="T220">é</text:span><text:span text:style-name="T220">s</text:span><text:span text:style-name="T223"> </text:span><text:span text:style-name="T220">i</text:span><text:span text:style-name="T220">n</text:span><text:span text:style-name="T220">g</text:span><text:span text:style-name="T220">r</text:span><text:span text:style-name="T220">e</text:span><text:span text:style-name="T220">s</text:span><text:span text:style-name="T220">a</text:span><text:span text:style-name="T220">r</text:span><text:span text:style-name="T224"> </text:span><text:span text:style-name="T220">a</text:span><text:span text:style-name="T224"> </text:span></text:p><text:p text:style-name="P93"><text:span text:style-name="T217"/></text:p><text:p text:style-name="P93"><text:span text:style-name="T220">P</text:span><text:span text:style-name="T220">a</text:span><text:span text:style-name="T220">r</text:span><text:span text:style-name="T220">a</text:span><text:span text:style-name="T225"> </text:span><text:span text:style-name="T220">c</text:span><text:span text:style-name="T220">o</text:span><text:span text:style-name="T220">n</text:span><text:span text:style-name="T220">s</text:span><text:span text:style-name="T220">u</text:span><text:span text:style-name="T220">l</text:span><text:span text:style-name="T220">t</text:span><text:span text:style-name="T220">a</text:span><text:span text:style-name="T220">r</text:span><text:span text:style-name="T225"> </text:span><text:span text:style-name="T220">e</text:span><text:span text:style-name="T220">l</text:span><text:span text:style-name="T225"> </text:span><text:span text:style-name="T220">l</text:span><text:span text:style-name="T220">i</text:span><text:span text:style-name="T220">s</text:span><text:span text:style-name="T220">t</text:span><text:span text:style-name="T220">a</text:span><text:span text:style-name="T220">d</text:span><text:span text:style-name="T220">o</text:span><text:span text:style-name="T225"> </text:span><text:span text:style-name="T220">c</text:span><text:span text:style-name="T220">o</text:span><text:span text:style-name="T220">m</text:span><text:span text:style-name="T220">p</text:span><text:span text:style-name="T220">l</text:span><text:span text:style-name="T220">e</text:span><text:span text:style-name="T220">t</text:span><text:span text:style-name="T220">o</text:span><text:span text:style-name="T225"> </text:span><text:span text:style-name="T220">d</text:span><text:span text:style-name="T220">e</text:span><text:span text:style-name="T225"> </text:span><text:span text:style-name="T220">c</text:span><text:span text:style-name="T220">o</text:span><text:span text:style-name="T220">m</text:span><text:span text:style-name="T220">i</text:span><text:span text:style-name="T220">s</text:span><text:span text:style-name="T220">i</text:span><text:span text:style-name="T220">o</text:span><text:span text:style-name="T220">n</text:span><text:span text:style-name="T220">e</text:span><text:span text:style-name="T220">s</text:span><text:span text:style-name="T225"> </text:span><text:span text:style-name="T220">p</text:span><text:span text:style-name="T220">a</text:span><text:span text:style-name="T220">r</text:span><text:span text:style-name="T220">l</text:span><text:span text:style-name="T220">a</text:span><text:span text:style-name="T220">m</text:span><text:span text:style-name="T220">e</text:span><text:span text:style-name="T220">n</text:span><text:span text:style-name="T220">t</text:span><text:span text:style-name="T220">a</text:span><text:span text:style-name="T220">r</text:span><text:span text:style-name="T220">i</text:span><text:span text:style-name="T220">a</text:span><text:span text:style-name="T220">s</text:span><text:span text:style-name="T226"> </text:span><text:span text:style-name="T220">o</text:span><text:span text:style-name="T225"> </text:span><text:span text:style-name="T220">b</text:span><text:span text:style-name="T220">u</text:span><text:span text:style-name="T220">s</text:span><text:span text:style-name="T220">c</text:span><text:span text:style-name="T220">a</text:span><text:span text:style-name="T220">r</text:span><text:span text:style-name="T222"> </text:span><text:span text:style-name="T220">p</text:span><text:span text:style-name="T220">r</text:span><text:span text:style-name="T220">o</text:span><text:span text:style-name="T220">y</text:span><text:span text:style-name="T220">e</text:span><text:span text:style-name="T220">c</text:span><text:span text:style-name="T220">t</text:span><text:span text:style-name="T220">o</text:span><text:span text:style-name="T220">s</text:span><text:span text:style-name="T220"> </text:span><text:span text:style-name="T220">d</text:span><text:span text:style-name="T220">e</text:span><text:span text:style-name="T220"> </text:span><text:span text:style-name="T220">l</text:span><text:span text:style-name="T220">e</text:span><text:span text:style-name="T220">y</text:span><text:span text:style-name="T220"> </text:span><text:span text:style-name="T220">p</text:span><text:span text:style-name="T220">o</text:span><text:span text:style-name="T220">r</text:span><text:span text:style-name="T220"> </text:span><text:span text:style-name="T220">s</text:span><text:span text:style-name="T220">u</text:span><text:span text:style-name="T220"> </text:span><text:span text:style-name="T220">n</text:span><text:span text:style-name="T220">ú</text:span><text:span text:style-name="T220">m</text:span><text:span text:style-name="T220">e</text:span><text:span text:style-name="T220">r</text:span><text:span text:style-name="T220">o</text:span><text:span text:style-name="T220">,</text:span><text:span text:style-name="T220"> </text:span><text:span text:style-name="T220">o</text:span><text:span text:style-name="T220">r</text:span><text:span text:style-name="T220">i</text:span><text:span text:style-name="T220">g</text:span><text:span text:style-name="T220">e</text:span><text:span text:style-name="T220">n</text:span><text:span text:style-name="T220"> </text:span><text:span text:style-name="T220">o</text:span><text:span text:style-name="T220"> </text:span><text:span text:style-name="T220">p</text:span><text:span text:style-name="T220">a</text:span><text:span text:style-name="T220">l</text:span><text:span text:style-name="T220">a</text:span><text:span text:style-name="T220">b</text:span><text:span text:style-name="T220">r</text:span><text:span text:style-name="T220">a</text:span><text:span text:style-name="T220"> </text:span><text:span text:style-name="T220">c</text:span><text:span text:style-name="T220">l</text:span><text:span text:style-name="T220">a</text:span><text:span text:style-name="T220">v</text:span><text:span text:style-name="T220">e</text:span><text:span text:style-name="T220">,</text:span><text:span text:style-name="T220"> </text:span><text:span text:style-name="T220">i</text:span><text:span text:style-name="T220">n</text:span><text:span text:style-name="T220">g</text:span><text:span text:style-name="T220">r</text:span><text:span text:style-name="T220">e</text:span><text:span text:style-name="T220">s</text:span><text:span text:style-name="T220">á</text:span><text:span text:style-name="T220"> </text:span><text:span text:style-name="T220">a</text:span><text:span text:style-name="T220">:</text:span><text:span text:style-name="T227"> </text:span><text:span text:style-name="T220">y</text:span><text:span text:style-name="T224"> </text:span></text:p><draw:enhanced-geometry draw:type="0"/></draw:custom-shape></draw:g><text:span text:style-name="T93">1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Verdana" fo:font-family="Verdana" style:font-family-generic="roman" style:font-pitch="variable" fo:language="es" fo:country="ES" style:font-name-asian="Verdana1" style:font-family-asian="Verdana" style:font-family-generic-asian="system" style:font-pitch-asian="variable" style:language-asian="en" style:country-asian="US" style:font-name-complex="Verdana1" style:font-family-complex="Verdan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Verdana" fo:font-family="Verdana" style:font-family-generic="roman" style:font-pitch="variable" fo:font-size="10pt" fo:language="es" fo:country="ES" style:font-name-asian="Verdana1" style:font-family-asian="Verdana" style:font-family-generic-asian="system" style:font-pitch-asian="variable" style:font-size-asian="10pt" style:language-asian="en" style:country-asian="US" style:font-name-complex="Verdana1" style:font-family-complex="Verdana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78cm" fo:margin-right="0cm" fo:margin-top="0.143cm" fo:margin-bottom="0cm" style:contextual-spacing="false" fo:text-indent="0cm" style:auto-text-indent="false"/>
      <style:text-properties style:font-name="Tahoma" fo:font-family="Tahoma" style:font-family-generic="roman" style:font-pitch="variable" fo:font-size="22pt" fo:language="es" fo:country="ES" style:font-name-asian="Tahoma1" style:font-family-asian="Tahoma" style:font-family-generic-asian="system" style:font-pitch-asian="variable" style:font-size-asian="22pt" style:language-asian="en" style:country-asian="US" style:font-name-complex="Tahoma1" style:font-family-complex="Tahoma" style:font-family-generic-complex="system" style:font-pitch-complex="variable" style:font-size-complex="22pt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1.002cm" fo:margin-right="0cm" fo:text-align="center" style:justify-single-word="false" fo:text-indent="0cm" style:auto-text-indent="false"/>
      <style:text-properties style:font-name="Arial" fo:font-family="Arial" style:font-family-generic="roman" style:font-pitch="variable" fo:font-size="10pt" fo:language="es" fo:country="E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1.002cm" fo:margin-right="1.048cm" fo:margin-top="0.563cm" fo:margin-bottom="0cm" style:contextual-spacing="false" fo:text-align="center" style:justify-single-word="false" fo:text-indent="0cm" style:auto-text-indent="false"/>
      <style:text-properties style:font-name="Tahoma" fo:font-family="Tahoma" style:font-family-generic="roman" style:font-pitch="variable" fo:font-size="35pt" fo:language="es" fo:country="ES" fo:font-weight="bold" style:font-name-asian="Tahoma1" style:font-family-asian="Tahoma" style:font-family-generic-asian="system" style:font-pitch-asian="variable" style:font-size-asian="35pt" style:language-asian="en" style:country-asian="US" style:font-weight-asian="bold" style:font-name-complex="Tahoma1" style:font-family-complex="Tahoma" style:font-family-generic-complex="system" style:font-pitch-complex="variable" style:font-size-complex="35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699cm" fo:margin-right="0cm" fo:margin-top="0.143cm" fo:margin-bottom="0cm" style:contextual-spacing="false" fo:text-indent="0cm" style:auto-text-indent="false"/>
      <style:text-properties style:font-name="Tahoma" fo:font-family="Tahoma" style:font-family-generic="roman" style:font-pitch="variable" fo:language="es" fo:country="ES" style:font-name-asian="Tahoma1" style:font-family-asian="Tahoma" style:font-family-generic-asian="system" style:font-pitch-asian="variable" style:language-asian="en" style:country-asian="US" style:font-name-complex="Tahoma1" style:font-family-complex="Tahoma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etter-spacing="-0.018cm" fo:language="es" fo:country="ES" style:language-asian="en" style:country-asian="US" style:language-complex="ar" style:country-complex="SA" style:text-scale="6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99cm" fo:margin-left="1.699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99cm" fo:margin-left="3.004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99cm" fo:margin-left="4.31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99cm" fo:margin-left="5.625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99cm" fo:margin-left="6.936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99cm" fo:margin-left="8.246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99cm" fo:margin-left="9.557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99cm" fo:margin-left="10.86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99cm" fo:margin-left="12.17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.94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21.001cm" style:num-format="1" style:print-orientation="portrait" fo:margin-top="1.94cm" fo:margin-bottom="0.494cm" fo:margin-left="0cm" fo:margin-right="0cm" style:writing-mode="lr-tb" style:layout-grid-color="#c0c0c0" style:layout-grid-lines="1856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1.729cm" fo:margin-bottom="0cm" fo:margin-left="0cm" fo:margin-right="0cm" style:writing-mode="lr-tb" style:layout-grid-color="#c0c0c0" style:layout-grid-lines="192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.94cm" fo:margin-bottom="0cm" fo:margin-left="0cm" fo:margin-right="0cm" style:writing-mode="lr-tb" style:layout-grid-color="#c0c0c0" style:layout-grid-lines="190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4.801cm" fo:page-height="21.001cm" style:num-format="1" style:print-orientation="portrait" fo:margin-top="1.588cm" fo:margin-bottom="0cm" fo:margin-left="0cm" fo:margin-right="0cm" style:writing-mode="lr-tb" style:layout-grid-color="#c0c0c0" style:layout-grid-lines="194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.552cm" fo:margin-bottom="0cm" fo:margin-left="0cm" fo:margin-right="0cm" style:writing-mode="lr-tb" style:layout-grid-color="#c0c0c0" style:layout-grid-lines="194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4" draw:style-name="Mdp1"/>
    <style:master-page style:name="Converted4" style:page-layout-name="Mpm3" draw:style-name="Mdp1"/>
    <style:master-page style:name="Converted5" style:page-layout-name="Mpm4" draw:style-name="Mdp1"/>
    <style:master-page style:name="Converted6" style:page-layout-name="Mpm4" draw:style-name="Mdp1"/>
    <style:master-page style:name="Converted7" style:page-layout-name="Mpm4" draw:style-name="Mdp1"/>
    <style:master-page style:name="Converted8" style:page-layout-name="Mpm3" draw:style-name="Mdp1"/>
    <style:master-page style:name="Converted9" style:page-layout-name="Mpm5" draw:style-name="Mdp1"/>
    <style:master-page style:name="Converted10" style:page-layout-name="Mpm2" draw:style-name="Mdp1"/>
    <style:master-page style:name="Converted11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9:54:26</meta:creation-date>
    <dc:date>2022-10-11T20:24:39.223330451</dc:date>
    <meta:editing-duration>PT32M12S</meta:editing-duration>
    <meta:generator>LibreOffice/7.3.6.2$Linux_X86_64 LibreOffice_project/30$Build-2</meta:generator>
    <meta:editing-cycles>6</meta:editing-cycles>
    <meta:document-statistic meta:table-count="0" meta:image-count="0" meta:object-count="0" meta:page-count="5" meta:paragraph-count="45" meta:word-count="764" meta:character-count="4758" meta:non-whitespace-character-count="4041"/>
    <meta:user-defined meta:name="AppVersion">12.0000</meta:user-defined>
    <meta:user-defined meta:name="Created" meta:value-type="date">2017-04-10T00:00:00</meta:user-defined>
    <meta:user-defined meta:name="Creator">Adobe InDesign CS6 (Windows)</meta:user-defined>
    <meta:user-defined meta:name="LastSaved" meta:value-type="date">2022-10-10T00:00:00</meta:user-defined>
    <meta:template xlink:type="simple" xlink:actuate="onRequest" xlink:title="Normal" xlink:href=""/>
  </office:meta>
</office:document-meta>
</file>